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, Cumberland" style:font-family-generic="swiss"/>
    <style:font-face style:name="Bitstream Vera Sans" svg:font-family="'Bitstream Vera Sans', Arial" style:font-family-generic="swiss"/>
    <style:font-face style:name="Microsoft Sans Serif2" svg:font-family="'Microsoft Sans Serif'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Gras" style:font-family-generic="modern" style:font-pitch="fixed"/>
    <style:font-face style:name="DejaVu Serif" svg:font-family="'DejaVu Serif'" style:font-family-generic="roman" style:font-pitch="variable"/>
    <style:font-face style:name="Palatino Linotype" svg:font-family="'Palatino Linotype'" style:font-adornments="Gras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Estrangelo Edessa" svg:font-family="'Estrangelo Edessa'" style:font-family-generic="script" style:font-pitch="variable"/>
    <style:font-face style:name="Estrangelo Edessa1" svg:font-family="'Estrangelo Edessa'" style:font-adornments="Normal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36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60.01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40.01mm"/>
    </style:style>
    <style:style style:name="co7" style:family="table-column">
      <style:table-column-properties fo:break-before="auto" style:column-width="17.92mm"/>
    </style:style>
    <style:style style:name="co8" style:family="table-column">
      <style:table-column-properties fo:break-before="auto" style:column-width="30.67mm"/>
    </style:style>
    <style:style style:name="co9" style:family="table-column">
      <style:table-column-properties fo:break-before="auto" style:column-width="17.16mm"/>
    </style:style>
    <style:style style:name="co10" style:family="table-column">
      <style:table-column-properties fo:break-before="auto" style:column-width="24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6.93mm" fo:break-before="auto" style:use-optimal-row-height="true"/>
    </style:style>
    <style:style style:name="ro2" style:family="table-row">
      <style:table-row-properties style:row-height="11.84mm" fo:break-before="auto" style:use-optimal-row-height="true"/>
    </style:style>
    <style:style style:name="ro3" style:family="table-row">
      <style:table-row-properties style:row-height="12.24mm" fo:break-before="auto" style:use-optimal-row-height="true"/>
    </style:style>
    <style:style style:name="ro4" style:family="table-row">
      <style:table-row-properties style:row-height="12.7mm" fo:break-before="auto" style:use-optimal-row-height="true"/>
    </style:style>
    <style:style style:name="ro5" style:family="table-row">
      <style:table-row-properties style:row-height="13.76mm" fo:break-before="auto" style:use-optimal-row-height="tru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10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1" style:family="table-cell" style:parent-style-name="TITRE_20_NEGATIF">
      <style:table-cell-properties fo:border="0.06pt solid #999999"/>
    </style:style>
    <style:style style:name="ce142" style:family="table-cell" style:parent-style-name="DATE_20_NEGATIF">
      <style:table-cell-properties fo:border="0.06pt solid #999999"/>
      <style:text-properties style:font-name="Microsoft Sans Serif" fo:text-shadow="none" fo:font-weight="normal" style:font-weight-asian="normal" style:font-name-complex="Microsoft Sans Serif" style:font-weight-complex="normal"/>
    </style:style>
    <style:style style:name="ce143" style:family="table-cell" style:parent-style-name="DATE_20_NEGATIF">
      <style:table-cell-properties fo:border="0.06pt solid #999999"/>
      <style:text-properties fo:font-weight="normal" style:font-weight-asian="normal" style:font-weight-complex="normal"/>
    </style:style>
    <style:style style:name="ce144" style:family="table-cell" style:parent-style-name="INTERSECTION_20_GRISE_20_BORD">
      <style:table-cell-properties style:diagonal-bl-tr="none" fo:border="0.06pt solid #999999" style:shrink-to-fit="false"/>
      <style:text-properties style:use-window-font-color="true" style:text-line-through-style="none" style:text-line-through-type="none" fo:language="fr" fo:country="FR" fo:font-style="normal" style:text-underline-style="none" style:text-underline-mode="continuous" style:text-ov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INTERSECTION_20_GRISE">
      <style:table-cell-properties fo:border="0.06pt solid #999999"/>
      <style:text-properties style:font-weight-asian="bold" style:font-weight-complex="bold"/>
    </style:style>
    <style:style style:name="ce146" style:family="table-cell" style:parent-style-name="INTERSECTION_20_GRISE_20_NEGATIF">
      <style:table-cell-properties fo:border="0.06pt solid #999999"/>
      <style:text-properties style:font-weight-asian="normal" style:font-weight-complex="normal"/>
    </style:style>
    <style:style style:name="ce147" style:family="table-cell" style:parent-style-name="INTERSECTION_20_GRISE_20_NEGATIF">
      <style:table-cell-properties fo:border="0.06pt solid #999999"/>
    </style:style>
    <style:style style:name="ce148" style:family="table-cell" style:parent-style-name="DATE_20_NEGATIF">
      <style:table-cell-properties fo:border="0.06pt solid #999999"/>
    </style:style>
    <style:style style:name="ce149" style:family="table-cell" style:parent-style-name="DATE_20_NEGATIF">
      <style:table-cell-properties fo:border="0.06pt solid #999999"/>
      <style:text-properties style:use-window-font-color="true" fo:font-weight="normal" style:font-weight-asian="normal" style:font-weight-complex="normal"/>
    </style:style>
    <style:style style:name="ce150" style:family="table-cell" style:parent-style-name="DATE_20_GRISE_20_DROITE">
      <style:table-cell-properties fo:border="0.06pt solid #999999"/>
    </style:style>
    <style:style style:name="ce151" style:family="table-cell" style:parent-style-name="INTERSECTION_20_GRISE_20_NEGATIF">
      <style:table-cell-properties fo:border="0.06pt solid #999999"/>
      <style:text-properties style:use-window-font-color="true" style:font-weight-asian="normal" style:font-weight-complex="normal"/>
    </style:style>
    <style:style style:name="ce152" style:family="table-cell" style:parent-style-name="INTERSECTION_20_GRISE_20_NEGATIF">
      <style:table-cell-properties style:text-align-source="fix" style:repeat-content="false" fo:border="0.06pt solid #999999"/>
      <style:paragraph-properties fo:text-align="center" fo:margin-left="0mm"/>
    </style:style>
    <style:style style:name="ce153" style:family="table-cell" style:parent-style-name="INTERSECTION_20_GRISE_20_NEGATIF">
      <style:table-cell-properties style:text-align-source="fix" style:repeat-content="false" fo:border="0.06pt solid #999999"/>
      <style:paragraph-properties fo:text-align="center" fo:margin-left="0mm"/>
      <style:text-properties style:use-window-font-color="true" style:font-weight-asian="normal" style:font-weight-complex="normal"/>
    </style:style>
    <style:style style:name="ce154" style:family="table-cell" style:parent-style-name="INTERSECTION_20_GRISE_20_BORD">
      <style:table-cell-properties style:diagonal-bl-tr="none" style:text-align-source="fix" style:repeat-content="false" fo:border="0.06pt solid #999999" style:shrink-to-fit="false"/>
      <style:paragraph-properties fo:text-align="center" fo:margin-left="0mm"/>
      <style:text-properties style:use-window-font-color="true" style:text-line-through-style="none" style:text-line-through-type="none" fo:language="fr" fo:country="FR" fo:font-style="normal" style:text-underline-style="none" style:text-underline-mode="continuous" style:text-ov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="0.06pt solid #999999"/>
    </style:style>
    <style:style style:name="ce156" style:family="table-cell" style:parent-style-name="INTERSECTION_20_GRISE_20_BORD">
      <style:table-cell-properties fo:border="0.06pt solid #999999"/>
    </style:style>
    <style:style style:name="ce157" style:family="table-cell" style:parent-style-name="INTERSECTION_20_GRISE_20_BORD">
      <style:table-cell-properties fo:border="0.06pt solid #999999"/>
      <style:text-properties style:font-weight-asian="bold" style:font-weight-complex="bold"/>
    </style:style>
    <style:style style:name="ce158" style:family="table-cell" style:parent-style-name="DATE_20_NEGATIF" style:data-style-name="N115">
      <style:table-cell-properties fo:border="0.06pt solid #999999"/>
      <style:text-properties style:use-window-font-color="true" fo:font-weight="normal" style:font-weight-asian="normal" style:font-weight-complex="normal"/>
    </style:style>
    <style:style style:name="ce159" style:family="table-cell" style:parent-style-name="DATE_20_GRISE_20_DROITE" style:data-style-name="N115">
      <style:table-cell-properties fo:border="0.06pt solid #999999"/>
    </style:style>
    <style:style style:name="ce160" style:family="table-cell" style:parent-style-name="INTERSECTION_20_GRISE_20_NEGATIF" style:data-style-name="N115">
      <style:table-cell-properties fo:border="0.06pt solid #999999"/>
    </style:style>
    <style:style style:name="ce161" style:family="table-cell" style:parent-style-name="INTERSECTION_20_GRISE_20_BORD">
      <style:table-cell-properties fo:border="0.06pt solid #999999"/>
      <style:text-properties style:font-weight-asian="normal" style:font-weight-complex="normal"/>
    </style:style>
    <style:style style:name="ce162" style:family="table-cell" style:parent-style-name="LATIN_20_NEGATIF_20_DROITE">
      <style:table-cell-properties fo:border="0.06pt solid #999999"/>
      <style:text-properties fo:language="zxx" fo:country="none"/>
    </style:style>
    <style:style style:name="ce163" style:family="table-cell" style:parent-style-name="LATIN_20_NEGATIF_20_DROITE">
      <style:table-cell-properties fo:border="0.06pt solid #999999"/>
      <style:text-properties style:use-window-font-color="true" fo:language="zxx" fo:country="none"/>
    </style:style>
    <style:style style:name="ce164" style:family="table-cell" style:parent-style-name="INTERSECTION_20_GRISE_20_BORD">
      <style:table-cell-properties style:diagonal-bl-tr="none" fo:border="0.06pt solid #999999" style:shrink-to-fit="false"/>
      <style:text-properties style:use-window-font-color="true" style:text-line-through-style="none" style:text-line-through-type="none" fo:language="zxx" fo:country="none" fo:font-style="normal" style:text-underline-style="none" style:text-underline-mode="continuous" style:text-ov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INTERSECTION_20_GRISE_20_NEGATIF">
      <style:table-cell-properties fo:border="0.06pt solid #999999"/>
      <style:text-properties fo:language="zxx" fo:country="none"/>
    </style:style>
    <style:style style:name="ce166" style:family="table-cell" style:parent-style-name="LATIN_20_NEGATIF_20_DROITE">
      <style:table-cell-properties fo:border="0.06pt solid #999999"/>
      <style:text-properties style:text-outline="false" style:text-line-through-style="none" style:text-line-through-type="none" fo:language="zxx" fo:country="none" fo:font-style="normal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167" style:family="table-cell" style:parent-style-name="INTERSECTION_20_GRISE">
      <style:table-cell-properties fo:border="0.06pt solid #999999"/>
      <style:text-properties fo:language="zxx" fo:country="none" style:font-weight-asian="bold" style:font-weight-complex="bold"/>
    </style:style>
    <style:style style:name="ce168" style:family="table-cell" style:parent-style-name="LATIN_20_NEGATIF_20_DROITE">
      <style:table-cell-properties style:diagonal-bl-tr="none" fo:border="0.06pt solid #999999" style:shrink-to-fit="false"/>
      <style:text-properties style:text-outline="false" style:text-line-through-style="none" style:text-line-through-type="none" fo:language="zxx" fo:country="none" fo:font-style="normal" style:text-underline-style="none" style:text-underline-mode="continuous" style:text-overline-mode="continuous" style:text-line-through-mode="continuous" style:language-asian="en" style:country-asian="US" style:font-style-asian="normal" style:font-style-complex="normal" style:text-emphasize="none" style:font-relief="none" style:text-overline-style="none" style:text-overline-color="font-color"/>
    </style:style>
    <style:style style:name="ce169" style:family="table-cell" style:parent-style-name="INTERSECTION_20_GRISE_20_NEGATIF">
      <style:table-cell-properties style:diagonal-bl-tr="none" fo:border="0.06pt solid #999999" style:shrink-to-fit="false"/>
      <style:text-properties style:text-line-through-style="none" style:text-line-through-type="none" fo:language="zxx" fo:country="none" fo:font-style="normal" style:text-underline-style="none" style:text-underline-mode="continuous" style:text-overline-mode="continuous" style:text-line-through-mode="continuous" style:language-asian="en" style:country-asian="US" style:font-style-asian="normal" style:font-style-complex="normal" style:text-emphasize="none" style:font-relief="none" style:text-overline-style="none" style:text-overline-color="font-color"/>
    </style:style>
    <style:style style:name="ce170" style:family="table-cell" style:parent-style-name="INTERSECTION_20_GRISE_20_NEGATIF">
      <style:table-cell-properties style:text-align-source="fix" style:repeat-content="false" fo:border="0.06pt solid #999999"/>
      <style:paragraph-properties fo:text-align="center" fo:margin-left="0mm"/>
      <style:text-properties fo:language="zxx" fo:country="none"/>
    </style:style>
    <style:style style:name="ce171" style:family="table-cell" style:parent-style-name="INTERSECTION_20_GRISE_20_NEGATIF">
      <style:table-cell-properties style:text-align-source="fix" style:repeat-content="false" fo:border="0.06pt solid #999999"/>
      <style:paragraph-properties fo:text-align="center" fo:margin-left="0mm"/>
      <style:text-properties style:use-window-font-color="true" fo:language="zxx" fo:country="none" style:font-weight-asian="normal" style:font-weight-complex="normal"/>
    </style:style>
    <style:style style:name="ce172" style:family="table-cell" style:parent-style-name="Default">
      <style:table-cell-properties style:diagonal-bl-tr="none" style:text-align-source="fix" style:repeat-content="false" fo:border="0.06pt solid #999999" style:shrink-to-fit="false"/>
      <style:paragraph-properties fo:text-align="center" fo:margin-left="0mm"/>
      <style:text-properties style:use-window-font-color="true" style:text-line-through-style="none" style:text-line-through-type="none" fo:language="zxx" fo:country="none" fo:font-style="normal" style:text-underline-style="none" style:text-underline-mode="continuous" style:text-ov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order="0.06pt solid #999999"/>
      <style:text-properties fo:language="zxx" fo:country="none"/>
    </style:style>
    <style:style style:name="ce174" style:family="table-cell" style:parent-style-name="INTERSECTION_20_GRISE_20_BORD">
      <style:table-cell-properties fo:border="0.06pt solid #999999"/>
      <style:text-properties fo:language="zxx" fo:country="none"/>
    </style:style>
    <style:style style:name="ce175" style:family="table-cell" style:parent-style-name="INTERSECTION_20_GRISE_20_BORD">
      <style:table-cell-properties fo:border="0.06pt solid #999999"/>
      <style:text-properties fo:language="zxx" fo:country="none" style:font-weight-asian="bold" style:font-weight-complex="bold"/>
    </style:style>
    <style:style style:name="ce176" style:family="table-cell" style:parent-style-name="INTERSECTION_20_GRISE_20_BORD">
      <style:table-cell-properties fo:border="0.06pt solid #999999"/>
      <style:text-properties fo:language="zxx" fo:country="none" style:font-weight-asian="normal" style:font-weight-complex="normal"/>
    </style:style>
    <style:style style:name="ce177" style:family="table-cell" style:parent-style-name="LATIN_20_NEGATIF_20_DROITE">
      <style:table-cell-properties fo:border="0.06pt solid #999999"/>
      <style:text-properties style:text-outline="false" style:text-line-through-style="none" style:text-line-through-type="none" fo:language="zxx" fo:country="none" fo:font-style="normal" style:text-underline-style="none" style:text-underline-mode="continuous" style:text-overline-mode="continuous" style:text-line-through-mode="continuous" style:language-asian="zxx" style:country-asian="none" style:font-style-asian="normal" style:language-complex="zxx" style:country-complex="none" style:font-style-complex="normal" style:text-emphasize="none" style:font-relief="none" style:text-overline-style="none" style:text-overline-color="font-color"/>
    </style:style>
    <style:style style:name="ce178" style:family="table-cell" style:parent-style-name="INFO_20_NEGATIF_20__21b5_">
      <style:table-cell-properties fo:border="0.06pt solid #999999"/>
    </style:style>
    <style:style style:name="ce179" style:family="table-cell" style:parent-style-name="PHÔNETIQWË_20_NEGATIF">
      <style:table-cell-properties fo:border="0.06pt solid #999999"/>
    </style:style>
    <style:style style:name="ce180" style:family="table-cell" style:parent-style-name="PHÔNETIQWË_20_NEGATIF">
      <style:table-cell-properties fo:border="0.06pt solid #999999"/>
      <style:text-properties style:text-outline="false" style:text-line-through-style="none" style:text-line-through-type="none" fo:language="zxx" fo:country="none" fo:text-shadow="none" style:text-underline-style="none" style:text-underline-mode="continuous" style:text-overline-mode="continuous" style:text-line-through-mode="continuous" style:font-name-asian="Lucida Sans Unicode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81" style:family="table-cell" style:parent-style-name="PHÔNETIQWË_20_NEGATIF">
      <style:table-cell-properties fo:border="0.06pt solid #999999"/>
      <style:text-properties fo:language="zxx" fo:country="none"/>
    </style:style>
    <style:style style:name="ce182" style:family="table-cell" style:parent-style-name="Default">
      <style:table-cell-properties style:diagonal-bl-tr="none" style:text-align-source="fix" style:repeat-content="false" fo:border="0.06pt solid #999999" style:shrink-to-fit="false"/>
      <style:paragraph-properties fo:text-align="center" fo:margin-left="0mm"/>
      <style:text-properties style:use-window-font-color="true" style:text-line-through-style="none" style:text-line-through-type="none" fo:language="fr" fo:country="FR" fo:font-style="normal" style:text-underline-style="none" style:text-underline-mode="continuous" style:text-ov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PHÔNETIQWË_20_NEGATIF">
      <style:table-cell-properties fo:border="0.06pt solid #999999"/>
      <style:text-properties style:text-outline="false" style:text-line-through-style="none" style:text-line-through-type="none" style:text-underline-style="none" style:text-underline-mode="continuous" style:text-overline-mode="continuous" style:text-line-through-mode="continuous" style:language-asian="zxx" style:country-asian="none" style:language-complex="zxx" style:country-complex="none" style:text-emphasize="none" style:font-relief="none" style:text-overline-style="none" style:text-overline-color="font-color"/>
    </style:style>
    <style:style style:name="ce184" style:family="table-cell" style:parent-style-name="PHÔNETIQWË_20_NEGATIF">
      <style:table-cell-properties fo:border="0.06pt solid #999999"/>
      <style:text-properties style:text-outline="false" style:text-line-through-style="none" style:text-line-through-type="none" fo:language="en" fo:country="US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85" style:family="table-cell" style:parent-style-name="PHÔNETIQWË_20_NEGATIF">
      <style:table-cell-properties fo:border="0.06pt solid #999999"/>
      <style:text-properties fo:language="fr" fo:country="FR"/>
    </style:style>
    <style:style style:name="ce186" style:family="table-cell" style:parent-style-name="PHÔNETIQWË_20_NEGATIF">
      <style:table-cell-properties fo:border="0.06pt solid #999999"/>
      <style:text-properties style:font-name="Microsoft Sans Serif" fo:font-size="10pt" fo:language="zxx" fo:country="none" fo:text-shadow="none" style:font-name-asian="Lucida Sans Unicode" style:language-asian="en" style:country-asian="US" style:font-name-complex="Microsoft Sans Serif" style:language-complex="en" style:country-complex="US"/>
    </style:style>
    <style:style style:name="ce187" style:family="table-cell" style:parent-style-name="PHÔNETIQWË_20_NEGATIF">
      <style:table-cell-properties fo:border="0.06pt solid #999999"/>
      <style:text-properties style:font-name="Microsoft Sans Serif" fo:font-size="10pt" fo:text-shadow="none" style:font-name-asian="Lucida Sans Unicode" style:language-asian="en" style:country-asian="US" style:font-name-complex="Microsoft Sans Serif" style:language-complex="en" style:country-complex="US"/>
    </style:style>
    <style:style style:name="ce188" style:family="table-cell" style:parent-style-name="PHÔNETIQWË_20_NEGATIF">
      <style:table-cell-properties fo:border="0.06pt solid #999999"/>
      <style:text-properties fo:font-weight="bold" style:font-weight-asian="bold" style:font-weight-complex="bold"/>
    </style:style>
    <style:style style:name="ce189" style:family="table-cell" style:parent-style-name="PHÔNETIQWË_20_NEGATIF">
      <style:table-cell-properties fo:border="0.06pt solid #999999"/>
      <style:text-properties style:font-name="DejaVu Sans Mono" fo:text-shadow="none" style:font-name-asian="Lucida Sans Unicode" style:language-asian="en" style:country-asian="US" style:language-complex="en" style:country-complex="US"/>
    </style:style>
    <style:style style:name="ce190" style:family="table-cell" style:parent-style-name="OBRIT_20_NEGATIF">
      <style:table-cell-properties fo:border="0.06pt solid #999999"/>
    </style:style>
    <style:style style:name="ce191" style:family="table-cell" style:parent-style-name="OBRIT_20_NEGATIF">
      <style:table-cell-properties fo:border="0.06pt solid #999999"/>
      <style:text-properties style:use-window-font-color="true" style:font-name="Courier New" fo:font-size="10pt" style:font-size-asian="10pt" style:font-name-complex="Courier New1" style:language-complex="ar" style:country-complex="EG" style:font-weight-complex="bold"/>
    </style:style>
    <style:style style:name="ce192" style:family="table-cell" style:parent-style-name="OBRIT_20_NEGATIF">
      <style:table-cell-properties fo:border="0.06pt solid #999999"/>
      <style:text-properties style:use-window-font-color="true" style:language-asian="en" style:country-asian="US" style:font-name-complex="Times New Roman1" style:font-weight-complex="bold"/>
    </style:style>
    <style:style style:name="ce193" style:family="table-cell" style:parent-style-name="OBRIT_20_NEGATIF">
      <style:table-cell-properties fo:border="0.06pt solid #999999"/>
      <style:text-properties style:use-window-font-color="true" fo:language="en" fo:country="US" fo:text-shadow="none" style:font-size-asian="6.80000019073486pt" style:language-asian="en" style:country-asian="US" style:language-complex="en" style:country-complex="US"/>
    </style:style>
    <style:style style:name="ce194" style:family="table-cell" style:parent-style-name="INTERSECTION_20_GRISE">
      <style:table-cell-properties fo:border="0.06pt solid #999999"/>
    </style:style>
    <style:style style:name="ce195" style:family="table-cell" style:parent-style-name="STANDARD_20_EGYPTË_20_NEGATIF">
      <style:table-cell-properties fo:border="0.06pt solid #999999"/>
      <style:text-properties fo:color="#ffffff" style:font-name="DejaVu Sans Mono1" style:font-name-asian="DejaVu Sans Mono1" style:font-name-complex="Courier New1" style:language-complex="zxx" style:country-complex="none"/>
    </style:style>
    <style:style style:name="ce196" style:family="table-cell" style:parent-style-name="STANDARD_20_EGYPTË_20_NEGATIF">
      <style:table-cell-properties fo:border="0.06pt solid #999999"/>
      <style:text-properties style:use-window-font-color="true" style:font-name="Courier New" style:font-name-asian="Times New Roman" style:font-name-complex="Courier New1" style:language-complex="ar" style:country-complex="EG"/>
    </style:style>
    <style:style style:name="ce197" style:family="table-cell" style:parent-style-name="STANDARD_20_EGYPTË_20_NEGATIF">
      <style:table-cell-properties fo:border="0.06pt solid #999999"/>
    </style:style>
    <style:style style:name="ce198" style:family="table-cell" style:parent-style-name="STANDARD_20_EGYPTË_20_NEGATIF">
      <style:table-cell-properties fo:border="0.06pt solid #999999"/>
      <style:text-properties fo:language="sq" fo:country="AL" fo:font-weight="bold" style:font-name-asian="Times New Roman" style:font-weight-asian="bold" style:font-name-complex="Times New Roman" style:font-size-complex="16pt" style:language-complex="zxx" style:country-complex="none" style:font-weight-complex="normal"/>
    </style:style>
    <style:style style:name="ce199" style:family="table-cell" style:parent-style-name="STANDARD_20_EGYPTË_20_NEGATIF">
      <style:table-cell-properties fo:border="0.06pt solid #999999"/>
      <style:text-properties style:use-window-font-color="true" style:text-outline="false" style:text-line-through-style="none" style:text-line-through-type="none" fo:font-style="normal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style-complex="normal" style:text-emphasize="none" style:font-relief="none" style:text-overline-style="none" style:text-overline-color="font-color"/>
    </style:style>
    <style:style style:name="ce200" style:family="table-cell" style:parent-style-name="STANDARD_20_EGYPTË_20_NEGATIF">
      <style:table-cell-properties fo:border="0.06pt solid #999999"/>
      <style:text-properties fo:color="#ffffff" style:font-name="DejaVu Sans Mono1" fo:font-weight="normal" style:font-name-asian="DejaVu Sans Mono1" style:font-weight-asian="normal" style:font-name-complex="Courier New1" style:language-complex="zxx" style:country-complex="none" style:font-weight-complex="bold"/>
    </style:style>
    <style:style style:name="ce201" style:family="table-cell" style:parent-style-name="STANDARD_20_EGYPTË_20_NEGATIF">
      <style:table-cell-properties fo:border="0.06pt solid #999999"/>
      <style:text-properties fo:font-weight="bold" style:font-weight-asian="bold" style:font-weight-complex="bold"/>
    </style:style>
    <style:style style:name="ce202" style:family="table-cell" style:parent-style-name="STANDARD_20_EGYPTË_20_NEGATIF">
      <style:table-cell-properties fo:border="0.06pt solid #999999"/>
      <style:text-properties style:font-name="Courier New" fo:font-weight="bold" style:font-name-asian="Courier New" style:font-weight-asian="bold" style:font-name-complex="Courier New1"/>
    </style:style>
    <style:style style:name="ce203" style:family="table-cell" style:parent-style-name="STANDARD_20_SHQIP_20_NEGATIF">
      <style:table-cell-properties fo:border="0.06pt solid #999999"/>
      <style:text-properties fo:color="#ffffff" style:language-complex="zxx" style:country-complex="none"/>
    </style:style>
    <style:style style:name="ce204" style:family="table-cell" style:parent-style-name="STANDARD_20_SHQIP_20_NEGATIF">
      <style:table-cell-properties fo:border="0.06pt solid #999999"/>
      <style:text-properties style:font-name="DejaVu Sans Mono1" style:font-name-asian="DejaVu Sans Mono1" style:font-name-complex="Courier New" style:font-size-complex="16pt" style:language-complex="ar" style:country-complex="EG"/>
    </style:style>
    <style:style style:name="ce205" style:family="table-cell" style:parent-style-name="STANDARD_20_SHQIP_20_NEGATIF">
      <style:table-cell-properties fo:border="0.06pt solid #999999"/>
    </style:style>
    <style:style style:name="ce206" style:family="table-cell" style:parent-style-name="STANDARD_20_SHQIP_20_NEGATIF">
      <style:table-cell-properties fo:border="0.06pt solid #999999"/>
      <style:text-properties fo:color="#ffffff" fo:font-weight="normal" style:font-weight-asian="normal" style:language-complex="zxx" style:country-complex="none" style:font-weight-complex="bold"/>
    </style:style>
    <style:style style:name="ce207" style:family="table-cell" style:parent-style-name="STANDARD_20_SHQIP_20_NEGATIF">
      <style:table-cell-properties fo:border="0.06pt solid #999999"/>
      <style:text-properties style:use-window-font-color="true" style:language-complex="ar" style:country-complex="EG"/>
    </style:style>
    <style:style style:name="ce208" style:family="table-cell" style:parent-style-name="TITRE_20_NEUTRE">
      <style:table-cell-properties fo:border="0.06pt solid #999999"/>
    </style:style>
    <style:style style:name="ce209" style:family="table-cell" style:parent-style-name="STANDARD_20_SHQIP_20_NEUTRË">
      <style:table-cell-properties fo:border="0.06pt solid #999999"/>
    </style:style>
    <style:style style:name="ce210" style:family="table-cell" style:parent-style-name="STANDARD_20_SHQIP_20_NEUTRË">
      <style:table-cell-properties fo:border="0.06pt solid #999999"/>
      <style:text-properties style:font-name="DejaVu Sans Mono1" style:font-name-asian="DejaVu Sans Mono1" style:font-name-complex="Courier New"/>
    </style:style>
    <style:style style:name="ce211" style:family="table-cell" style:parent-style-name="STANDARD_20_SHQIP_20_NEUTRË">
      <style:table-cell-properties fo:border="0.06pt solid #999999"/>
      <style:text-properties style:language-complex="ar" style:country-complex="EG"/>
    </style:style>
    <style:style style:name="ce212" style:family="table-cell" style:parent-style-name="STANDARD_20_SHQIP_20_NEUTRË">
      <style:table-cell-properties fo:border="0.06pt solid #999999"/>
      <style:text-properties style:use-window-font-color="true" style:language-complex="ar" style:country-complex="EG"/>
    </style:style>
    <style:style style:name="ce213" style:family="table-cell" style:parent-style-name="TITRE_20_POSITIF">
      <style:table-cell-properties fo:border="0.06pt solid #999999"/>
    </style:style>
    <style:style style:name="ce214" style:family="table-cell" style:parent-style-name="STANDARD_20_SHQIP_20_POSITIF">
      <style:table-cell-properties fo:border="0.06pt solid #999999"/>
      <style:text-properties style:use-window-font-color="true" style:text-outline="false" style:text-line-through-style="none" style:text-line-through-type="none" fo:font-style="normal" style:text-underline-style="none" style:text-underline-mode="continuous" style:text-overline-mode="continuous" style:text-line-through-mode="continuous" style:language-asian="zxx" style:country-asian="none" style:font-style-asian="normal" style:font-style-complex="normal" style:text-emphasize="none" style:font-relief="none" style:text-overline-style="none" style:text-overline-color="font-color"/>
    </style:style>
    <style:style style:name="ce215" style:family="table-cell" style:parent-style-name="STANDARD_20_SHQIP_20_POSITIF">
      <style:table-cell-properties fo:border="0.06pt solid #999999"/>
      <style:text-properties style:use-window-font-color="true" style:text-outline="false" style:text-line-through-style="none" style:text-line-through-type="none" fo:font-style="normal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STANDARD_20_SHQIP_20_POSITIF">
      <style:table-cell-properties fo:border="0.06pt solid #999999"/>
      <style:text-properties style:use-window-font-color="true" style:text-outline="false" style:text-line-through-style="none" style:text-line-through-type="none" style:font-name="DejaVu Sans Mono1" fo:font-style="normal" style:text-underline-style="none" style:text-underline-mode="continuous" style:text-overline-mode="continuous" style:text-line-through-mode="continuous" style:font-name-asian="DejaVu Sans Mono1" style:language-asian="zxx" style:country-asian="none" style:font-style-asian="normal" style:font-name-complex="Courier New" style:font-size-complex="15pt" style:font-style-complex="normal" style:text-emphasize="none" style:font-relief="none" style:text-overline-style="none" style:text-overline-color="font-color"/>
    </style:style>
    <style:style style:name="ce217" style:family="table-cell" style:parent-style-name="STANDARD_20_SHQIP_20_POSITIF">
      <style:table-cell-properties fo:border="0.06pt solid #999999"/>
      <style:text-properties style:font-name="DejaVu Sans Mono1" style:font-name-asian="DejaVu Sans Mono1" style:font-name-complex="Courier New" style:font-size-complex="15pt"/>
    </style:style>
    <style:style style:name="ce218" style:family="table-cell" style:parent-style-name="STANDARD_20_SHQIP_20_POSITIF">
      <style:table-cell-properties fo:border="0.06pt solid #999999"/>
      <style:text-properties style:use-window-font-color="true" style:text-outline="false" style:text-line-through-style="none" style:text-line-through-type="none" fo:font-style="normal" style:text-underline-style="none" style:text-underline-mode="continuous" style:text-overline-mode="continuous" style:text-line-through-mode="continuous" style:language-asian="en" style:country-asian="US" style:font-style-asian="normal" style:font-style-complex="normal" style:text-emphasize="none" style:font-relief="none" style:text-overline-style="none" style:text-overline-color="font-color"/>
    </style:style>
    <style:style style:name="ce219" style:family="table-cell" style:parent-style-name="STANDARD_20_SHQIP_20_POSITIF">
      <style:table-cell-properties fo:border="0.06pt solid #999999"/>
      <style:text-properties style:use-window-font-color="true" style:text-outline="false" style:text-line-through-style="none" style:text-line-through-type="none" fo:font-style="normal" style:text-underline-style="none" style:text-underline-mode="continuous" style:text-overline-mode="continuous" style:text-line-through-mode="continuous" style:language-asian="zxx" style:country-asian="none" style:font-style-asian="normal" style:language-complex="zxx" style:country-complex="none" style:font-style-complex="normal" style:text-emphasize="none" style:font-relief="none" style:text-overline-style="none" style:text-overline-color="font-color"/>
    </style:style>
    <style:style style:name="ce220" style:family="table-cell" style:parent-style-name="STANDARD_20_SHQIP_20_POSITIF">
      <style:table-cell-properties fo:border="0.06pt solid #999999"/>
      <style:text-properties style:use-window-font-color="true" style:text-outline="false" style:text-line-through-style="none" style:text-line-through-type="none" style:font-name="DejaVu Sans Mono1" fo:font-style="normal" style:text-underline-style="none" style:text-underline-mode="continuous" style:text-overline-mode="continuous" style:text-line-through-mode="continuous" style:font-name-asian="DejaVu Sans Mono1" style:language-asian="zxx" style:country-asian="none" style:font-style-asian="normal" style:font-name-complex="Courier New" style:language-complex="zxx" style:country-complex="none" style:font-style-complex="normal" style:text-emphasize="none" style:font-relief="none" style:text-overline-style="none" style:text-overline-color="font-color"/>
    </style:style>
    <style:style style:name="ce221" style:family="table-cell" style:parent-style-name="STANDARD_20_SHQIP_20_POSITIF">
      <style:table-cell-properties fo:border="0.06pt solid #999999"/>
      <style:text-properties style:use-window-font-color="true" style:text-outline="false" style:text-line-through-style="none" style:text-line-through-type="none" style:font-name="DejaVu Sans Mono1" fo:font-style="normal" style:text-underline-style="none" style:text-underline-mode="continuous" style:text-overline-mode="continuous" style:text-line-through-mode="continuous" style:font-name-asian="DejaVu Sans Mono1" style:language-asian="zxx" style:country-asian="none" style:font-style-asian="normal" style:font-name-complex="Courier New" style:font-style-complex="normal" style:text-emphasize="none" style:font-relief="none" style:text-overline-style="none" style:text-overline-color="font-color"/>
    </style:style>
    <style:style style:name="ce222" style:family="table-cell" style:parent-style-name="STANDARD_20_SHQIP_20_POSITIF">
      <style:table-cell-properties fo:border="0.06pt solid #999999"/>
    </style:style>
    <style:style style:name="ce223" style:family="table-cell" style:parent-style-name="STANDARD_20_SHQIP_20_POSITIF">
      <style:table-cell-properties fo:border="0.06pt solid #999999"/>
      <style:text-properties style:font-weight-asian="bold"/>
    </style:style>
    <style:style style:name="ce224" style:family="table-cell" style:parent-style-name="STANDARD_20_SHQIP_20_POSITIF">
      <style:table-cell-properties fo:border="0.06pt solid #999999"/>
      <style:text-properties style:font-weight-asian="normal"/>
    </style:style>
    <style:style style:name="ce225" style:family="table-cell" style:parent-style-name="STANDARD_20_SHQIP_20_POSITIF">
      <style:table-cell-properties style:diagonal-bl-tr="none" fo:border="0.06pt solid #999999" style:shrink-to-fit="false"/>
      <style:text-properties style:use-window-font-color="true" style:text-line-through-style="none" style:text-line-through-type="none" fo:font-style="normal" style:text-underline-style="none" style:text-underline-mode="continuous" style:text-overline-mode="continuous" style:text-line-through-mode="continuous" style:language-asian="zxx" style:country-asian="none" style:font-style-asian="normal" style:font-weight-asian="normal" style:font-style-complex="normal" style:text-emphasize="none" style:font-relief="none" style:text-overline-style="none" style:text-overline-color="font-color"/>
    </style:style>
    <style:style style:name="ce226" style:family="table-cell" style:parent-style-name="STANDARD_20_SHQIP_20_POSITIF">
      <style:table-cell-properties style:diagonal-bl-tr="none" fo:border="0.06pt solid #999999" style:shrink-to-fit="false"/>
      <style:text-properties style:use-window-font-color="true" style:text-line-through-style="none" style:text-line-through-type="none" fo:font-style="normal" style:text-underline-style="none" fo:font-weight="bold" style:text-underline-mode="continuous" style:text-overline-mode="continuous" style:text-line-through-mode="continuous" style:language-asian="zxx" style:country-asian="none" style:font-style-asian="normal" style:font-weight-asian="bold" style:font-style-complex="normal" style:text-emphasize="none" style:font-relief="none" style:text-overline-style="none" style:text-overline-color="font-color"/>
    </style:style>
    <style:style style:name="ce227" style:family="table-cell" style:parent-style-name="STANDARD_20_SHQIP_20_POSITIF">
      <style:table-cell-properties fo:border="0.06pt solid #999999"/>
      <style:text-properties style:language-asian="en" style:country-asian="US"/>
    </style:style>
    <style:style style:name="ce228" style:family="table-cell" style:parent-style-name="STANDARD_20_EGYPTË_20_POSITIF">
      <style:table-cell-properties fo:border="0.06pt solid #999999"/>
      <style:text-properties style:use-window-font-color="true" style:text-outline="false" style:text-line-through-style="none" style:text-line-through-type="none" fo:font-style="normal" style:text-underline-style="none" style:text-underline-mode="continuous" style:text-overline-mode="continuous" style:text-line-through-mode="continuous" style:language-asian="zxx" style:country-asian="none" style:font-style-asian="normal" style:font-style-complex="normal" style:text-emphasize="none" style:font-relief="none" style:text-overline-style="none" style:text-overline-color="font-color"/>
    </style:style>
    <style:style style:name="ce229" style:family="table-cell" style:parent-style-name="STANDARD_20_EGYPTË_20_POSITIF">
      <style:table-cell-properties fo:border="0.06pt solid #999999"/>
      <style:text-properties style:use-window-font-color="true" style:text-outline="false" style:text-line-through-style="none" style:text-line-through-type="none" fo:font-style="normal" style:text-underline-style="none" style:text-underline-mode="continuous" style:text-overline-mode="continuous" style:text-line-through-mode="continuous" style:font-name-asian="Courier New" style:language-asian="zxx" style:country-asian="none" style:font-style-asian="normal" style:font-style-complex="normal" style:text-emphasize="none" style:font-relief="none" style:text-overline-style="none" style:text-overline-color="font-color"/>
    </style:style>
    <style:style style:name="ce230" style:family="table-cell" style:parent-style-name="STANDARD_20_EGYPTË_20_POSITIF">
      <style:table-cell-properties fo:border="0.06pt solid #999999"/>
    </style:style>
    <style:style style:name="ce231" style:family="table-cell" style:parent-style-name="STANDARD_20_EGYPTË_20_POSITIF">
      <style:table-cell-properties fo:border="0.06pt solid #999999"/>
      <style:text-properties style:use-window-font-color="true" style:text-outline="false" style:text-line-through-style="none" style:text-line-through-type="none" style:font-name="Courier New" fo:font-style="normal" style:text-underline-style="none" style:text-underline-mode="continuous" style:text-overline-mode="continuous" style:text-line-through-mode="continuous" style:font-name-asian="Courier New" style:language-asian="zxx" style:country-asian="none" style:font-style-asian="normal" style:font-name-complex="Courier New1" style:language-complex="ar" style:country-complex="EG" style:font-style-complex="normal" style:text-emphasize="none" style:font-relief="none" style:text-overline-style="none" style:text-overline-color="font-color"/>
    </style:style>
    <style:style style:name="ce232" style:family="table-cell" style:parent-style-name="STANDARD_20_EGYPTË_20_POSITIF">
      <style:table-cell-properties fo:border="0.06pt solid #999999"/>
      <style:text-properties style:use-window-font-color="true" style:text-outline="false" style:text-line-through-style="none" style:text-line-through-type="none" fo:font-style="normal" style:text-underline-style="none" style:text-underline-mode="continuous" style:text-overline-mode="continuous" style:text-line-through-mode="continuous" style:language-asian="en" style:country-asian="US" style:font-style-asian="normal" style:font-style-complex="normal" style:text-emphasize="none" style:font-relief="none" style:text-overline-style="none" style:text-overline-color="font-color"/>
    </style:style>
    <style:style style:name="ce233" style:family="table-cell" style:parent-style-name="STANDARD_20_EGYPTË_20_POSITIF">
      <style:table-cell-properties fo:border="0.06pt solid #999999"/>
      <style:text-properties style:use-window-font-color="true" style:text-outline="false" style:text-line-through-style="none" style:text-line-through-type="none" style:font-name="DejaVu Sans Mono1" fo:font-style="normal" style:text-underline-style="none" style:text-underline-mode="continuous" style:text-overline-mode="continuous" style:text-line-through-mode="continuous" style:font-name-asian="DejaVu Sans Mono1" style:language-asian="zxx" style:country-asian="none" style:font-style-asian="normal" style:font-name-complex="Courier New" style:language-complex="zxx" style:country-complex="none" style:font-style-complex="normal" style:text-emphasize="none" style:font-relief="none" style:text-overline-style="none" style:text-overline-color="font-color"/>
    </style:style>
    <style:style style:name="ce234" style:family="table-cell" style:parent-style-name="STANDARD_20_EGYPTË_20_POSITIF">
      <style:table-cell-properties fo:border="0.06pt solid #999999"/>
      <style:text-properties style:use-window-font-color="true" style:text-outline="false" style:text-line-through-style="none" style:text-line-through-type="none" fo:font-style="normal" style:text-underline-style="none" fo:font-weight="bold" style:text-underline-mode="continuous" style:text-overline-mode="continuous" style:text-line-through-mode="continuous" style:font-name-asian="Courier New" style:language-asian="zxx" style:country-asian="none" style:font-style-asian="normal" style:font-weight-asian="bold" style:font-style-complex="normal" style:text-emphasize="none" style:font-relief="none" style:text-overline-style="none" style:text-overline-color="font-color"/>
    </style:style>
    <style:style style:name="ce235" style:family="table-cell" style:parent-style-name="STANDARD_20_EGYPTË_20_POSITIF">
      <style:table-cell-properties fo:border="0.06pt solid #999999"/>
      <style:text-properties style:font-weight-asian="bold"/>
    </style:style>
    <style:style style:name="ce236" style:family="table-cell" style:parent-style-name="STANDARD_20_EGYPTË_20_POSITIF">
      <style:table-cell-properties fo:border="0.06pt solid #999999"/>
      <style:text-properties style:font-weight-asian="normal"/>
    </style:style>
    <style:style style:name="ce237" style:family="table-cell" style:parent-style-name="STANDARD_20_EGYPTË_20_POSITIF">
      <style:table-cell-properties style:diagonal-bl-tr="none" fo:border="0.06pt solid #999999" style:shrink-to-fit="false"/>
      <style:text-properties style:use-window-font-color="true" style:text-line-through-style="none" style:text-line-through-type="none" fo:font-style="normal" style:text-underline-style="none" style:text-underline-mode="continuous" style:text-overline-mode="continuous" style:text-line-through-mode="continuous" style:language-asian="zxx" style:country-asian="none" style:font-style-asian="normal" style:font-weight-asian="normal" style:font-style-complex="normal" style:text-emphasize="none" style:font-relief="none" style:text-overline-style="none" style:text-overline-color="font-color"/>
    </style:style>
    <style:style style:name="ce238" style:family="table-cell" style:parent-style-name="STANDARD_20_EGYPTË_20_POSITIF">
      <style:table-cell-properties style:diagonal-bl-tr="none" fo:border="0.06pt solid #999999" style:shrink-to-fit="false"/>
      <style:text-properties style:use-window-font-color="true" style:text-line-through-style="none" style:text-line-through-type="none" fo:font-style="normal" style:text-underline-style="none" fo:font-weight="bold" style:text-underline-mode="continuous" style:text-overline-mode="continuous" style:text-line-through-mode="continuous" style:language-asian="zxx" style:country-asian="none" style:font-style-asian="normal" style:font-weight-asian="bold" style:font-style-complex="normal" style:text-emphasize="none" style:font-relief="none" style:text-overline-style="none" style:text-overline-color="font-color"/>
    </style:style>
    <style:style style:name="ce239" style:family="table-cell" style:parent-style-name="STANDARD_20_EGYPTË_20_POSITIF">
      <style:table-cell-properties fo:border="0.06pt solid #999999"/>
      <style:text-properties style:language-asian="en" style:country-asian="US"/>
    </style:style>
    <style:style style:name="ce240" style:family="table-cell" style:parent-style-name="OBRIT_20_POSITIF">
      <style:table-cell-properties fo:border="0.06pt solid #999999"/>
    </style:style>
    <style:style style:name="ce241" style:family="table-cell" style:parent-style-name="OBRIT_20_POSITIF">
      <style:table-cell-properties fo:border="0.06pt solid #999999"/>
      <style:text-properties style:text-outline="false" style:text-line-through-style="none" style:text-line-through-type="none" style:font-name="Times New Roman1" fo:language="fr" fo:country="FR" fo:font-style="normal" style:text-underline-style="none" style:text-underline-mode="continuous" style:text-overline-mode="continuous" style:text-line-through-mode="continuous" style:language-asian="zxx" style:country-asian="none" style:font-style-asian="normal" style:font-weight-asian="normal" style:language-complex="ar" style:country-complex="EG" style:font-style-complex="normal" style:text-emphasize="none" style:font-relief="none"/>
    </style:style>
    <style:style style:name="ce242" style:family="table-cell" style:parent-style-name="OBRIT_20_POSITIF">
      <style:table-cell-properties fo:border="0.06pt solid #999999"/>
      <style:text-properties style:text-outline="false" style:text-line-through-style="none" style:text-line-through-type="none" fo:font-style="normal" style:text-underline-style="none" style:text-underline-mode="continuous" style:text-overline-mode="continuous" style:text-line-through-mode="continuous" style:language-asian="en" style:country-asian="US" style:font-style-asian="normal" style:font-weight-asian="normal" style:font-style-complex="normal" style:text-emphasize="none" style:font-relief="none"/>
    </style:style>
    <style:style style:name="ce243" style:family="table-cell" style:parent-style-name="OBRIT_20_POSITIF">
      <style:table-cell-properties fo:border="0.06pt solid #999999"/>
      <style:text-properties style:text-outline="false" style:text-line-through-style="none" style:text-line-through-type="none" style:font-name="Times New Roman1" fo:language="en" fo:country="US" fo:font-style="normal" style:text-underline-style="none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EG" style:font-style-complex="normal" style:text-emphasize="none" style:font-relief="none"/>
    </style:style>
    <style:style style:name="ce244" style:family="table-cell" style:parent-style-name="LATIN_20_POSITIF">
      <style:table-cell-properties fo:border="0.06pt solid #999999"/>
    </style:style>
    <style:style style:name="ce245" style:family="table-cell" style:parent-style-name="INTERSECTION_20_GRISE_20_POSITIF">
      <style:table-cell-properties fo:border="0.06pt solid #999999"/>
    </style:style>
    <style:style style:name="ce246" style:family="table-cell" style:parent-style-name="INTERSECTION_20_GRISE_20_NEGATIF">
      <style:table-cell-properties style:text-align-source="fix" style:repeat-content="false" fo:border="0.06pt solid #999999"/>
      <style:paragraph-properties fo:text-align="center" fo:margin-left="0mm"/>
      <style:text-properties style:font-weight-asian="normal" style:font-weight-complex="normal"/>
    </style:style>
    <style:style style:name="ce247" style:family="table-cell" style:parent-style-name="INTERSECTION_20_GRISE_20_BORD">
      <style:table-cell-properties style:diagonal-bl-tr="none" fo:border="0.06pt solid #999999" style:shrink-to-fit="false"/>
      <style:text-properties style:use-window-font-color="true" style:text-line-through-style="none" style:text-line-through-type="none" fo:language="fr" fo:country="FR" fo:font-style="normal" style:text-underline-style="none" fo:font-weight="bold" style:text-underline-mode="continuous" style:text-overline-mode="continuous" style:text-line-through-mode="continuous" style:language-asian="zxx" style:country-asian="none" style:font-style-asian="normal" style:font-weight-asian="bold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OBRIT_20_POSITIF">
      <style:table-cell-properties fo:border="0.06pt solid #999999"/>
      <style:text-properties style:language-asian="en" style:country-asian="US"/>
    </style:style>
    <style:style style:name="ce249" style:family="table-cell" style:parent-style-name="PHÔNETIQWË_20_POSITIF">
      <style:table-cell-properties fo:border="0.06pt solid #999999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name-asian="Lucida Sans Unicode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250" style:family="table-cell" style:parent-style-name="PHÔNETIQWË_20_POSITIF">
      <style:table-cell-properties fo:border="0.06pt solid #999999"/>
    </style:style>
    <style:style style:name="ce251" style:family="table-cell" style:parent-style-name="PHÔNETIQWË_20_POSITIF">
      <style:table-cell-properties fo:border="0.06pt solid #999999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name-asian="DejaVu Sans Mono" style:language-asian="zxx" style:country-asian="none" style:font-style-asian="normal" style:language-complex="zxx" style:country-complex="none" style:font-style-complex="normal" style:text-emphasize="none" style:font-relief="none" style:text-overline-style="none" style:text-overline-color="font-color"/>
    </style:style>
    <style:style style:name="ce252" style:family="table-cell" style:parent-style-name="PHÔNETIQWË_20_POSITIF">
      <style:table-cell-properties fo:border="0.06pt solid #999999"/>
      <style:text-properties style:use-window-font-color="true" style:text-outline="false" style:text-line-through-style="none" style:text-line-through-type="none" style:font-name="Palatino Linotype" fo:language="fr" fo:country="FR" fo:font-style="normal" fo:text-shadow="1pt 1pt" style:text-underline-style="none" style:text-underline-mode="continuous" style:text-overline-mode="continuous" style:text-line-through-mode="continuous" style:font-name-asian="Times New Roman" style:language-asian="zxx" style:country-asian="none" style:font-style-asian="normal" style:language-complex="zxx" style:country-complex="none" style:font-style-complex="normal" style:text-emphasize="none" style:font-relief="none" style:text-overline-style="none" style:text-overline-color="font-color"/>
    </style:style>
    <style:style style:name="ce253" style:family="table-cell" style:parent-style-name="PHÔNETIQWË_20_POSITIF">
      <style:table-cell-properties fo:border="0.06pt solid #999999"/>
      <style:text-properties style:text-outline="false" style:text-line-through-style="none" style:text-line-through-type="none" fo:font-style="normal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="0.06pt solid #999999"/>
      <style:text-properties fo:color="#c5000b" style:font-name="Microsoft Sans Serif1" fo:font-size="9pt" fo:language="zxx" fo:country="none" fo:text-shadow="none" fo:font-weight="bold" style:font-name-asian="Lucida Sans Unicode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255" style:family="table-cell" style:parent-style-name="PHÔNETIQWË_20_POSITIF">
      <style:table-cell-properties fo:border="0.06pt solid #999999"/>
      <style:text-properties style:text-outline="false" style:text-line-through-style="none" style:text-line-through-type="none" style:font-name="DejaVu Sans Mono1" fo:font-style="normal" fo:text-shadow="none" style:text-underline-style="none" style:text-underline-mode="continuous" style:text-overline-mode="continuous" style:text-line-through-mode="continuous" style:font-name-asian="Lucida Sans Unicode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256" style:family="table-cell" style:parent-style-name="PHÔNETIQWË_20_POSITIF">
      <style:table-cell-properties fo:background-color="transparent" fo:border="0.06pt solid #999999"/>
    </style:style>
    <style:style style:name="ce257" style:family="table-cell" style:parent-style-name="PHÔNETIQWË_20_POSITIF">
      <style:table-cell-properties fo:border="0.06pt solid #999999"/>
      <style:text-properties style:use-window-font-color="true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58" style:family="table-cell" style:parent-style-name="PHÔNETIQWË_20_POSITIF">
      <style:table-cell-properties fo:border="0.06pt solid #999999"/>
      <style:text-properties fo:color="#000000" fo:font-size="12pt" fo:text-shadow="1pt 1pt" style:font-size-complex="6.80000019073486pt"/>
    </style:style>
    <style:style style:name="ce259" style:family="table-cell" style:parent-style-name="PHÔNETIQWË_20_POSITIF">
      <style:table-cell-properties style:glyph-orientation-vertical="0" fo:border="0.06pt solid #999999" style:direction="ltr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name-asian="Lucida Sans Unicode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260" style:family="table-cell" style:parent-style-name="INFO_20_POSITIF_20__21b5_">
      <style:table-cell-properties fo:border="0.06pt solid #999999"/>
    </style:style>
    <style:style style:name="ce261" style:family="table-cell" style:parent-style-name="LATIN_20_POSITIF">
      <style:table-cell-properties fo:border="0.06pt solid #999999"/>
      <style:text-properties fo:language="zxx" fo:country="none"/>
    </style:style>
    <style:style style:name="ce262" style:family="table-cell" style:parent-style-name="INTERSECTION_20_GRISE_20_POSITIF">
      <style:table-cell-properties fo:border="0.06pt solid #999999"/>
      <style:text-properties fo:language="zxx" fo:country="none"/>
    </style:style>
    <style:style style:name="ce263" style:family="table-cell" style:parent-style-name="LATIN_20_POSITIF">
      <style:table-cell-properties style:diagonal-bl-tr="none" fo:border="0.06pt solid #999999" style:shrink-to-fit="false"/>
      <style:text-properties style:use-window-font-color="true" style:text-outline="false" style:text-line-through-style="none" style:text-line-through-type="none" fo:language="zxx" fo:country="none" fo:font-style="normal" style:text-underline-style="none" style:text-underline-mode="continuous" style:text-overline-mode="continuous" style:text-line-through-mode="continuous" style:font-name-asian="Lucida Sans Unicode" style:language-asian="en" style:country-asian="US" style:font-style-asian="normal" style:font-style-complex="normal" style:text-emphasize="none" style:font-relief="none" style:text-overline-style="none" style:text-overline-color="font-color"/>
    </style:style>
    <style:style style:name="ce264" style:family="table-cell" style:parent-style-name="INTERSECTION_20_GRISE_20_POSITIF">
      <style:table-cell-properties style:diagonal-bl-tr="none" fo:border="0.06pt solid #999999" style:shrink-to-fit="false"/>
      <style:text-properties style:use-window-font-color="true" style:text-line-through-style="none" style:text-line-through-type="none" fo:language="zxx" fo:country="none" fo:font-style="normal" style:text-underline-style="none" style:text-underline-mode="continuous" style:text-overline-mode="continuous" style:text-line-through-mode="continuous" style:language-asian="en" style:country-asian="US" style:font-style-asian="normal" style:font-style-complex="normal" style:text-emphasize="none" style:font-relief="none" style:text-overline-style="none" style:text-overline-color="font-color"/>
    </style:style>
    <style:style style:name="ce265" style:family="table-cell" style:parent-style-name="INTERSECTION_20_GRISE_20_NEGATIF">
      <style:table-cell-properties style:text-align-source="fix" style:repeat-content="false" fo:border="0.06pt solid #999999"/>
      <style:paragraph-properties fo:text-align="center" fo:margin-left="0mm"/>
      <style:text-properties fo:language="zxx" fo:country="none" style:font-weight-asian="normal" style:font-weight-complex="normal"/>
    </style:style>
    <style:style style:name="ce266" style:family="table-cell" style:parent-style-name="LATIN_20_POSITIF">
      <style:table-cell-properties fo:border="0.06pt solid #999999"/>
      <style:text-properties fo:language="zxx" fo:country="none" fo:font-weight="normal" style:font-weight-asian="normal" style:font-weight-complex="normal"/>
    </style:style>
    <style:style style:name="ce267" style:family="table-cell" style:parent-style-name="INTERSECTION_20_GRISE_20_BORD">
      <style:table-cell-properties style:diagonal-bl-tr="none" fo:border="0.06pt solid #999999" style:shrink-to-fit="false"/>
      <style:text-properties style:use-window-font-color="true" style:text-line-through-style="none" style:text-line-through-type="none" fo:language="zxx" fo:country="none" fo:font-style="normal" style:text-underline-style="none" fo:font-weight="bold" style:text-underline-mode="continuous" style:text-overline-mode="continuous" style:text-line-through-mode="continuous" style:language-asian="zxx" style:country-asian="none" style:font-style-asian="normal" style:font-weight-asian="bold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ATE_20_POSITIF">
      <style:table-cell-properties fo:border="0.06pt solid #999999"/>
      <style:text-properties style:font-name="Microsoft Sans Serif" fo:text-shadow="none" style:font-name-complex="Microsoft Sans Serif"/>
    </style:style>
    <style:style style:name="ce269" style:family="table-cell" style:parent-style-name="DATE_20_POSITIF">
      <style:table-cell-properties fo:border="0.06pt solid #999999"/>
    </style:style>
    <style:style style:name="T1" style:family="text">
      <style:text-properties fo:color="#ff420e"/>
    </style:style>
    <style:style style:name="T2" style:family="text">
      <style:text-properties fo:color="#579d1c" style:font-name="DejaVu Sans Mono" style:font-name-asian="DejaVu Sans Mono" style:font-name-complex="Courier New"/>
    </style:style>
    <style:style style:name="T3" style:family="text">
      <style:text-properties style:font-name="DejaVu Sans Mono" style:font-name-asian="DejaVu Sans Mono" style:font-name-complex="Courier New"/>
    </style:style>
    <style:style style:name="T4" style:family="text">
      <style:text-properties style:font-name="DejaVu Sans Mono" style:font-name-asian="DejaVu Sans Mono" style:font-name-complex="Courier New" fo:font-weight="normal" style:font-weight-asian="normal" style:font-weight-complex="normal"/>
    </style:style>
  </office:automatic-styles>
  <office:body>
    <office:spreadsheet>
      <table:calculation-settings table:null-year="1900"/>
      <table:table table:name="2013-03-25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55"/>
        <table:table-column table:style-name="co2" table:default-cell-style-name="ce155"/>
        <table:table-column table:style-name="co3" table:default-cell-style-name="ce155"/>
        <table:table-column table:style-name="co4" table:default-cell-style-name="ce155"/>
        <table:table-column-group table:display="false">
          <table:table-column table:style-name="co5" table:visibility="collapse" table:number-columns-repeated="2" table:default-cell-style-name="ce155"/>
        </table:table-column-group>
        <table:table-column table:style-name="co6" table:default-cell-style-name="ce155"/>
        <table:table-column table:style-name="co7" table:default-cell-style-name="ce155"/>
        <table:table-column table:style-name="co8" table:default-cell-style-name="ce155"/>
        <table:table-column table:style-name="co6" table:default-cell-style-name="ce155"/>
        <table:table-column-group table:display="false">
          <table:table-column table:style-name="co5" table:visibility="collapse" table:default-cell-style-name="ce155"/>
          <table:table-column table:style-name="co9" table:visibility="collapse" table:default-cell-style-name="ce155"/>
        </table:table-column-group>
        <table:table-column table:style-name="co10" table:default-cell-style-name="ce155"/>
        <table:table-column table:style-name="co3" table:default-cell-style-name="ce155"/>
        <table:table-column table:style-name="co2" table:default-cell-style-name="ce155"/>
        <table:table-column table:style-name="co1" table:default-cell-style-name="ce155"/>
        <table:table-column table:style-name="co11" table:number-columns-repeated="1008" table:default-cell-style-name="ce155"/>
        <table:table-row table:style-name="ro1">
          <table:table-cell table:style-name="ce141" office:value-type="string" calcext:value-type="string">
            <text:p>−</text:p>
            <text:p>Date</text:p>
          </table:table-cell>
          <table:table-cell table:style-name="ce141" office:value-type="string" calcext:value-type="string">
            <text:p>−</text:p>
          </table:table-cell>
          <table:table-cell table:style-name="ce141" office:value-type="string" calcext:value-type="string">
            <text:p>−</text:p>
            <text:p>Définition</text:p>
          </table:table-cell>
          <table:table-cell table:style-name="ce141" office:value-type="string" calcext:value-type="string">
            <text:p>−</text:p>
            <text:p>[fɔneθiq]</text:p>
            <text:p>[I.P.A]</text:p>
          </table:table-cell>
          <table:table-cell table:style-name="ce141" office:value-type="string" calcext:value-type="string">
            <text:p>−</text:p>
            <text:p>OBRIT</text:p>
            <text:p>RACINE</text:p>
          </table:table-cell>
          <table:table-cell table:style-name="ce141" office:value-type="string" calcext:value-type="string">
            <text:p>−</text:p>
            <text:p>ORBIT</text:p>
            <text:p>RACINE</text:p>
          </table:table-cell>
          <table:table-cell table:style-name="ce141" office:value-type="string" calcext:value-type="string">
            <text:p>−</text:p>
            <text:p>SHQIP</text:p>
            <text:p>SQ TOSK</text:p>
          </table:table-cell>
          <table:table-cell table:style-name="ce208" office:value-type="string" calcext:value-type="string">
            <text:p>°</text:p>
            <text:p>SHQIP</text:p>
            <text:p>RACINE</text:p>
          </table:table-cell>
          <table:table-cell table:style-name="ce208" office:value-type="string" calcext:value-type="string">
            <text:p>°</text:p>
            <text:p>SHQIP</text:p>
          </table:table-cell>
          <table:table-cell table:style-name="ce213" office:value-type="string" calcext:value-type="string">
            <text:p>+</text:p>
            <text:p>SHQIP</text:p>
            <text:p>GHEG SK</text:p>
          </table:table-cell>
          <table:table-cell table:style-name="ce213" office:value-type="string" calcext:value-type="string">
            <text:p>+</text:p>
            <text:p>ORBIT</text:p>
            <text:p>RACINE</text:p>
          </table:table-cell>
          <table:table-cell table:style-name="ce213" office:value-type="string" calcext:value-type="string">
            <text:p>+</text:p>
            <text:p>OBRIT</text:p>
            <text:p>RACINE</text:p>
          </table:table-cell>
          <table:table-cell table:style-name="ce213" office:value-type="string" calcext:value-type="string">
            <text:p>+</text:p>
            <text:p>[fɔneθiq]</text:p>
            <text:p>[I.P.A]</text:p>
          </table:table-cell>
          <table:table-cell table:style-name="ce213" office:value-type="string" calcext:value-type="string">
            <text:p>+</text:p>
            <text:p>Définition</text:p>
          </table:table-cell>
          <table:table-cell table:style-name="ce213" office:value-type="string" calcext:value-type="string">
            <text:p>+</text:p>
          </table:table-cell>
          <table:table-cell table:style-name="ce213" office:value-type="string" calcext:value-type="string">
            <text:p>+</text:p>
            <text:p>Date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dé‑wêlofer</text:p>
            <text:p>dérouler</text:p>
          </table:table-cell>
          <table:table-cell table:style-name="ce179"/>
          <table:table-cell table:style-name="ce190"/>
          <table:table-cell table:style-name="ce195"/>
          <table:table-cell table:style-name="ce203" office:value-type="string" calcext:value-type="string">
            <text:p>SHPËSHTJELL</text:p>
          </table:table-cell>
          <table:table-cell table:style-name="ce209" office:value-type="string" calcext:value-type="string">
            <text:p>SHT</text:p>
          </table:table-cell>
          <table:table-cell table:style-name="ce209" office:value-type="string" calcext:value-type="string">
            <text:p>SHPËSHTJELL</text:p>
          </table:table-cell>
          <table:table-cell table:style-name="ce214"/>
          <table:table-cell table:style-name="ce228"/>
          <table:table-cell table:style-name="ce240"/>
          <table:table-cell table:style-name="ce249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dé‑wêlofer</text:p>
          </table:table-cell>
          <table:table-cell table:style-name="ce179"/>
          <table:table-cell table:style-name="ce191"/>
          <table:table-cell table:style-name="ce196"/>
          <table:table-cell table:style-name="ce204" office:value-type="string" calcext:value-type="string">
            <text:p>SHTËLLIS</text:p>
          </table:table-cell>
          <table:table-cell table:style-name="ce209" office:value-type="string" calcext:value-type="string">
            <text:p>SHT</text:p>
          </table:table-cell>
          <table:table-cell table:style-name="ce211" office:value-type="string" calcext:value-type="string">
            <text:p>SHTËLLIS</text:p>
          </table:table-cell>
          <table:table-cell table:style-name="ce215" office:value-type="string" calcext:value-type="string">
            <text:p>SHTËLLIS</text:p>
          </table:table-cell>
          <table:table-cell table:style-name="ce228"/>
          <table:table-cell table:style-name="ce240"/>
          <table:table-cell table:style-name="ce249"/>
          <table:table-cell table:style-name="ce260" office:value-type="string" calcext:value-type="string">
            <text:p>développer</text:p>
          </table:table-cell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ac‑crêssëmẽnθ</text:p>
          </table:table-cell>
          <table:table-cell table:style-name="ce179"/>
          <table:table-cell table:style-name="ce190"/>
          <table:table-cell table:style-name="ce197"/>
          <table:table-cell table:style-name="ce205" office:value-type="string" calcext:value-type="string">
            <text:p>SHTIM</text:p>
          </table:table-cell>
          <table:table-cell table:style-name="ce209" office:value-type="string" calcext:value-type="string">
            <text:p>SHT</text:p>
          </table:table-cell>
          <table:table-cell table:style-name="ce209" office:value-type="string" calcext:value-type="string">
            <text:p>SHTIM</text:p>
          </table:table-cell>
          <table:table-cell table:style-name="ce214"/>
          <table:table-cell table:style-name="ce229"/>
          <table:table-cell table:style-name="ce240"/>
          <table:table-cell table:style-name="ce249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dé‑wêlofëmênθ, proë‑gêdsus</text:p>
          </table:table-cell>
          <table:table-cell table:style-name="ce180"/>
          <table:table-cell table:style-name="ce190"/>
          <table:table-cell table:style-name="ce197"/>
          <table:table-cell table:style-name="ce205" office:value-type="string" calcext:value-type="string">
            <text:p>SHTJELLIM</text:p>
          </table:table-cell>
          <table:table-cell table:style-name="ce209" office:value-type="string" calcext:value-type="string">
            <text:p>SHT</text:p>
          </table:table-cell>
          <table:table-cell table:style-name="ce209" office:value-type="string" calcext:value-type="string">
            <text:p>SHTJELLIM</text:p>
          </table:table-cell>
          <table:table-cell table:style-name="ce216" office:value-type="string" calcext:value-type="string">
            <text:p>SHTHJÊLLIM</text:p>
          </table:table-cell>
          <table:table-cell table:style-name="ce229"/>
          <table:table-cell table:style-name="ce240"/>
          <table:table-cell table:style-name="ce249" office:value-type="string" calcext:value-type="string">
            <text:p>[ʃθjɛɫ·im]</text:p>
          </table:table-cell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avgmênter</text:p>
          </table:table-cell>
          <table:table-cell table:style-name="ce179"/>
          <table:table-cell table:style-name="ce190"/>
          <table:table-cell table:style-name="ce197"/>
          <table:table-cell table:style-name="ce205" office:value-type="string" calcext:value-type="string">
            <text:p>SHTOHET</text:p>
          </table:table-cell>
          <table:table-cell table:style-name="ce209" office:value-type="string" calcext:value-type="string">
            <text:p>SHT</text:p>
          </table:table-cell>
          <table:table-cell table:style-name="ce209" office:value-type="string" calcext:value-type="string">
            <text:p>SHTOHET</text:p>
          </table:table-cell>
          <table:table-cell table:style-name="ce217" office:value-type="string" calcext:value-type="string">
            <text:p>SHTOHËT</text:p>
          </table:table-cell>
          <table:table-cell table:style-name="ce230"/>
          <table:table-cell table:style-name="ce241"/>
          <table:table-cell table:style-name="ce250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3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avgmênter</text:p>
          </table:table-cell>
          <table:table-cell table:style-name="ce179"/>
          <table:table-cell table:style-name="ce192"/>
          <table:table-cell table:style-name="ce198" office:value-type="string" calcext:value-type="string">
            <text:p>شت</text:p>
          </table:table-cell>
          <table:table-cell table:style-name="ce205" office:value-type="string" calcext:value-type="string">
            <text:p>SHTOJ</text:p>
          </table:table-cell>
          <table:table-cell table:style-name="ce209" office:value-type="string" calcext:value-type="string">
            <text:p>SHT</text:p>
          </table:table-cell>
          <table:table-cell table:style-name="ce209" office:value-type="string" calcext:value-type="string">
            <text:p>SHTOJ</text:p>
          </table:table-cell>
          <table:table-cell table:style-name="ce218" office:value-type="string" calcext:value-type="string">
            <text:p>SHTHÔJ </text:p>
          </table:table-cell>
          <table:table-cell table:style-name="ce229" office:value-type="string" calcext:value-type="string">
            <text:p>شث</text:p>
          </table:table-cell>
          <table:table-cell table:style-name="ce242"/>
          <table:table-cell table:style-name="ce249"/>
          <table:table-cell table:style-name="ce260" office:value-type="string" calcext:value-type="string">
            <text:p>avgmênter</text:p>
          </table:table-cell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nausée</text:p>
          </table:table-cell>
          <table:table-cell table:style-name="ce180"/>
          <table:table-cell table:style-name="ce193"/>
          <table:table-cell table:style-name="ce197"/>
          <table:table-cell table:style-name="ce205" office:value-type="string" calcext:value-type="string">
            <text:p>PË‑SHTJELLË</text:p>
          </table:table-cell>
          <table:table-cell table:style-name="ce209" office:value-type="string" calcext:value-type="string">
            <text:p>SHTH</text:p>
          </table:table-cell>
          <table:table-cell table:style-name="ce209" office:value-type="string" calcext:value-type="string">
            <text:p>PËSHTJELLË</text:p>
          </table:table-cell>
          <table:table-cell table:style-name="ce214"/>
          <table:table-cell table:style-name="ce231"/>
          <table:table-cell table:style-name="ce240"/>
          <table:table-cell table:style-name="ce251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gõmë‑fusiõn</text:p>
          </table:table-cell>
          <table:table-cell table:style-name="ce180"/>
          <table:table-cell table:style-name="ce193"/>
          <table:table-cell table:style-name="ce197"/>
          <table:table-cell table:style-name="ce205" office:value-type="string" calcext:value-type="string">
            <text:p>PË‑SHTJELLIM</text:p>
          </table:table-cell>
          <table:table-cell table:style-name="ce209" office:value-type="string" calcext:value-type="string">
            <text:p>SHTH</text:p>
          </table:table-cell>
          <table:table-cell table:style-name="ce209" office:value-type="string" calcext:value-type="string">
            <text:p>PËSHTJELLIM</text:p>
          </table:table-cell>
          <table:table-cell table:style-name="ce214"/>
          <table:table-cell table:style-name="ce231"/>
          <table:table-cell table:style-name="ce240"/>
          <table:table-cell table:style-name="ce251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é‑qœrëmênθ écœurement</text:p>
          </table:table-cell>
          <table:table-cell table:style-name="ce180"/>
          <table:table-cell table:style-name="ce190"/>
          <table:table-cell table:style-name="ce199"/>
          <table:table-cell table:style-name="ce205" office:value-type="string" calcext:value-type="string">
            <text:p>PËSHTIR</text:p>
          </table:table-cell>
          <table:table-cell table:style-name="ce209" office:value-type="string" calcext:value-type="string">
            <text:p>SHTH</text:p>
          </table:table-cell>
          <table:table-cell table:style-name="ce209" office:value-type="string" calcext:value-type="string">
            <text:p>PËSHTIR</text:p>
          </table:table-cell>
          <table:table-cell table:style-name="ce218"/>
          <table:table-cell table:style-name="ce232"/>
          <table:table-cell table:style-name="ce242"/>
          <table:table-cell table:style-name="ce250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1. s'enrouler</text:p>
            <text:p>2. (populli) së r‑as‑sẽmblér</text:p>
          </table:table-cell>
          <table:table-cell table:style-name="ce180"/>
          <table:table-cell table:style-name="ce190"/>
          <table:table-cell table:style-name="ce200"/>
          <table:table-cell table:style-name="ce206" office:value-type="string" calcext:value-type="string">
            <text:p><text:span text:style-name="T1">MB</text:span>Ë‑SHTILLET</text:p>
          </table:table-cell>
          <table:table-cell table:style-name="ce209" office:value-type="string" calcext:value-type="string">
            <text:p>SHTJELL</text:p>
          </table:table-cell>
          <table:table-cell table:style-name="ce209" office:value-type="string" calcext:value-type="string">
            <text:p>MBËSHTILLET</text:p>
          </table:table-cell>
          <table:table-cell table:style-name="ce219"/>
          <table:table-cell table:style-name="ce233"/>
          <table:table-cell table:style-name="ce243"/>
          <table:table-cell table:style-name="ce250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4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ẽnë‑wêlofer</text:p>
          </table:table-cell>
          <table:table-cell table:style-name="ce179"/>
          <table:table-cell table:style-name="ce190"/>
          <table:table-cell table:style-name="ce195"/>
          <table:table-cell table:style-name="ce203" office:value-type="string" calcext:value-type="string">
            <text:p><text:span text:style-name="T1">MB</text:span>Ë‑SHTJÉLL</text:p>
          </table:table-cell>
          <table:table-cell table:style-name="ce209" office:value-type="string" calcext:value-type="string">
            <text:p>SHTJELL</text:p>
          </table:table-cell>
          <table:table-cell table:style-name="ce209" office:value-type="string" calcext:value-type="string">
            <text:p>MBËSHTJÉLL</text:p>
          </table:table-cell>
          <table:table-cell table:style-name="ce220" office:value-type="string" calcext:value-type="string">
            <text:p><text:span text:style-name="T2">P</text:span><text:span text:style-name="T3">SHTJÊL</text:span></text:p>
          </table:table-cell>
          <table:table-cell table:style-name="ce228"/>
          <table:table-cell table:style-name="ce240"/>
          <table:table-cell table:style-name="ce249"/>
          <table:table-cell table:style-name="ce260" office:value-type="string" calcext:value-type="string">
            <text:p>ẽn‑roulér (PJÄLA BABËS SQ SK GHEG)</text:p>
          </table:table-cell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enrouler, ẽnë‑wêlofer</text:p>
          </table:table-cell>
          <table:table-cell table:style-name="ce179"/>
          <table:table-cell table:style-name="ce190"/>
          <table:table-cell table:style-name="ce195"/>
          <table:table-cell table:style-name="ce203" office:value-type="string" calcext:value-type="string">
            <text:p><text:span text:style-name="T1">MB</text:span>Ë‑SHTJELLË</text:p>
          </table:table-cell>
          <table:table-cell table:style-name="ce209" office:value-type="string" calcext:value-type="string">
            <text:p>SHTJELL</text:p>
          </table:table-cell>
          <table:table-cell table:style-name="ce209" office:value-type="string" calcext:value-type="string">
            <text:p>MBËSHTJELLË</text:p>
          </table:table-cell>
          <table:table-cell table:style-name="ce219"/>
          <table:table-cell table:style-name="ce228"/>
          <table:table-cell table:style-name="ce240"/>
          <table:table-cell table:style-name="ce249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5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ẽnë‑wêlofë</text:p>
          </table:table-cell>
          <table:table-cell table:style-name="ce179"/>
          <table:table-cell table:style-name="ce190"/>
          <table:table-cell table:style-name="ce195"/>
          <table:table-cell table:style-name="ce203" office:value-type="string" calcext:value-type="string">
            <text:p><text:span text:style-name="T1">MB</text:span>Ë‑SHTJELLËS</text:p>
          </table:table-cell>
          <table:table-cell table:style-name="ce209" office:value-type="string" calcext:value-type="string">
            <text:p>SHTJELL</text:p>
          </table:table-cell>
          <table:table-cell table:style-name="ce209" office:value-type="string" calcext:value-type="string">
            <text:p>MBËSHTJELLËS</text:p>
          </table:table-cell>
          <table:table-cell table:style-name="ce219" office:value-type="string" calcext:value-type="string">
            <text:p>PSHTJELLËS</text:p>
            <text:p><text:span text:style-name="T3">POSHTAR</text:span><text:span text:style-name="T4"> </text:span></text:p>
          </table:table-cell>
          <table:table-cell table:style-name="ce228"/>
          <table:table-cell table:style-name="ce240"/>
          <table:table-cell table:style-name="ce249"/>
          <table:table-cell table:style-name="ce260" office:value-type="string" calcext:value-type="string">
            <text:p>enveloppe</text:p>
          </table:table-cell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ẽn‑wêlofëmênθ</text:p>
          </table:table-cell>
          <table:table-cell table:style-name="ce179"/>
          <table:table-cell table:style-name="ce190"/>
          <table:table-cell table:style-name="ce195"/>
          <table:table-cell table:style-name="ce203" office:value-type="string" calcext:value-type="string">
            <text:p><text:span text:style-name="T1">MB</text:span>Ë‑SHTJELLJA</text:p>
          </table:table-cell>
          <table:table-cell table:style-name="ce209" office:value-type="string" calcext:value-type="string">
            <text:p>SHTJELL</text:p>
          </table:table-cell>
          <table:table-cell table:style-name="ce209" office:value-type="string" calcext:value-type="string">
            <text:p>MBËSHTJELLJA</text:p>
          </table:table-cell>
          <table:table-cell table:style-name="ce219"/>
          <table:table-cell table:style-name="ce228"/>
          <table:table-cell table:style-name="ce240"/>
          <table:table-cell table:style-name="ce249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ẽn‑wêlofëmênθ</text:p>
          </table:table-cell>
          <table:table-cell table:style-name="ce179"/>
          <table:table-cell table:style-name="ce190"/>
          <table:table-cell table:style-name="ce195"/>
          <table:table-cell table:style-name="ce203" office:value-type="string" calcext:value-type="string">
            <text:p><text:span text:style-name="T1">MB</text:span>Ë‑SHTJELLJE</text:p>
          </table:table-cell>
          <table:table-cell table:style-name="ce209" office:value-type="string" calcext:value-type="string">
            <text:p>SHTJELL</text:p>
          </table:table-cell>
          <table:table-cell table:style-name="ce209" office:value-type="string" calcext:value-type="string">
            <text:p>MBËSHTJELLJE</text:p>
          </table:table-cell>
          <table:table-cell table:style-name="ce219"/>
          <table:table-cell table:style-name="ce228"/>
          <table:table-cell table:style-name="ce240"/>
          <table:table-cell table:style-name="ce249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enrouler, ẽnë‑wêlofer</text:p>
          </table:table-cell>
          <table:table-cell table:style-name="ce180"/>
          <table:table-cell table:style-name="ce193"/>
          <table:table-cell table:style-name="ce197"/>
          <table:table-cell table:style-name="ce205" office:value-type="string" calcext:value-type="string">
            <text:p><text:span text:style-name="T1">MB</text:span>Ë‑SHTOLLA</text:p>
          </table:table-cell>
          <table:table-cell table:style-name="ce209" office:value-type="string" calcext:value-type="string">
            <text:p>SHTJELL</text:p>
          </table:table-cell>
          <table:table-cell table:style-name="ce209" office:value-type="string" calcext:value-type="string">
            <text:p>MBËSHTOLLA</text:p>
          </table:table-cell>
          <table:table-cell table:style-name="ce220" office:value-type="string" calcext:value-type="string">
            <text:p>MU‑SHTÊLOJ </text:p>
          </table:table-cell>
          <table:table-cell table:style-name="ce233"/>
          <table:table-cell table:style-name="ce240"/>
          <table:table-cell table:style-name="ce249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s'enrouler</text:p>
          </table:table-cell>
          <table:table-cell table:style-name="ce180"/>
          <table:table-cell table:style-name="ce190"/>
          <table:table-cell table:style-name="ce201"/>
          <table:table-cell table:style-name="ce205" office:value-type="string" calcext:value-type="string">
            <text:p>PË‑SHTILLEM</text:p>
          </table:table-cell>
          <table:table-cell table:style-name="ce209" office:value-type="string" calcext:value-type="string">
            <text:p>SHTJELL</text:p>
          </table:table-cell>
          <table:table-cell table:style-name="ce209" office:value-type="string" calcext:value-type="string">
            <text:p>PËSHTILLEM</text:p>
          </table:table-cell>
          <table:table-cell table:style-name="ce218" office:value-type="string" calcext:value-type="string">
            <text:p>P‑SHTILLËM</text:p>
          </table:table-cell>
          <table:table-cell table:style-name="ce232"/>
          <table:table-cell table:style-name="ce243"/>
          <table:table-cell table:style-name="ce250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ẽn‑roulér</text:p>
            <text:p>emballer</text:p>
          </table:table-cell>
          <table:table-cell table:style-name="ce180"/>
          <table:table-cell table:style-name="ce190"/>
          <table:table-cell table:style-name="ce201"/>
          <table:table-cell table:style-name="ce205" office:value-type="string" calcext:value-type="string">
            <text:p>PË‑SHTJELL</text:p>
          </table:table-cell>
          <table:table-cell table:style-name="ce209" office:value-type="string" calcext:value-type="string">
            <text:p>SHTJELL</text:p>
          </table:table-cell>
          <table:table-cell table:style-name="ce209" office:value-type="string" calcext:value-type="string">
            <text:p>PËSHTJELL</text:p>
          </table:table-cell>
          <table:table-cell table:style-name="ce221" office:value-type="string" calcext:value-type="string">
            <text:p>SHPJÊLL</text:p>
          </table:table-cell>
          <table:table-cell table:style-name="ce234"/>
          <table:table-cell table:style-name="ce243"/>
          <table:table-cell table:style-name="ce250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déployer</text:p>
            <text:p>dé‑wêlofer</text:p>
          </table:table-cell>
          <table:table-cell table:style-name="ce179"/>
          <table:table-cell table:style-name="ce190"/>
          <table:table-cell table:style-name="ce195"/>
          <table:table-cell table:style-name="ce207" office:value-type="string" calcext:value-type="string">
            <text:p>SHTJELLOJ</text:p>
          </table:table-cell>
          <table:table-cell table:style-name="ce209" office:value-type="string" calcext:value-type="string">
            <text:p>SHTJELL</text:p>
          </table:table-cell>
          <table:table-cell table:style-name="ce212" office:value-type="string" calcext:value-type="string">
            <text:p>SHTJELLOJ</text:p>
          </table:table-cell>
          <table:table-cell table:style-name="ce220"/>
          <table:table-cell table:style-name="ce228"/>
          <table:table-cell table:style-name="ce240"/>
          <table:table-cell table:style-name="ce249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rouet, tourbillon</text:p>
          </table:table-cell>
          <table:table-cell table:style-name="ce180"/>
          <table:table-cell table:style-name="ce190"/>
          <table:table-cell table:style-name="ce197"/>
          <table:table-cell table:style-name="ce205" office:value-type="string" calcext:value-type="string">
            <text:p>SHTJÉLLJE</text:p>
          </table:table-cell>
          <table:table-cell table:style-name="ce209" office:value-type="string" calcext:value-type="string">
            <text:p>SHTJÉLL</text:p>
          </table:table-cell>
          <table:table-cell table:style-name="ce209" office:value-type="string" calcext:value-type="string">
            <text:p>SHTJÉLLJE</text:p>
          </table:table-cell>
          <table:table-cell table:style-name="ce214" office:value-type="string" calcext:value-type="string">
            <text:p>SHTJÊLLJÊ</text:p>
          </table:table-cell>
          <table:table-cell table:style-name="ce231"/>
          <table:table-cell table:style-name="ce243"/>
          <table:table-cell table:style-name="ce250"/>
          <table:table-cell table:style-name="ce260" office:value-type="string" calcext:value-type="string">
            <text:p>rouet, tourbillon</text:p>
          </table:table-cell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dé‑wêlofer</text:p>
          </table:table-cell>
          <table:table-cell table:style-name="ce180"/>
          <table:table-cell table:style-name="ce193"/>
          <table:table-cell table:style-name="ce197"/>
          <table:table-cell table:style-name="ce205"/>
          <table:table-cell table:style-name="ce209" office:value-type="string" calcext:value-type="string">
            <text:p>SHT</text:p>
          </table:table-cell>
          <table:table-cell table:style-name="ce209"/>
          <table:table-cell table:style-name="ce221" office:value-type="string" calcext:value-type="string">
            <text:p>PSHTELLE</text:p>
          </table:table-cell>
          <table:table-cell table:style-name="ce231"/>
          <table:table-cell table:style-name="ce240"/>
          <table:table-cell table:style-name="ce251"/>
          <table:table-cell table:style-name="ce260" office:value-type="string" calcext:value-type="string">
            <text:p>développer</text:p>
          </table:table-cell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é‑tẽndrë</text:p>
          </table:table-cell>
          <table:table-cell table:style-name="ce180"/>
          <table:table-cell table:style-name="ce190"/>
          <table:table-cell table:style-name="ce197"/>
          <table:table-cell table:style-name="ce205" office:value-type="string" calcext:value-type="string">
            <text:p>SHTRIJ</text:p>
          </table:table-cell>
          <table:table-cell table:style-name="ce209" office:value-type="string" calcext:value-type="string">
            <text:p>SHTR</text:p>
          </table:table-cell>
          <table:table-cell table:style-name="ce209" office:value-type="string" calcext:value-type="string">
            <text:p>SHTRIJ</text:p>
          </table:table-cell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é‑tẽndrë</text:p>
          </table:table-cell>
          <table:table-cell table:style-name="ce180"/>
          <table:table-cell table:style-name="ce190"/>
          <table:table-cell table:style-name="ce197"/>
          <table:table-cell table:style-name="ce205" office:value-type="string" calcext:value-type="string">
            <text:p>SHTROJ</text:p>
          </table:table-cell>
          <table:table-cell table:style-name="ce209" office:value-type="string" calcext:value-type="string">
            <text:p>SHTR</text:p>
          </table:table-cell>
          <table:table-cell table:style-name="ce209" office:value-type="string" calcext:value-type="string">
            <text:p>SHTROJ</text:p>
          </table:table-cell>
          <table:table-cell table:style-name="ce218"/>
          <table:table-cell table:style-name="ce232"/>
          <table:table-cell table:style-name="ce242"/>
          <table:table-cell table:style-name="ce249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cracher</text:p>
          </table:table-cell>
          <table:table-cell table:style-name="ce180"/>
          <table:table-cell table:style-name="ce190"/>
          <table:table-cell table:style-name="ce197"/>
          <table:table-cell table:style-name="ce205" office:value-type="string" calcext:value-type="string">
            <text:p>PË‑SHTYJ</text:p>
          </table:table-cell>
          <table:table-cell table:style-name="ce210" office:value-type="string" calcext:value-type="string">
            <text:p>SHTY</text:p>
          </table:table-cell>
          <table:table-cell table:style-name="ce209" office:value-type="string" calcext:value-type="string">
            <text:p>PËSHTYJ</text:p>
          </table:table-cell>
          <table:table-cell table:style-name="ce218" office:value-type="string" calcext:value-type="string">
            <text:p>P‑SHTYJ</text:p>
          </table:table-cell>
          <table:table-cell table:style-name="ce232"/>
          <table:table-cell table:style-name="ce242"/>
          <table:table-cell table:style-name="ce250"/>
          <table:table-cell table:style-name="ce260" office:value-type="string" calcext:value-type="string">
            <text:p>cracher</text:p>
          </table:table-cell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salive</text:p>
          </table:table-cell>
          <table:table-cell table:style-name="ce180"/>
          <table:table-cell table:style-name="ce190"/>
          <table:table-cell table:style-name="ce197"/>
          <table:table-cell table:style-name="ce205" office:value-type="string" calcext:value-type="string">
            <text:p>PË‑SHTYM</text:p>
          </table:table-cell>
          <table:table-cell table:style-name="ce210" office:value-type="string" calcext:value-type="string">
            <text:p>SHTY</text:p>
          </table:table-cell>
          <table:table-cell table:style-name="ce209" office:value-type="string" calcext:value-type="string">
            <text:p>PËSHTYM</text:p>
          </table:table-cell>
          <table:table-cell table:style-name="ce216" office:value-type="string" calcext:value-type="string">
            <text:p>P‑SHTYM</text:p>
          </table:table-cell>
          <table:table-cell table:style-name="ce232"/>
          <table:table-cell table:style-name="ce242"/>
          <table:table-cell table:style-name="ce249"/>
          <table:table-cell table:style-name="ce260" office:value-type="string" calcext:value-type="string">
            <text:p>salive</text:p>
          </table:table-cell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appuyer</text:p>
          </table:table-cell>
          <table:table-cell table:style-name="ce180"/>
          <table:table-cell table:style-name="ce190"/>
          <table:table-cell table:style-name="ce197"/>
          <table:table-cell table:style-name="ce205" office:value-type="string" calcext:value-type="string">
            <text:p>MBËSHTÉS</text:p>
          </table:table-cell>
          <table:table-cell table:style-name="ce209"/>
          <table:table-cell table:style-name="ce209" office:value-type="string" calcext:value-type="string">
            <text:p>MBËSHTÉS</text:p>
          </table:table-cell>
          <table:table-cell table:style-name="ce214"/>
          <table:table-cell table:style-name="ce229"/>
          <table:table-cell table:style-name="ce242"/>
          <table:table-cell table:style-name="ce249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s'appuyer</text:p>
          </table:table-cell>
          <table:table-cell table:style-name="ce180"/>
          <table:table-cell table:style-name="ce190"/>
          <table:table-cell table:style-name="ce197"/>
          <table:table-cell table:style-name="ce205" office:value-type="string" calcext:value-type="string">
            <text:p>MBËSHTÉTEM</text:p>
          </table:table-cell>
          <table:table-cell table:style-name="ce209"/>
          <table:table-cell table:style-name="ce209" office:value-type="string" calcext:value-type="string">
            <text:p>MBËSHTÉTEM</text:p>
          </table:table-cell>
          <table:table-cell table:style-name="ce218" office:value-type="string" calcext:value-type="string">
            <text:p>P‑SHTETËM</text:p>
          </table:table-cell>
          <table:table-cell table:style-name="ce232"/>
          <table:table-cell table:style-name="ce242"/>
          <table:table-cell table:style-name="ce249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 office:value-type="string" calcext:value-type="string">
            <text:p>MBËSHTÉTNA</text:p>
          </table:table-cell>
          <table:table-cell table:style-name="ce209"/>
          <table:table-cell table:style-name="ce209" office:value-type="string" calcext:value-type="string">
            <text:p>MBËSHTÉTNA</text:p>
          </table:table-cell>
          <table:table-cell table:style-name="ce218" office:value-type="string" calcext:value-type="string">
            <text:p>P‑SHTETNA</text:p>
          </table:table-cell>
          <table:table-cell table:style-name="ce232"/>
          <table:table-cell table:style-name="ce242"/>
          <table:table-cell table:style-name="ce249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ac‑coucher, proë‑qrêaθiõn</text:p>
          </table:table-cell>
          <table:table-cell table:style-name="ce180"/>
          <table:table-cell table:style-name="ce193"/>
          <table:table-cell table:style-name="ce202"/>
          <table:table-cell table:style-name="ce205" office:value-type="string" calcext:value-type="string">
            <text:p>PJÊLL</text:p>
          </table:table-cell>
          <table:table-cell table:style-name="ce209" office:value-type="string" calcext:value-type="string">
            <text:p>PLL</text:p>
          </table:table-cell>
          <table:table-cell table:style-name="ce209" office:value-type="string" calcext:value-type="string">
            <text:p>PJÊLL</text:p>
          </table:table-cell>
          <table:table-cell table:style-name="ce214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 office:value-type="string" calcext:value-type="string">
            <text:p>ac‑coucher, proë‑qrêaθiõn</text:p>
          </table:table-cell>
          <table:table-cell table:style-name="ce180"/>
          <table:table-cell table:style-name="ce193"/>
          <table:table-cell table:style-name="ce202"/>
          <table:table-cell table:style-name="ce205" office:value-type="string" calcext:value-type="string">
            <text:p>POLLA</text:p>
          </table:table-cell>
          <table:table-cell table:style-name="ce209" office:value-type="string" calcext:value-type="string">
            <text:p>PLL</text:p>
          </table:table-cell>
          <table:table-cell table:style-name="ce209" office:value-type="string" calcext:value-type="string">
            <text:p>POLLA</text:p>
          </table:table-cell>
          <table:table-cell table:style-name="ce214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4">
          <table:table-cell table:style-name="ce142" office:value-type="date" office:date-value="2013-04-26T15:07:00" calcext:value-type="date">
            <text:p>2013-04-26 15:07:00</text:p>
          </table:table-cell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office:value-type="string" calcext:value-type="string">
            <text:p>PLL</text:p>
          </table:table-cell>
          <table:table-cell table:style-name="ce209" office:value-type="string" calcext:value-type="string">
            <text:p>PRJÊLL</text:p>
          </table:table-cell>
          <table:table-cell table:style-name="ce222" office:value-type="string" calcext:value-type="string">
            <text:p>PRJÊLL</text:p>
          </table:table-cell>
          <table:table-cell table:style-name="ce229"/>
          <table:table-cell table:style-name="ce240"/>
          <table:table-cell table:style-name="ce249" office:value-type="string" calcext:value-type="string">
            <text:p>[pɾjɛɫ]</text:p>
          </table:table-cell>
          <table:table-cell table:style-name="ce260" office:value-type="string" calcext:value-type="string">
            <text:p>proë‑qrêãθiõn synë‑téθiqwë pérë inë‑cubaθœr embryonnarië</text:p>
          </table:table-cell>
          <table:table-cell table:style-name="ce261"/>
          <table:table-cell table:style-name="ce268" office:value-type="date" office:date-value="2013-04-26T15:07:00" calcext:value-type="date">
            <text:p>2013-04-26 15:07:00</text:p>
          </table:table-cell>
          <table:table-cell table:number-columns-repeated="1008"/>
        </table:table-row>
        <table:table-row table:style-name="ro2" table:number-rows-repeated="55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6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5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5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4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2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7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7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0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7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7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1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7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1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3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3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9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0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0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9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0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8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3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7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54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1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5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2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5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2"/>
          <table:table-cell table:style-name="ce269"/>
          <table:table-cell table:number-columns-repeated="1008"/>
        </table:table-row>
        <table:table-row table:style-name="ro2" table:number-rows-repeated="16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0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8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6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4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8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5"/>
          <table:table-cell table:style-name="ce167"/>
          <table:table-cell table:style-name="ce178"/>
          <table:table-cell table:style-name="ce145"/>
          <table:table-cell table:style-name="ce194"/>
          <table:table-cell table:style-name="ce197"/>
          <table:table-cell table:style-name="ce205"/>
          <table:table-cell table:style-name="ce209" table:number-columns-repeated="2"/>
          <table:table-cell table:style-name="ce223"/>
          <table:table-cell table:style-name="ce235"/>
          <table:table-cell table:style-name="ce145" table:number-columns-repeated="2"/>
          <table:table-cell table:style-name="ce260"/>
          <table:table-cell table:style-name="ce167"/>
          <table:table-cell table:style-name="ce145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7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5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5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7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7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3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3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4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8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0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7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4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8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3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1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8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 table:number-rows-repeated="18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8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 table:number-rows-repeated="16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6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7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7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1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7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 table:number-rows-repeated="28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8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1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7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7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6">
          <table:table-cell table:style-name="ce152"/>
          <table:table-cell table:style-name="ce170"/>
          <table:table-cell table:style-name="ce178"/>
          <table:table-cell table:style-name="ce152"/>
          <table:table-cell table:style-name="ce147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2" table:number-columns-repeated="2"/>
          <table:table-cell table:style-name="ce260"/>
          <table:table-cell table:style-name="ce170"/>
          <table:table-cell table:style-name="ce152"/>
          <table:table-cell table:number-columns-repeated="1008"/>
        </table:table-row>
        <table:table-row table:style-name="ro2" table:number-rows-repeated="9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1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16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24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6">
          <table:table-cell table:style-name="ce153"/>
          <table:table-cell table:style-name="ce171"/>
          <table:table-cell table:style-name="ce178"/>
          <table:table-cell table:style-name="ce153"/>
          <table:table-cell table:style-name="ce147"/>
          <table:table-cell table:style-name="ce197"/>
          <table:table-cell table:style-name="ce205"/>
          <table:table-cell table:style-name="ce209" table:number-columns-repeated="2"/>
          <table:table-cell table:style-name="ce224"/>
          <table:table-cell table:style-name="ce236"/>
          <table:table-cell table:style-name="ce246"/>
          <table:table-cell table:style-name="ce153"/>
          <table:table-cell table:style-name="ce260"/>
          <table:table-cell table:style-name="ce265"/>
          <table:table-cell table:style-name="ce153"/>
          <table:table-cell table:number-columns-repeated="1008"/>
        </table:table-row>
        <table:table-row table:style-name="ro2" table:number-rows-repeated="31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11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7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6">
          <table:table-cell table:style-name="ce152"/>
          <table:table-cell table:style-name="ce170"/>
          <table:table-cell table:style-name="ce178"/>
          <table:table-cell table:style-name="ce152"/>
          <table:table-cell table:style-name="ce147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2" table:number-columns-repeated="2"/>
          <table:table-cell table:style-name="ce260"/>
          <table:table-cell table:style-name="ce170"/>
          <table:table-cell table:style-name="ce152"/>
          <table:table-cell table:number-columns-repeated="1008"/>
        </table:table-row>
        <table:table-row table:style-name="ro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6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6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8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8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1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9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 table:number-rows-repeated="3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54"/>
          <table:table-cell table:style-name="ce172"/>
          <table:table-cell table:style-name="ce178"/>
          <table:table-cell table:style-name="ce182"/>
          <table:table-cell/>
          <table:table-cell table:style-name="ce197"/>
          <table:table-cell table:style-name="ce205"/>
          <table:table-cell table:style-name="ce209" table:number-columns-repeated="2"/>
          <table:table-cell table:style-name="ce225"/>
          <table:table-cell table:style-name="ce237"/>
          <table:table-cell table:style-name="ce182" table:number-columns-repeated="2"/>
          <table:table-cell table:style-name="ce260"/>
          <table:table-cell table:style-name="ce172"/>
          <table:table-cell table:style-name="ce182"/>
          <table:table-cell table:number-columns-repeated="1008"/>
        </table:table-row>
        <table:table-row table:style-name="ro2" table:number-rows-repeated="51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6">
          <table:table-cell/>
          <table:table-cell table:style-name="ce173"/>
          <table:table-cell table:style-name="ce178"/>
          <table:table-cell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number-columns-repeated="2"/>
          <table:table-cell table:style-name="ce260"/>
          <table:table-cell table:style-name="ce173"/>
          <table:table-cell table:number-columns-repeated="1009"/>
        </table:table-row>
        <table:table-row table:style-name="ro2" table:number-rows-repeated="5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56"/>
          <table:table-cell table:style-name="ce174"/>
          <table:table-cell table:style-name="ce178"/>
          <table:table-cell table:style-name="ce156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4">
          <table:table-cell table:style-name="ce146"/>
          <table:table-cell table:style-name="ce165"/>
          <table:table-cell table:style-name="ce178"/>
          <table:table-cell table:style-name="ce165"/>
          <table:table-cell table:style-name="ce147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3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65"/>
          <table:table-cell table:style-name="ce147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33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65"/>
          <table:table-cell table:style-name="ce147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1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65"/>
          <table:table-cell table:style-name="ce147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5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65"/>
          <table:table-cell table:style-name="ce147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6"/>
          <table:table-cell table:style-name="ce165"/>
          <table:table-cell table:style-name="ce178"/>
          <table:table-cell table:style-name="ce165"/>
          <table:table-cell table:style-name="ce147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6"/>
          <table:table-cell table:style-name="ce165"/>
          <table:table-cell table:style-name="ce178"/>
          <table:table-cell table:style-name="ce165"/>
          <table:table-cell table:style-name="ce147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65"/>
          <table:table-cell table:style-name="ce147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65"/>
          <table:table-cell table:style-name="ce147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65"/>
          <table:table-cell table:style-name="ce147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65"/>
          <table:table-cell table:style-name="ce147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65"/>
          <table:table-cell table:style-name="ce147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65"/>
          <table:table-cell table:style-name="ce147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65"/>
          <table:table-cell table:style-name="ce147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7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6"/>
          <table:table-cell table:style-name="ce165"/>
          <table:table-cell table:style-name="ce178"/>
          <table:table-cell table:style-name="ce165"/>
          <table:table-cell table:style-name="ce147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4">
          <table:table-cell table:style-name="ce146"/>
          <table:table-cell table:style-name="ce165"/>
          <table:table-cell table:style-name="ce178"/>
          <table:table-cell table:style-name="ce165"/>
          <table:table-cell table:style-name="ce147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69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5"/>
          <table:table-cell table:style-name="ce237"/>
          <table:table-cell table:style-name="ce144" table:number-columns-repeated="2"/>
          <table:table-cell table:style-name="ce260"/>
          <table:table-cell table:style-name="ce174"/>
          <table:table-cell table:style-name="ce144"/>
          <table:table-cell table:number-columns-repeated="1008"/>
        </table:table-row>
        <table:table-row table:style-name="ro2" table:number-rows-repeated="41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7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7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7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 table:number-rows-repeated="37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64">
          <table:table-cell table:style-name="ce143"/>
          <table:table-cell table:style-name="ce163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3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6"/>
          <table:table-cell table:style-name="ce269"/>
          <table:table-cell table:number-columns-repeated="1008"/>
        </table:table-row>
        <table:table-row table:style-name="ro2" table:number-rows-repeated="11">
          <table:table-cell table:style-name="ce143"/>
          <table:table-cell table:style-name="ce163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7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7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4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7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7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1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4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 table:number-rows-repeated="10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3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3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57"/>
          <table:table-cell table:style-name="ce175"/>
          <table:table-cell table:style-name="ce178"/>
          <table:table-cell table:style-name="ce157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3"/>
          <table:table-cell table:style-name="ce235"/>
          <table:table-cell table:style-name="ce157" table:number-columns-repeated="2"/>
          <table:table-cell table:style-name="ce260"/>
          <table:table-cell table:style-name="ce175"/>
          <table:table-cell table:style-name="ce157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18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8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7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9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3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8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8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7">
          <table:table-cell table:style-name="ce143"/>
          <table:table-cell table:style-name="ce168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6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21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6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9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78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88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7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3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9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4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3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4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71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3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2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2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4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8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2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7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2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2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8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7"/>
          <table:table-cell table:style-name="ce239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4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9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1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8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3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28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1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85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37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0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9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4"/>
          <table:table-cell table:style-name="ce228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7"/>
          <table:table-cell table:style-name="ce239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7"/>
          <table:table-cell table:style-name="ce239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7"/>
          <table:table-cell table:style-name="ce239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4"/>
          <table:table-cell table:style-name="ce228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7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4"/>
          <table:table-cell table:style-name="ce228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4"/>
          <table:table-cell table:style-name="ce228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0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6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7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18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9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15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8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>
          <table:table-cell table:style-name="ce143"/>
          <table:table-cell table:style-name="ce168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2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4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7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3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9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8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13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8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8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4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7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3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8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4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51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57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14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6"/>
          <table:table-cell table:style-name="ce238"/>
          <table:table-cell table:style-name="ce247"/>
          <table:table-cell table:style-name="ce144"/>
          <table:table-cell table:style-name="ce260"/>
          <table:table-cell table:style-name="ce267"/>
          <table:table-cell table:style-name="ce144"/>
          <table:table-cell table:number-columns-repeated="1008"/>
        </table:table-row>
        <table:table-row table:style-name="ro2" table:number-rows-repeated="34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18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6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0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43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07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9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61"/>
          <table:table-cell table:style-name="ce176"/>
          <table:table-cell table:style-name="ce178"/>
          <table:table-cell table:style-name="ce161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3"/>
          <table:table-cell table:style-name="ce235"/>
          <table:table-cell table:style-name="ce157"/>
          <table:table-cell table:style-name="ce161"/>
          <table:table-cell table:style-name="ce260"/>
          <table:table-cell table:style-name="ce175"/>
          <table:table-cell table:style-name="ce161"/>
          <table:table-cell table:number-columns-repeated="1008"/>
        </table:table-row>
        <table:table-row table:style-name="ro2" table:number-rows-repeated="2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2"/>
          <table:table-cell table:style-name="ce178"/>
          <table:table-cell table:style-name="ce187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60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8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18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64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7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6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73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6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1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8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 table:number-rows-repeated="27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8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24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14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9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7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6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8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 table:number-rows-repeated="9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 table:number-rows-repeated="20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2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4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 table:number-rows-repeated="17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3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9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 table:number-rows-repeated="2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58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9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93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8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18"/>
          <table:table-cell table:style-name="ce232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7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85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3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9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58"/>
          <table:table-cell table:style-name="ce168"/>
          <table:table-cell table:style-name="ce178"/>
          <table:table-cell table:style-name="ce188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88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6">
          <table:table-cell table:style-name="ce158"/>
          <table:table-cell table:style-name="ce168"/>
          <table:table-cell table:style-name="ce178"/>
          <table:table-cell table:style-name="ce188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7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7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9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1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 table:number-rows-repeated="70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9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71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8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9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4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58"/>
          <table:table-cell table:style-name="ce166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6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4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9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4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6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5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5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2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7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9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60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59"/>
          <table:table-cell table:style-name="ce169"/>
          <table:table-cell table:style-name="ce178"/>
          <table:table-cell table:style-name="ce147"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5" table:number-columns-repeated="2"/>
          <table:table-cell table:style-name="ce260"/>
          <table:table-cell table:style-name="ce262"/>
          <table:table-cell table:style-name="ce245"/>
          <table:table-cell table:number-columns-repeated="1008"/>
        </table:table-row>
        <table:table-row table:style-name="ro2" table:number-rows-repeated="10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>
          <table:table-cell table:style-name="ce144"/>
          <table:table-cell table:style-name="ce164"/>
          <table:table-cell table:style-name="ce178"/>
          <table:table-cell table:style-name="ce144"/>
          <table:table-cell table:style-name="ce156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156" table:number-columns-repeated="2"/>
          <table:table-cell table:style-name="ce260"/>
          <table:table-cell table:style-name="ce174"/>
          <table:table-cell table:style-name="ce156"/>
          <table:table-cell table:number-columns-repeated="1008"/>
        </table:table-row>
        <table:table-row table:style-name="ro2" table:number-rows-repeated="15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5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2">
          <table:table-cell table:style-name="ce143"/>
          <table:table-cell table:style-name="ce177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36">
          <table:table-cell table:style-name="ce143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 table:number-rows-repeated="14">
          <table:table-cell table:style-name="ce158"/>
          <table:table-cell table:style-name="ce162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2">
          <table:table-cell table:style-name="ce158"/>
          <table:table-cell table:style-name="ce168"/>
          <table:table-cell table:style-name="ce178"/>
          <table:table-cell table:style-name="ce18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6" table:number-rows-repeated="2">
          <table:table-cell/>
          <table:table-cell table:style-name="ce173"/>
          <table:table-cell table:style-name="ce178"/>
          <table:table-cell table:number-columns-repeated="2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number-columns-repeated="2"/>
          <table:table-cell table:style-name="ce260"/>
          <table:table-cell table:style-name="ce173"/>
          <table:table-cell table:number-columns-repeated="1009"/>
        </table:table-row>
        <table:table-row table:style-name="ro2" table:number-rows-repeated="6768">
          <table:table-cell table:style-name="ce158"/>
          <table:table-cell table:style-name="ce168"/>
          <table:table-cell table:style-name="ce178"/>
          <table:table-cell table:style-name="ce179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49"/>
          <table:table-cell table:style-name="ce260"/>
          <table:table-cell table:style-name="ce263"/>
          <table:table-cell table:style-name="ce269"/>
          <table:table-cell table:number-columns-repeated="1008"/>
        </table:table-row>
        <table:table-row table:style-name="ro2" table:number-rows-repeated="51336">
          <table:table-cell table:style-name="ce143"/>
          <table:table-cell table:style-name="ce162"/>
          <table:table-cell table:style-name="ce178"/>
          <table:table-cell table:style-name="ce181"/>
          <table:table-cell table:style-name="ce190"/>
          <table:table-cell table:style-name="ce197"/>
          <table:table-cell table:style-name="ce205"/>
          <table:table-cell table:style-name="ce209" table:number-columns-repeated="2"/>
          <table:table-cell table:style-name="ce222"/>
          <table:table-cell table:style-name="ce230"/>
          <table:table-cell table:style-name="ce240"/>
          <table:table-cell table:style-name="ce250"/>
          <table:table-cell table:style-name="ce260"/>
          <table:table-cell table:style-name="ce261"/>
          <table:table-cell table:style-name="ce269"/>
          <table:table-cell table:number-columns-repeated="1008"/>
        </table:table-row>
        <table:table-row table:style-name="ro6" table:number-rows-repeated="98311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2013-03-25'.A1:'2013-03-25'.P32">
          <table:sort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, Cumberland" style:font-family-generic="swiss"/>
    <style:font-face style:name="Bitstream Vera Sans" svg:font-family="'Bitstream Vera Sans', Arial" style:font-family-generic="swiss"/>
    <style:font-face style:name="Microsoft Sans Serif2" svg:font-family="'Microsoft Sans Serif'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Gras" style:font-family-generic="modern" style:font-pitch="fixed"/>
    <style:font-face style:name="DejaVu Serif" svg:font-family="'DejaVu Serif'" style:font-family-generic="roman" style:font-pitch="variable"/>
    <style:font-face style:name="Palatino Linotype" svg:font-family="'Palatino Linotype'" style:font-adornments="Gras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Estrangelo Edessa" svg:font-family="'Estrangelo Edessa'" style:font-family-generic="script" style:font-pitch="variable"/>
    <style:font-face style:name="Estrangelo Edessa1" svg:font-family="'Estrangelo Edessa'" style:font-adornments="Normal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year number:style="long"/>
      <number:text> </number:text>
      <number:month number:style="long" number:textual="true"/>
      <number:text> </number:text>
      <number:day/>
      <number:text> </number:text>
      <number:day-of-week number:style="long"/>
      <number:text>  </number:text>
      <number:hours number:style="long"/>
      <number:text>:</number:text>
      <number:minutes number:style="long"/>
    </number:date-style>
    <number:number-style style:name="N110">
      <number:number number:decimal-places="0" loext:min-decimal-places="0" number:min-integer-digits="7" number:grouping="true"/>
    </number:number-style>
    <number:number-style style:name="N111">
      <number:number number:decimal-places="0" loext:min-decimal-places="0" number:min-integer-digits="4" number:grouping="true"/>
    </number:number-style>
    <number:date-style style:name="N112">
      <number:year number:style="long"/>
      <number:text>-</number:text>
      <number:month number:style="long"/>
      <number:text>-</number:text>
      <number:day number:style="long"/>
      <number:text> </number:text>
      <number:day-of-week number:style="long"/>
    </number:date-style>
    <number:date-style style:name="N11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day-of-week number:style="long"/>
    </number:date-style>
    <number:number-style style:name="N114">
      <number:number number:decimal-places="2" loext:min-decimal-places="2" number:min-integer-digits="4" number:grouping="true"/>
    </number:number-style>
    <number:number-style style:name="N20000" number:language="he" number:country="IL">
      <number:number number:min-integer-digits="1"/>
    </number:number-style>
    <number:date-style style:name="N11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0" loext:min-decimal-places="0" number:min-integer-digits="4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1" loext:min-decimal-places="1" number:min-integer-digits="4"/>
    </number:number-style>
    <number:date-style style:name="N121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2">
      <number:year number:style="long"/>
      <number:text> </number:text>
      <number:month number:style="long" number:textual="true"/>
      <number:text> </number:text>
      <number:day-of-week number:style="long"/>
      <number:text>  </number:text>
      <number:day/>
      <number:text> </number:text>
    </number:date-style>
    <number:date-style style:name="N123">
      <number:year number:style="long"/>
      <number:text> </number:text>
      <number:month number:style="long" number:textual="true"/>
      <number:text> </number:text>
      <number:day/>
      <number:text> </number:text>
      <number:day-of-week number:style="long"/>
      <number:text>  </number:text>
    </number:date-style>
    <number:date-style style:name="N124">
      <number:year number:style="long"/>
      <number:text> </number:text>
      <number:month number:style="long" number:textual="true"/>
      <number:text> </number:text>
      <number:day-of-week number:style="long"/>
      <number:text> </number:text>
      <number:day/>
      <number:text> - </number:text>
      <number:hours number:style="long"/>
      <number:text>:</number:text>
      <number:minutes number:style="long"/>
      <number:text>:</number:text>
      <number:seconds number:style="long"/>
    </number:date-style>
    <number:date-style style:name="N125">
      <number:year number:style="long"/>
      <number:text> </number:text>
      <number:month number:style="long" number:textual="true"/>
      <number:text> </number:text>
      <number:day-of-week number:style="long"/>
      <number:text> </number:text>
      <number:day/>
      <number:text> - </number:text>
      <number:hours number:style="long"/>
      <number:text>:</number:text>
      <number:minutes number:style="long"/>
    </number:date-style>
    <number:number-style style:name="N126">
      <number:number number:decimal-places="1" loext:min-decimal-places="1" number:min-integer-digits="1"/>
    </number:number-style>
    <number:number-style style:name="N127">
      <number:number number:decimal-places="0" loext:min-decimal-places="0" number:min-integer-digits="3"/>
    </number:number-style>
    <number:number-style style:name="N128">
      <number:number number:decimal-places="0" loext:min-decimal-places="0" number:min-integer-digits="5"/>
    </number:number-style>
    <number:number-style style:name="N129">
      <number:number number:decimal-places="0" loext:min-decimal-places="0" number:min-integer-digits="6"/>
    </number:number-style>
    <number:date-style style:name="N130">
      <number:year number:style="long"/>
    </number:date-style>
    <number:number-style style:name="N131">
      <number:number number:decimal-places="0" loext:min-decimal-places="0" number:min-integer-digits="6" number:grouping="true"/>
    </number:number-style>
    <number:number-style style:name="N133P0" style:volatile="true">
      <number:number number:decimal-places="0" loext:min-decimal-places="0" number:min-integer-digits="1" number:grouping="true"/>
      <number:text>Lek</number:text>
    </number:number-style>
    <number:number-style style:name="N133">
      <number:text>-</number:text>
      <number:number number:decimal-places="0" loext:min-decimal-places="0" number:min-integer-digits="1" number:grouping="true"/>
      <number:text>Lek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Lek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Lek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Lek</number:text>
    </number:number-style>
    <number:number-style style:name="N136">
      <number:text>-</number:text>
      <number:number number:decimal-places="2" loext:min-decimal-places="2" number:min-integer-digits="1" number:grouping="true"/>
      <number:text>Lek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Lek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Lek</number:text>
      <style:map style:condition="value()&gt;=0" style:apply-style-name="N137P0"/>
    </number:number-style>
    <number:number-style style:name="N141P0" style:volatile="true">
      <number:text> </number:text>
      <number:number number:decimal-places="0" loext:min-decimal-places="0" number:min-integer-digits="1" number:grouping="true"/>
      <number:text>       </number:text>
    </number:number-style>
    <number:number-style style:name="N141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41P2" style:volatile="true">
      <number:text> -   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number number:decimal-places="0" loext:min-decimal-places="0" number:min-integer-digits="1" number:grouping="true"/>
      <number:text>Lek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Lek </number:text>
    </number:number-style>
    <number:number-style style:name="N145P2" style:volatile="true">
      <number:text> -Lek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number number:decimal-places="2" loext:min-decimal-places="2" number:min-integer-digits="1" number:grouping="true"/>
      <number:text>       </number:text>
    </number:number-style>
    <number:number-style style:name="N14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49P2" style:volatile="true">
      <number:text>-</number:text>
      <number:number number:decimal-places="0" loext:min-decimal-places="0" number:min-integer-digits="0"/>
      <number:text>   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number number:decimal-places="2" loext:min-decimal-places="2" number:min-integer-digits="1" number:grouping="true"/>
      <number:text>Lek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Lek </number:text>
    </number:number-style>
    <number:number-style style:name="N153P2" style:volatile="true">
      <number:text>-</number:text>
      <number:number number:decimal-places="0" loext:min-decimal-places="0" number:min-integer-digits="0"/>
      <number:text>Lek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/>
      <number:text>,</number:text>
    </number:time-style>
    <number:number-style style:name="N15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9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9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62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63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7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67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number:text> €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number:text> €-</number:text>
      <number:number number:decimal-places="0" loext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loext:min-decimal-places="0" number:min-integer-digits="1" number:grouping="true"/>
      <number:text> F</number:text>
    </number:number-style>
    <number:number-style style:name="N181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F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82P0"/>
    </number:number-style>
    <number:number-style style:name="N184P0" style:volatile="true">
      <number:number number:decimal-places="2" loext:min-decimal-places="2" number:min-integer-digits="1" number:grouping="true"/>
      <number:text> F</number:text>
    </number:number-style>
    <number:number-style style:name="N184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84P0"/>
    </number:number-style>
    <number:number-style style:name="N185P0" style:volatile="true">
      <number:number number:decimal-places="2" loext:min-decimal-places="2" number:min-integer-digits="1" number:grouping="true"/>
      <number:text> F</number:text>
    </number:number-style>
    <number:number-style style:name="N185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85P0"/>
    </number:number-style>
    <number:number-style style:name="N189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89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89P2" style:volatile="true">
      <number:text> - F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9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3P2" style:volatile="true">
      <number:text> -   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97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97P2" style:volatile="true">
      <number:text>-</number:text>
      <number:number number:decimal-places="0" loext:min-decimal-places="0" number:min-integer-digits="0"/>
      <number:text> F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20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01P2" style:volatile="true">
      <number:text>-</number:text>
      <number:number number:decimal-places="0" loext:min-decimal-places="0" number:min-integer-digits="0"/>
      <number:text>   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Vrai</number:text>
    </number:number-style>
    <number:number-style style:name="N203P1" style:volatile="true">
      <number:text>Vrai</number:text>
    </number:number-style>
    <number:number-style style:name="N203">
      <number:text>Faux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Actif</number:text>
    </number:number-style>
    <number:number-style style:name="N205P1" style:volatile="true">
      <number:text>Actif</number:text>
    </number:number-style>
    <number:number-style style:name="N205">
      <number:text>Inactif</number:text>
      <style:map style:condition="value()&gt;0" style:apply-style-name="N205P0"/>
      <style:map style:condition="value()&lt;0" style:apply-style-name="N205P1"/>
    </number:number-style>
    <number:date-style style:name="N206">
      <number:year number:style="long"/>
      <number:text> </number:text>
      <number:month number:style="long" number:textual="true"/>
      <number:text> </number:text>
      <number:day/>
      <number:text> </number:text>
      <number:day-of-week number:style="long"/>
    </number:date-style>
    <number:number-style style:name="N207">
      <number:number number:decimal-places="1" loext:min-decimal-places="1" number:min-integer-digits="3"/>
    </number:number-style>
    <number:number-style style:name="N208">
      <number:number number:decimal-places="2" loext:min-decimal-places="2" number:min-integer-digits="4"/>
    </number:number-style>
    <number:number-style style:name="N209">
      <number:number number:decimal-places="0" loext:min-decimal-places="0" number:min-integer-digits="2"/>
    </number:number-style>
    <number:number-style style:name="N210">
      <number:text>(</number:text>
      <number:number number:decimal-places="0" loext:min-decimal-places="0" number:min-integer-digits="4" number:grouping="true"/>
      <number:text>)</number:text>
    </number:number-style>
    <number:number-style style:name="N211">
      <number:number number:decimal-places="0" loext:min-decimal-places="0" number:min-integer-digits="0"/>
    </number:number-style>
    <number:number-style style:name="N212P0" style:volatile="true">
      <number:number number:decimal-places="0" loext:min-decimal-places="0" number:min-integer-digits="4"/>
    </number:number-style>
    <number:number-style style:name="N212">
      <style:text-properties fo:color="#ff0000"/>
      <number:text>-</number:text>
      <number:number number:decimal-places="0" loext:min-decimal-places="0" number:min-integer-digits="4"/>
      <style:map style:condition="value()&gt;=0" style:apply-style-name="N212P0"/>
    </number:number-style>
    <number:date-style style:name="N213">
      <number:year number:style="long"/>
      <number:text>-</number:text>
      <number:month number:style="long"/>
      <number:text>-</number:text>
      <number:day number:style="long"/>
      <number:text> </number:text>
      <number:day-of-week number:style="long"/>
      <number:text> </number:text>
    </number:date-style>
    <number:date-style style:name="N214">
      <number:year number:style="long"/>
      <number:text>-</number:text>
      <number:month number:style="long"/>
      <number:text>-</number:text>
      <number:day number:style="long"/>
      <number:text>  </number:text>
      <number:hours number:style="long"/>
      <number:text>:</number:text>
      <number:minutes number:style="long"/>
      <number:text>:</number:text>
      <number:seconds number:style="long"/>
      <number:text> </number:text>
      <number:day-of-week number:style="long"/>
    </number:date-style>
    <number:date-style style:name="N215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216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217">
      <number:day-of-week number:style="long"/>
      <number:text> </number:text>
      <number:year number:style="long"/>
      <number:text>-</number:text>
      <number:month number:style="long"/>
      <number:text>-</number:text>
      <number:day number:style="long"/>
      <number:text> - </number:text>
      <number:hours number:style="long"/>
      <number:text>:</number:text>
      <number:minutes number:style="long"/>
      <number:text>:</number:text>
      <number:seconds number:style="long"/>
    </number:date-style>
    <number:date-style style:name="N218">
      <number:day-of-week number:style="long"/>
      <number:text> - </number:text>
      <number:year number:style="long"/>
      <number:text>-</number:text>
      <number:month number:style="long"/>
      <number:text>-</number:text>
      <number:day number:style="long"/>
      <number:text> - </number:text>
      <number:hours number:style="long"/>
      <number:text>:</number:text>
      <number:minutes number:style="long"/>
      <number:text>:</number:text>
      <number:seconds number:style="long"/>
    </number:date-style>
    <number:number-style style:name="N219">
      <number:number number:decimal-places="0" loext:min-decimal-places="0" number:min-integer-digits="3" number:grouping="true"/>
    </number:number-style>
    <number:currency-style style:name="N221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1P0"/>
    </number:currency-style>
    <number:currency-style style:name="N223P0" style:volatile="true">
      <number:number number:decimal-places="0" loext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223">
      <number:text>-</number:text>
      <number:number number:decimal-places="0" loext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223P0"/>
    </number:currency-style>
    <number:currency-style style:name="N225P0" style:volatile="true">
      <number:number number:decimal-places="2" loext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225">
      <number:text>-</number:text>
      <number:number number:decimal-places="2" loext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225P0"/>
    </number:currency-style>
    <number:currency-style style:name="N226P0" style:volatile="true">
      <number:number number:decimal-places="0" loext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2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226P0"/>
    </number:currency-style>
    <number:currency-style style:name="N227P0" style:volatile="true">
      <number:number number:decimal-places="2" loext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2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227P0"/>
    </number:currency-style>
    <number:currency-style style:name="N2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BE">FB</number:currency-symbol>
    </number:currency-style>
    <number:currency-style style:name="N2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BE">FB</number:currency-symbol>
      <style:map style:condition="value()&gt;=0" style:apply-style-name="N229P0"/>
    </number:currency-style>
    <number:number-style style:name="N230">
      <number:number number:decimal-places="0" loext:min-decimal-places="0" number:min-integer-digits="5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10125" number:language="fr" number:country="FR">
      <number:year number:style="long"/>
      <number:text> </number:text>
      <number:month number:style="long" number:textual="true"/>
      <number:text> </number:text>
      <number:day-of-week number:style="long"/>
      <number:text> </number:text>
      <number:day/>
      <number:text> - </number:text>
      <number:hours number:style="long"/>
      <number:text>:</number:text>
      <number:minutes number:style="long"/>
    </number:date-style>
    <number:date-style style:name="N20112" number:language="he" number:country="IL">
      <number:day-of-week number:calendar="jewish" number:style="long"/>
      <number:text> </number:text>
      <number:month number:calendar="jewish" number:style="long" number:textual="true"/>
      <number:text> </number:text>
      <number:day-of-week number:calendar="jewish" number:style="long"/>
      <number:text> J - </number:text>
      <number:hours number:style="long"/>
      <number:text>:</number:text>
      <number:minutes number:style="long"/>
    </number:date-style>
    <style:style style:name="Default" style:family="table-cell" style:data-style-name="N100">
      <style:table-cell-properties fo:border-bottom="0.06pt solid #808080" style:text-align-source="value-type" style:repeat-content="false" fo:background-color="transparent" fo:wrap-option="no-wrap" fo:border-left="none" fo:padding-bottom="3mm" fo:padding-left="1.5mm" fo:padding-right="1.5mm" fo:padding-top="3mm" fo:border-right="none" fo:border-top="0.06pt solid #808080" style:vertical-align="top"/>
      <style:paragraph-properties fo:margin-left="0mm"/>
      <style:text-properties style:font-name="Courier New" fo:font-family="'Courier New'" style:font-style-name="Normal" style:font-family-generic="modern" style:font-pitch="fixed" fo:font-size="10pt" fo:text-shadow="1pt 1pt" style:font-name-asian="Times New Roman" style:font-family-asian="'Times New Roman'" style:font-style-name-asian="Normal" style:font-family-generic-asian="roman" style:font-pitch-asian="variable" style:font-size-asian="10pt" style:font-name-complex="Times New Roman" style:font-family-complex="'Times New Roman'" style:font-style-name-complex="Normal" style:font-family-generic-complex="roman" style:font-pitch-complex="variable" style:font-size-complex="16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RE_20_POSITIF" style:display-name="TITRE POSITIF" style:family="table-cell" style:parent-style-name="Default">
      <style:table-cell-properties fo:background-color="#000000" style:text-align-source="fix" style:repeat-content="false" fo:wrap-option="no-wrap" fo:border="1.11pt double #000000" style:border-line-width="0.02mm 0.35mm 0.02mm" style:vertical-align="top"/>
      <style:paragraph-properties fo:text-align="center" fo:margin-left="0mm"/>
      <style:text-properties fo:color="#000000" style:text-outline="true" style:font-name="Microsoft Sans Serif" fo:font-family="'Microsoft Sans Serif'" style:font-family-generic="swiss" style:font-pitch="variable" fo:font-size="9pt" fo:font-weight="bold" style:font-size-asian="9pt" style:font-weight-asian="bold" style:font-name-complex="Microsoft Sans Serif" style:font-family-complex="'Microsoft Sans Serif'" style:font-family-generic-complex="swiss" style:font-pitch-complex="variable" style:font-size-complex="9pt" style:font-weight-complex="bold"/>
    </style:style>
    <style:style style:name="OBRIT_20_POSITIF" style:display-name="OBRIT POSITIF" style:family="table-cell" style:parent-style-name="Default" style:data-style-name="N20000">
      <style:table-cell-properties fo:background-color="#ffffff" style:text-align-source="fix" style:repeat-content="false" fo:wrap-option="no-wrap" style:vertical-align="top"/>
      <style:paragraph-properties fo:text-align="end" fo:margin-left="0mm" style:writing-mode="rl-tb"/>
      <style:text-properties style:use-window-font-color="true" style:font-name="Times New Roman" fo:font-family="'Times New Roman'" style:font-style-name="Normal" style:font-family-generic="roman" style:font-pitch="variable" fo:font-size="15pt" fo:language="zxx" fo:country="none" fo:text-shadow="1pt 1pt" fo:font-weight="normal" style:font-size-asian="15pt" style:font-name-complex="Times New Roman1" style:font-family-complex="'Times New Roman'" style:font-style-name-complex="Gras" style:font-family-generic-complex="roman" style:font-pitch-complex="variable" style:font-size-complex="15pt" style:language-complex="he" style:country-complex="IL" style:font-weight-complex="bold" style:text-overline-style="none" style:text-overline-color="font-color"/>
    </style:style>
    <style:style style:name="LATIN_20_POSITIF" style:display-name="LATIN POSITIF" style:family="table-cell" style:parent-style-name="Default">
      <style:table-cell-properties fo:border-bottom="0.06pt solid #808080" fo:background-color="#ffffff" style:text-align-source="fix" style:repeat-content="false" fo:wrap-option="no-wrap" fo:border-left="1.11pt double #ffffff" style:border-line-width-left="0.02mm 0.35mm 0.02mm" fo:padding-bottom="3.49mm" fo:padding-left="0.35mm" fo:padding-right="0.35mm" fo:padding-top="0.35mm" fo:border-right="none" style:shrink-to-fit="false" fo:border-top="0.06pt solid #808080" style:vertical-align="top"/>
      <style:paragraph-properties fo:text-align="start"/>
      <style:text-properties fo:color="#000000" style:font-name="Palatino Linotype" fo:font-family="'Palatino Linotype'" style:font-style-name="Gras" style:font-family-generic="roman" style:font-pitch="variable" fo:font-size="10pt" fo:language="fr" fo:country="FR" fo:text-shadow="1pt 1pt" fo:font-weight="bold" style:font-size-asian="10pt" style:font-weight-asian="bold" style:font-name-complex="Times New Roman1" style:font-family-complex="'Times New Roman'" style:font-style-name-complex="Gras" style:font-family-generic-complex="roman" style:font-pitch-complex="variable" style:font-size-complex="15pt" style:language-complex="zxx" style:country-complex="none" style:font-weight-complex="bold"/>
    </style:style>
    <style:style style:name="TITRE_20_NEGATIF" style:display-name="TITRE NEGATIF" style:family="table-cell" style:parent-style-name="Default">
      <style:table-cell-properties style:text-align-source="fix" style:repeat-content="false" fo:background-color="transparent" fo:wrap-option="no-wrap" fo:border="1.11pt double #ffffff" style:border-line-width="0.02mm 0.35mm 0.02mm" style:vertical-align="top"/>
      <style:paragraph-properties fo:text-align="center" fo:margin-left="0mm"/>
      <style:text-properties fo:color="#000000" style:text-outline="true" style:font-name="Microsoft Sans Serif" fo:font-family="'Microsoft Sans Serif'" style:font-family-generic="swiss" style:font-pitch="variable" fo:font-size="9pt" fo:font-weight="bold" style:font-size-asian="9pt" style:font-weight-asian="bold" style:font-name-complex="Microsoft Sans Serif" style:font-family-complex="'Microsoft Sans Serif'" style:font-family-generic-complex="swiss" style:font-pitch-complex="variable" style:font-size-complex="9pt" style:font-weight-complex="bold"/>
    </style:style>
    <style:style style:name="LATIN_20_NEGATIF" style:display-name="LATIN NEGATIF" style:family="table-cell" style:parent-style-name="Default">
      <style:table-cell-properties fo:background-color="#000000" style:text-align-source="fix" style:repeat-content="false" fo:wrap-option="no-wrap" fo:padding-bottom="3.49mm" fo:padding-left="0.35mm" fo:padding-right="0.35mm" fo:padding-top="0.35mm" style:vertical-align="top"/>
      <style:paragraph-properties fo:text-align="start" fo:margin-left="0mm"/>
      <style:text-properties fo:color="#ffffff" style:font-name="Palatino Linotype" fo:font-family="'Palatino Linotype'" style:font-style-name="Gras" style:font-family-generic="roman" style:font-pitch="variable" fo:font-size="10pt" fo:font-weight="bold" style:font-size-asian="10pt" style:font-weight-asian="bold" style:font-name-complex="Times New Roman1" style:font-family-complex="'Times New Roman'" style:font-style-name-complex="Gras" style:font-family-generic-complex="roman" style:font-pitch-complex="variable" style:font-size-complex="15pt" style:font-weight-complex="bold"/>
    </style:style>
    <style:style style:name="OBRIT_20_NEGATIF" style:display-name="OBRIT NEGATIF" style:family="table-cell" style:parent-style-name="Default" style:data-style-name="N20000">
      <style:table-cell-properties fo:background-color="#000000" style:text-align-source="fix" style:repeat-content="false" fo:wrap-option="no-wrap" style:vertical-align="top"/>
      <style:paragraph-properties fo:text-align="end" fo:margin-left="0mm"/>
      <style:text-properties fo:color="#ffffff" style:font-name="Times New Roman" fo:font-family="'Times New Roman'" style:font-style-name="Normal" style:font-family-generic="roman" style:font-pitch="variable" fo:font-size="15pt" fo:language="zxx" fo:country="none" fo:text-shadow="1pt 1pt" style:font-size-asian="15pt" style:font-name-complex="Times New Roman" style:font-family-complex="'Times New Roman'" style:font-style-name-complex="Normal" style:font-family-generic-complex="roman" style:font-pitch-complex="variable" style:font-size-complex="15pt" style:language-complex="he" style:country-complex="IL"/>
    </style:style>
    <style:style style:name="PHÔNETIQWË_20_POSITIF" style:display-name="PHÔNETIQWË POSITIF" style:family="table-cell" style:parent-style-name="Default">
      <style:table-cell-properties fo:border-bottom="0.06pt solid #808080" fo:background-color="#ffffff" style:text-align-source="fix" style:repeat-content="false" fo:wrap-option="no-wrap" fo:border-left="none" fo:border-right="none" fo:border-top="0.06pt solid #808080" style:vertical-align="top"/>
      <style:paragraph-properties fo:text-align="start" fo:margin-left="0mm"/>
      <style:text-properties fo:color="#0084d1" style:font-name="DejaVu Sans Mono" fo:font-family="'DejaVu Sans Mono'" style:font-style-name="Gras" style:font-family-generic="modern" style:font-pitch="fixed" fo:font-size="10pt" fo:language="zxx" fo:country="none" fo:text-shadow="none" fo:font-weight="bold" style:font-name-asian="DejaVu Sans Mono" style:font-family-asian="'DejaVu Sans Mono'" style:font-style-name-asian="Gras" style:font-family-generic-asian="modern" style:font-pitch-asian="fixed" style:font-size-asian="10pt" style:font-weight-asian="bold" style:font-name-complex="DejaVu Sans Mono" style:font-family-complex="'DejaVu Sans Mono'" style:font-style-name-complex="Gras" style:font-family-generic-complex="modern" style:font-pitch-complex="fixed" style:font-size-complex="10pt" style:font-weight-complex="bold"/>
    </style:style>
    <style:style style:name="INFO_20_POSITIF" style:display-name="INFO POSITIF" style:family="table-cell" style:parent-style-name="Default">
      <style:table-cell-properties fo:border-bottom="0.06pt solid #808080" fo:background-color="#ffffff" style:text-align-source="fix" style:repeat-content="false" fo:wrap-option="wrap" fo:border-left="none" fo:border-right="none" fo:border-top="0.06pt solid #808080" style:vertical-align="top"/>
      <style:paragraph-properties fo:text-align="start"/>
      <style:text-properties style:font-name="DejaVu Sans Mono1" fo:font-family="'DejaVu Sans Mono'" style:font-style-name="Book" style:font-family-generic="modern" style:font-pitch="fixed" fo:font-size="8pt" fo:language="fr" fo:country="FR" style:font-name-asian="DejaVu Sans Mono1" style:font-family-asian="'DejaVu Sans Mono'" style:font-style-name-asian="Book" style:font-family-generic-asian="modern" style:font-pitch-asian="fixed" style:font-size-asian="8pt" style:font-name-complex="Courier New" style:font-family-complex="'Courier New'" style:font-style-name-complex="Normal" style:font-family-generic-complex="modern" style:font-pitch-complex="fixed" style:font-size-complex="8pt"/>
    </style:style>
    <style:style style:name="DATE_20_POSITIF" style:display-name="DATE POSITIF" style:family="table-cell" style:parent-style-name="INFO_20_POSITIF" style:data-style-name="N52">
      <style:table-cell-properties fo:border-bottom="0.06pt solid #808080" fo:background-color="#ffffff" style:text-align-source="fix" style:repeat-content="false" fo:wrap-option="no-wrap" fo:border-left="none" fo:border-right="1.11pt double #000000" style:border-line-width-right="0.02mm 0.35mm 0.02mm" fo:border-top="0.06pt solid #808080"/>
      <style:paragraph-properties fo:text-align="start"/>
      <style:text-properties fo:font-size="8pt" style:font-size-asian="8pt" style:font-size-complex="8pt"/>
    </style:style>
    <style:style style:name="PHÔNETIQWË_20_NEGATIF" style:display-name="PHÔNETIQWË NEGATIF" style:family="table-cell" style:parent-style-name="Default">
      <style:table-cell-properties fo:border-bottom="0.06pt solid #808080" fo:background-color="#000000" style:text-align-source="fix" style:repeat-content="false" fo:wrap-option="no-wrap" fo:border-left="none" fo:border-right="none" fo:border-top="0.06pt solid #808080" style:vertical-align="top"/>
      <style:paragraph-properties fo:text-align="start" fo:margin-left="0mm"/>
      <style:text-properties fo:color="#c5000b" style:font-name="DejaVu Sans Mono1" fo:font-family="'DejaVu Sans Mono'" style:font-style-name="Book" style:font-family-generic="modern" style:font-pitch="fixed" fo:font-size="10pt" fo:language="zxx" fo:country="none" fo:font-style="normal" fo:font-weight="bold" style:font-name-asian="DejaVu Sans Mono" style:font-family-asian="'DejaVu Sans Mono'" style:font-style-name-asian="Gras" style:font-family-generic-asian="modern" style:font-pitch-asian="fixed" style:font-size-asian="10pt" style:font-style-asian="normal" style:font-weight-asian="bold" style:font-name-complex="DejaVu Sans Mono" style:font-family-complex="'DejaVu Sans Mono'" style:font-style-name-complex="Gras" style:font-family-generic-complex="modern" style:font-pitch-complex="fixed" style:font-size-complex="10pt" style:font-style-complex="normal" style:font-weight-complex="bold"/>
    </style:style>
    <style:style style:name="INFO_20_NEGATIF" style:display-name="INFO NEGATIF" style:family="table-cell" style:parent-style-name="Default">
      <style:table-cell-properties fo:border-bottom="0.06pt solid #808080" fo:background-color="#000000" fo:wrap-option="no-wrap" fo:border-left="none" fo:border-right="none" fo:border-top="0.06pt solid #808080" style:vertical-align="top"/>
      <style:text-properties fo:color="#ffffff" style:font-name="DejaVu Sans Mono1" fo:font-family="'DejaVu Sans Mono'" style:font-style-name="Book" style:font-family-generic="modern" style:font-pitch="fixed" fo:font-size="8pt" style:font-name-asian="DejaVu Sans Mono1" style:font-family-asian="'DejaVu Sans Mono'" style:font-style-name-asian="Book" style:font-family-generic-asian="modern" style:font-pitch-asian="fixed" style:font-size-asian="8pt" style:font-name-complex="Courier New" style:font-family-complex="'Courier New'" style:font-style-name-complex="Normal" style:font-family-generic-complex="modern" style:font-pitch-complex="fixed" style:font-size-complex="8pt"/>
    </style:style>
    <style:style style:name="ORBIT_20_NEGATIF" style:display-name="ORBIT NEGATIF" style:family="table-cell" style:parent-style-name="Default">
      <style:table-cell-properties fo:background-color="#000000" style:text-align-source="fix" style:repeat-content="false" fo:wrap-option="no-wrap" style:vertical-align="top"/>
      <style:paragraph-properties fo:text-align="end" fo:margin-left="0mm" style:writing-mode="lr-tb"/>
      <style:text-properties fo:color="#ffffff" style:font-name="Times New Roman" fo:font-family="'Times New Roman'" style:font-style-name="Normal" style:font-family-generic="roman" style:font-pitch="variable" fo:font-size="15pt" fo:language="zxx" fo:country="none" fo:text-shadow="1pt 1pt" fo:font-weight="normal" style:font-size-asian="15pt" style:font-name-complex="Times New Roman1" style:font-family-complex="'Times New Roman'" style:font-style-name-complex="Gras" style:font-family-generic-complex="roman" style:font-pitch-complex="variable" style:font-size-complex="15pt" style:language-complex="ar" style:country-complex="EG" style:font-weight-complex="normal"/>
    </style:style>
    <style:style style:name="Lucida_20_Droite" style:display-name="Lucida Droite" style:family="table-cell" style:parent-style-name="Default">
      <style:table-cell-properties style:text-align-source="fix" style:repeat-content="false" fo:background-color="transparent" fo:wrap-option="no-wrap" fo:border="none" fo:padding-bottom="3.49mm" fo:padding-left="0.35mm" fo:padding-right="0.35mm" fo:padding-top="0.35mm"/>
      <style:paragraph-properties fo:text-align="end"/>
      <style:text-properties style:font-name="Times New Roman" fo:font-family="'Times New Roman'" style:font-style-name="Normal" style:font-family-generic="roman" style:font-pitch="variable" fo:font-size="10pt" style:font-name-asian="Times New Roman" style:font-family-asian="'Times New Roman'" style:font-style-name-asian="Normal" style:font-family-generic-asian="roman" style:font-pitch-asian="variable" style:font-size-asian="10pt" style:font-name-complex="Times New Roman" style:font-family-complex="'Times New Roman'" style:font-style-name-complex="Normal" style:font-family-generic-complex="roman" style:font-pitch-complex="variable" style:font-size-complex="15pt"/>
    </style:style>
    <style:style style:name="Lucida_20_Gauche" style:display-name="Lucida Gauche" style:family="table-cell" style:parent-style-name="Lucida_20_Droite">
      <style:table-cell-properties fo:background-color="#ffffff" style:text-align-source="fix" style:repeat-content="false" fo:padding-bottom="3.49mm" fo:padding-left="0.35mm" fo:padding-right="0.35mm" fo:padding-top="0.35mm"/>
      <style:paragraph-properties fo:text-align="start"/>
      <style:text-properties fo:font-size="10pt"/>
    </style:style>
    <style:style style:name="ORBIT_20_POSITIF" style:display-name="ORBIT POSITIF" style:family="table-cell" style:parent-style-name="Default">
      <style:table-cell-properties fo:background-color="#ffffff" style:text-align-source="fix" style:repeat-content="false" fo:wrap-option="no-wrap"/>
      <style:paragraph-properties fo:text-align="end" style:writing-mode="lr-tb"/>
      <style:text-properties style:font-name="Times New Roman1" fo:font-family="'Times New Roman'" style:font-style-name="Gras" style:font-family-generic="roman" style:font-pitch="variable" fo:font-size="15pt" fo:text-shadow="1pt 1pt" fo:font-weight="normal" style:font-size-asian="15pt" style:font-weight-asian="normal" style:font-name-complex="Times New Roman1" style:font-family-complex="'Times New Roman'" style:font-style-name-complex="Gras" style:font-family-generic-complex="roman" style:font-pitch-complex="variable" style:font-size-complex="15pt" style:language-complex="ar" style:country-complex="EG" style:font-weight-complex="bold" fo:hyphenate="true"/>
    </style:style>
    <style:style style:name="TITRE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Phonetique" style:family="table-cell" style:parent-style-name="Default">
      <style:table-cell-properties fo:background-color="transparent"/>
      <style:text-properties fo:color="#c5000b" fo:text-shadow="none"/>
    </style:style>
    <style:style style:name="Lucida_20_ORBIT" style:display-name="Lucida ORBIT" style:family="table-cell" style:parent-style-name="Lucida_20_Droite">
      <style:table-cell-properties fo:background-color="transparent"/>
      <style:paragraph-properties style:writing-mode="rl-tb"/>
    </style:style>
    <style:style style:name="Lucida_20_Droite_20_Noir" style:display-name="Lucida Droite Noir" style:family="table-cell" style:parent-style-name="Lucida_20_Droite">
      <style:table-cell-properties fo:background-color="#000000" fo:border="none" fo:padding-bottom="3.49mm" fo:padding-left="0.35mm" fo:padding-right="0.35mm" fo:padding-top="0.35mm"/>
    </style:style>
    <style:style style:name="INTERSECTION_20_GRISE" style:display-name="INTERSECTION GRISE" style:family="table-cell" style:parent-style-name="Lucida_20_Droite">
      <style:table-cell-properties fo:background-color="#808080" style:text-align-source="fix" style:repeat-content="false" fo:wrap-option="no-wrap" fo:border="0.99pt solid #c0c0c0" fo:padding-bottom="3.49mm" fo:padding-left="0.35mm" fo:padding-right="0.35mm" fo:padding-top="0.35mm" style:vertical-align="top"/>
      <style:paragraph-properties fo:text-align="center" fo:margin-left="0mm"/>
      <style:text-properties style:text-outline="true" fo:font-size="10pt" fo:font-weight="bold" style:font-size-asian="10pt" fo:hyphenate="true"/>
    </style:style>
    <style:style style:name="TITRE_20_NEUTRE" style:display-name="TITRE NEUTRE" style:family="table-cell" style:parent-style-name="TITRE_20_NEGATIF">
      <style:table-cell-properties fo:background-color="#808080"/>
      <style:text-properties fo:color="#000000" style:text-outline="true"/>
    </style:style>
    <style:style style:name="SANSKRIT_20_NEGATIF" style:display-name="SANSKRIT NEGATIF" style:family="table-cell" style:parent-style-name="ORBIT_20_NEGATIF">
      <style:table-cell-properties fo:background-color="#000000"/>
      <style:text-properties fo:color="#ffffff"/>
    </style:style>
    <style:style style:name="DATE_20_NEGATIF" style:display-name="DATE NEGATIF" style:family="table-cell" style:parent-style-name="DATE_20_POSITIF">
      <style:table-cell-properties fo:border-bottom="0.06pt solid #808080" fo:background-color="#000000" style:text-align-source="fix" style:repeat-content="false" fo:border-left="1.11pt double #000000" style:border-line-width-left="0.02mm 0.35mm 0.02mm" fo:border-right="none" fo:border-top="0.06pt solid #808080"/>
      <style:paragraph-properties fo:text-align="end"/>
    </style:style>
    <style:style style:name="SANSKRIT_20_POSITIF" style:display-name="SANSKRIT POSITIF" style:family="table-cell" style:parent-style-name="SANSKRIT_20_NEGATIF">
      <style:table-cell-properties fo:background-color="#ffffff" style:text-align-source="fix" style:repeat-content="false"/>
      <style:paragraph-properties fo:text-align="start" style:writing-mode="lr-tb"/>
      <style:text-properties fo:color="#000000"/>
    </style:style>
    <style:style style:name="COMMENTAIRE" style:family="table-cell" style:parent-style-name="Default">
      <style:table-cell-properties fo:background-color="#000000" style:text-align-source="fix" style:repeat-content="false" fo:wrap-option="wrap"/>
      <style:paragraph-properties fo:text-align="center"/>
      <style:text-properties fo:color="#ffff66" style:text-outline="false" style:font-name="Microsoft Sans Serif1" fo:font-family="'Microsoft Sans Serif'" style:font-style-name="Normal" style:font-family-generic="swiss" style:font-pitch="variable" fo:font-size="12pt" style:font-size-asian="12pt" style:font-size-complex="16pt" style:font-relief="none"/>
    </style:style>
    <style:style style:name="DEFINITION_20_NOIR" style:display-name="DEFINITION NOIR" style:family="table-cell" style:parent-style-name="Default">
      <style:table-cell-properties fo:background-color="#000000" style:text-align-source="fix" style:repeat-content="false" fo:wrap-option="wrap"/>
      <style:paragraph-properties fo:text-align="end"/>
    </style:style>
    <style:style style:name="Standard_20_Renvoi_20_Ligne" style:display-name="Standard Renvoi Ligne" style:family="table-cell" style:parent-style-name="Default">
      <style:table-cell-properties fo:wrap-option="wrap" fo:padding-bottom="3.49mm" fo:padding-left="0.35mm" fo:padding-right="0.35mm" fo:padding-top="0.35mm"/>
    </style:style>
    <style:style style:name="INTERSECTION_20_GRISE_20_NEGATIF" style:display-name="INTERSECTION GRISE NEGATIF" style:family="table-cell" style:parent-style-name="INTERSECTION_20_GRISE">
      <style:table-cell-properties fo:background-color="#4c4c4c" style:text-align-source="fix" style:repeat-content="false" fo:border="1.11pt double #000000" style:border-line-width="0.02mm 0.35mm 0.02mm" style:vertical-align="bottom"/>
      <style:paragraph-properties fo:text-align="end"/>
    </style:style>
    <style:style style:name="LATIN_20_CENTRE" style:display-name="LATIN CENTRE" style:family="table-cell" style:parent-style-name="Lucida_20_Droite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LATIN_20_NEGATIF_20_CENTRE" style:display-name="LATIN NEGATIF CENTRE" style:family="table-cell" style:parent-style-name="LATIN_20_NEGATIF">
      <style:table-cell-properties fo:background-color="#000000" style:text-align-source="fix" style:repeat-content="false"/>
      <style:paragraph-properties fo:text-align="center"/>
      <style:text-properties style:font-size-complex="15pt"/>
    </style:style>
    <style:style style:name="LATIN_20_POSITIF_20_CENTRE" style:display-name="LATIN POSITIF CENTRE" style:family="table-cell" style:parent-style-name="LATIN_20_POSITIF">
      <style:table-cell-properties fo:background-color="#ffffff" style:text-align-source="fix" style:repeat-content="false" fo:wrap-option="no-wrap"/>
      <style:paragraph-properties fo:text-align="center"/>
    </style:style>
    <style:style style:name="INFO_20_CENTRE" style:display-name="INFO CENTRE" style:family="table-cell" style:parent-style-name="INFO_20_POSITIF">
      <style:table-cell-properties fo:border-bottom="none" fo:background-color="#808080" style:text-align-source="fix" style:repeat-content="false" fo:border-left="0.99pt solid #c0c0c0" fo:border-right="none" fo:border-top="0.99pt solid #c0c0c0"/>
      <style:paragraph-properties fo:text-align="center"/>
      <style:text-properties style:text-outline="true"/>
    </style:style>
    <style:style style:name="LATIN_20_NEGATIF_20_DROITE" style:display-name="LATIN NEGATIF DROITE" style:family="table-cell" style:parent-style-name="LATIN_20_NEGATIF">
      <style:table-cell-properties fo:border-bottom="0.06pt solid #808080" fo:background-color="#000000" style:text-align-source="fix" style:repeat-content="false" fo:wrap-option="no-wrap" fo:border-left="none" fo:border-right="1.11pt double #000000" style:border-line-width-right="0.02mm 0.35mm 0.02mm" fo:border-top="0.06pt solid #808080"/>
      <style:paragraph-properties fo:text-align="end"/>
      <style:text-properties style:font-name-complex="Times New Roman1" style:font-family-complex="'Times New Roman'" style:font-style-name-complex="Gras" style:font-family-generic-complex="roman" style:font-pitch-complex="variable" style:font-size-complex="15pt"/>
    </style:style>
    <style:style style:name="INFO_20_NEGATIF_20_CENTRE" style:display-name="INFO NEGATIF CENTRE" style:family="table-cell" style:parent-style-name="INFO_20_NEGATIF">
      <style:table-cell-properties style:text-align-source="fix" style:repeat-content="false"/>
      <style:paragraph-properties fo:text-align="center"/>
    </style:style>
    <style:style style:name="INFO_20_POSITIF_20_CENTRE" style:display-name="INFO POSITIF CENTRE" style:family="table-cell" style:parent-style-name="INFO_20_POSITIF">
      <style:table-cell-properties style:text-align-source="fix" style:repeat-content="false" fo:border="0.99pt solid #ffffff"/>
      <style:paragraph-properties fo:text-align="center"/>
      <style:text-properties style:font-size-complex="11pt"/>
    </style:style>
    <style:style style:name="COURIER_20_NEW_20_DROITE" style:display-name="COURIER NEW DROITE" style:family="table-cell" style:parent-style-name="Default">
      <style:table-cell-properties style:text-align-source="fix" style:repeat-content="false" fo:wrap-option="no-wrap"/>
      <style:paragraph-properties fo:text-align="end" fo:margin-left="0mm" style:writing-mode="rl-tb"/>
      <style:text-properties fo:font-size="10pt" style:font-size-asian="10pt" style:font-name-complex="Courier New2" style:font-family-complex="'Courier New'" style:font-family-generic-complex="modern" style:font-pitch-complex="fixed" style:font-size-complex="10pt"/>
    </style:style>
    <style:style style:name="PHÔNETIQWË_20_POSITIF_20_CENTRË" style:display-name="PHÔNETIQWË POSITIF CENTRË" style:family="table-cell" style:parent-style-name="PHÔNETIQWË_20_POSITIF">
      <style:table-cell-properties style:text-align-source="fix" style:repeat-content="false"/>
      <style:paragraph-properties fo:text-align="center"/>
    </style:style>
    <style:style style:name="INTERSTICE_20_NOIR" style:display-name="INTERSTICE NOIR" style:family="table-cell" style:parent-style-name="Lucida_20_Droite" style:data-style-name="N109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STANDARD_20_NEGATIF" style:display-name="STANDARD NEGATIF" style:family="table-cell" style:parent-style-name="Default">
      <style:table-cell-properties fo:background-color="#000000"/>
      <style:text-properties fo:color="#ffffff"/>
    </style:style>
    <style:style style:name="STANDARD_20_POSITIF_20_DROITE" style:display-name="STANDARD POSITIF DROITE" style:family="table-cell" style:parent-style-name="Default" style:data-style-name="N100">
      <style:table-cell-properties style:text-align-source="fix" style:repeat-content="false" fo:wrap-option="no-wrap"/>
      <style:paragraph-properties fo:text-align="end"/>
      <style:text-properties style:font-size-complex="15pt"/>
    </style:style>
    <style:style style:name="COURIER_20_NEW" style:display-name="COURIER NEW" style:family="table-cell" style:parent-style-name="COURIER_20_NEW_20_DROITE">
      <style:table-cell-properties style:text-align-source="fix" style:repeat-content="false"/>
      <style:paragraph-properties fo:text-align="start"/>
      <style:text-properties fo:font-size="10pt" style:font-size-asian="10pt" style:font-size-complex="10pt"/>
    </style:style>
    <style:style style:name="SHEMITIQWË" style:family="table-cell" style:parent-style-name="STANDARD_20_NEGATIF">
      <style:table-cell-properties style:text-align-source="fix" style:repeat-content="false" fo:background-color="transparent"/>
      <style:paragraph-properties fo:text-align="end" style:writing-mode="rl-tb"/>
      <style:text-properties style:use-window-font-color="true" style:font-name-asian="Courier New" style:font-family-asian="'Courier New'" style:font-style-name-asian="Normal" style:font-family-generic-asian="modern" style:font-pitch-asian="fixed" style:font-size-complex="15pt"/>
    </style:style>
    <style:style style:name="SYRIAQWË" style:family="table-cell" style:parent-style-name="Default">
      <style:table-cell-properties style:text-align-source="fix" style:repeat-content="false"/>
      <style:paragraph-properties fo:text-align="center"/>
      <style:text-properties fo:font-size="20pt" style:font-size-asian="20pt" style:font-name-complex="Estrangelo Edessa" style:font-family-complex="'Estrangelo Edessa'" style:font-family-generic-complex="script" style:font-pitch-complex="variable" style:font-size-complex="20pt"/>
    </style:style>
    <style:style style:name="LATIN_20_NEGATIF_20_NOMBRE" style:display-name="LATIN NEGATIF NOMBRE" style:family="table-cell" style:parent-style-name="LATIN_20_NEGATIF" style:data-style-name="N0">
      <style:table-cell-properties style:text-align-source="fix" style:repeat-content="false"/>
      <style:paragraph-properties fo:text-align="start"/>
      <style:text-properties style:font-name="DejaVu Sans Mono" fo:font-family="'DejaVu Sans Mono'" style:font-style-name="Gras" style:font-family-generic="modern" style:font-pitch="fixed"/>
    </style:style>
    <style:style style:name="LATIN_20_POSITIF_20_NOMBRE" style:display-name="LATIN POSITIF NOMBRE" style:family="table-cell" style:parent-style-name="LATIN_20_POSITIF" style:data-style-name="N0">
      <style:text-properties style:font-name="Palatino Linotype" fo:font-family="'Palatino Linotype'" style:font-style-name="Gras" style:font-family-generic="roman" style:font-pitch="variable"/>
    </style:style>
    <style:style style:name="INFO_20_DROITE" style:display-name="INFO DROITE" style:family="table-cell" style:parent-style-name="INFO_20_CENTRE" style:data-style-name="N110">
      <style:table-cell-properties fo:background-color="#808080" fo:padding-bottom="3.49mm" fo:padding-left="0.35mm" fo:padding-right="0.35mm" fo:padding-top="0.35mm" style:vertical-align="bottom"/>
      <style:text-properties style:font-name="Times New Roman" fo:font-family="'Times New Roman'" style:font-style-name="Normal" style:font-family-generic="roman" style:font-pitch="variable" fo:font-size="10pt" style:font-size-asian="10pt" style:font-size-complex="10pt"/>
    </style:style>
    <style:style style:name="INTERSECTION_20_GRISE_20_POSITIF" style:display-name="INTERSECTION GRISE POSITIF" style:family="table-cell" style:parent-style-name="INTERSECTION_20_GRISE" style:data-style-name="N0">
      <style:table-cell-properties fo:border-bottom="1.11pt double #ffffff" fo:background-color="#cccccc" style:text-align-source="fix" style:repeat-content="false" fo:border-left="1.11pt double #ffffff" style:border-line-width="0.02mm 0.35mm 0.02mm" fo:border-right="1.11pt double #000000" fo:border-top="1.11pt double #ffffff" style:vertical-align="bottom"/>
      <style:paragraph-properties fo:text-align="start"/>
    </style:style>
    <style:style style:name="DATE_20_GRISE_20_DROITE" style:display-name="DATE GRISE DROITE" style:family="table-cell" style:parent-style-name="INTERSECTION_20_GRISE_20_NEGATIF" style:data-style-name="N52">
      <style:text-properties style:use-window-font-color="true" style:font-weight-asian="normal" style:font-weight-complex="normal"/>
    </style:style>
    <style:style style:name="INTERSECTION_20_GRISE_20_BORD" style:display-name="INTERSECTION GRISE BORD" style:family="table-cell" style:parent-style-name="INTERSECTION_20_GRISE">
      <style:table-cell-properties fo:border="1.11pt double #808080" style:border-line-width="0.02mm 0.35mm 0.02mm"/>
    </style:style>
    <style:style style:name="INTERSECTION_20_GRISE_20_DROITE" style:display-name="INTERSECTION GRISE DROITE" style:family="table-cell" style:parent-style-name="INTERSECTION_20_GRISE">
      <style:table-cell-properties style:text-align-source="fix" style:repeat-content="false" fo:padding-bottom="3.49mm" fo:padding-left="0.71mm" fo:padding-right="0.71mm" fo:padding-top="0.71mm"/>
      <style:paragraph-properties fo:text-align="end"/>
    </style:style>
    <style:style style:name="ORBIT_20_NEGATIF_20_NOMBRE" style:display-name="ORBIT NEGATIF NOMBRE" style:family="table-cell" style:parent-style-name="ORBIT_20_NEGATIF" style:data-style-name="N0"/>
    <style:style style:name="ORBIT_20_POSITIF_20_NOMBRE" style:display-name="ORBIT POSITIF NOMBRE" style:family="table-cell" style:parent-style-name="ORBIT_20_POSITIF" style:data-style-name="N0"/>
    <style:style style:name="OBRIT_20_NEGATIF_20__2190_" style:display-name="OBRIT NEGATIF ←" style:family="table-cell" style:parent-style-name="Default" style:data-style-name="N20000">
      <style:table-cell-properties fo:background-color="#000000" style:text-align-source="fix" style:repeat-content="false" fo:wrap-option="no-wrap" style:vertical-align="top"/>
      <style:paragraph-properties fo:text-align="end" fo:margin-left="0mm" style:writing-mode="rl-tb"/>
      <style:text-properties fo:color="#ffffff" style:font-name="Times New Roman" fo:font-family="'Times New Roman'" style:font-style-name="Normal" style:font-family-generic="roman" style:font-pitch="variable" fo:font-size="15pt" fo:language="zxx" fo:country="none" fo:text-shadow="1pt 1pt" style:font-size-asian="15pt" style:font-name-complex="Times New Roman" style:font-family-complex="'Times New Roman'" style:font-style-name-complex="Normal" style:font-family-generic-complex="roman" style:font-pitch-complex="variable" style:font-size-complex="15pt" style:language-complex="he" style:country-complex="IL"/>
    </style:style>
    <style:style style:name="OBRIT_20_POSITIF_20__2190_" style:display-name="OBRIT POSITIF ←" style:family="table-cell" style:parent-style-name="Default" style:data-style-name="N20000">
      <style:table-cell-properties fo:background-color="#ffffff" style:text-align-source="fix" style:repeat-content="false" fo:wrap-option="no-wrap" style:vertical-align="top"/>
      <style:paragraph-properties fo:text-align="end" fo:margin-left="0mm" style:writing-mode="rl-tb"/>
      <style:text-properties style:use-window-font-color="true" style:font-name="Courier New1" fo:font-family="'Courier New'" style:font-style-name="Gras" style:font-family-generic="modern" style:font-pitch="fixed" fo:font-size="15pt" fo:language="zxx" fo:country="none" fo:text-shadow="1pt 1pt" fo:font-weight="bold" style:font-size-asian="15pt" style:font-name-complex="Times New Roman1" style:font-family-complex="'Times New Roman'" style:font-style-name-complex="Gras" style:font-family-generic-complex="roman" style:font-pitch-complex="variable" style:font-size-complex="15pt" style:language-complex="he" style:country-complex="IL" style:font-weight-complex="bold" style:text-overline-style="none" style:text-overline-color="font-color"/>
    </style:style>
    <style:style style:name="ORBIT_20_POSITIF_20__2190_" style:display-name="ORBIT POSITIF ←" style:family="table-cell" style:parent-style-name="ORBIT_20_POSITIF">
      <style:table-cell-properties fo:background-color="#ffffff" fo:wrap-option="wrap"/>
      <style:paragraph-properties style:writing-mode="rl-tb"/>
    </style:style>
    <style:style style:name="ORBIT_20_NEGATIF_20__2190_" style:display-name="ORBIT NEGATIF ←" style:family="table-cell" style:parent-style-name="Default">
      <style:table-cell-properties fo:background-color="#000000" style:text-align-source="fix" style:repeat-content="false" fo:wrap-option="no-wrap" style:vertical-align="top"/>
      <style:paragraph-properties fo:text-align="end" fo:margin-left="0mm" style:writing-mode="rl-tb"/>
      <style:text-properties fo:color="#ffffff" style:font-name="Times New Roman1" fo:font-family="'Times New Roman'" style:font-style-name="Gras" style:font-family-generic="roman" style:font-pitch="variable" fo:font-size="15pt" fo:language="zxx" fo:country="none" fo:text-shadow="1pt 1pt" fo:font-weight="bold" style:font-size-asian="15pt" style:font-weight-asian="bold" style:font-name-complex="Times New Roman1" style:font-family-complex="'Times New Roman'" style:font-style-name-complex="Gras" style:font-family-generic-complex="roman" style:font-pitch-complex="variable" style:font-size-complex="15pt" style:language-complex="ar" style:country-complex="EG" style:font-weight-complex="bold"/>
    </style:style>
    <style:style style:name="PHÔNETIQWË_20_NEGATIF_20_DROITE" style:display-name="PHÔNETIQWË NEGATIF DROITE" style:family="table-cell" style:parent-style-name="Default">
      <style:table-cell-properties fo:background-color="#000000" style:text-align-source="fix" style:repeat-content="false" fo:wrap-option="no-wrap" fo:border="none" style:vertical-align="top"/>
      <style:paragraph-properties fo:text-align="end" fo:margin-left="0mm"/>
      <style:text-properties fo:color="#c5000b" style:font-name="DejaVu Sans Mono" fo:font-family="'DejaVu Sans Mono'" style:font-style-name="Gras" style:font-family-generic="modern" style:font-pitch="fixed" fo:font-size="10pt" fo:language="zxx" fo:country="none" fo:font-style="normal" fo:font-weight="bold" style:font-name-asian="DejaVu Sans Mono" style:font-family-asian="'DejaVu Sans Mono'" style:font-style-name-asian="Gras" style:font-family-generic-asian="modern" style:font-pitch-asian="fixed" style:font-size-asian="10pt" style:font-style-asian="normal" style:font-weight-asian="bold" style:font-name-complex="DejaVu Sans Mono" style:font-family-complex="'DejaVu Sans Mono'" style:font-style-name-complex="Gras" style:font-family-generic-complex="modern" style:font-pitch-complex="fixed" style:font-size-complex="10pt" style:font-style-complex="normal" style:font-weight-complex="bold"/>
    </style:style>
    <style:style style:name="LATIN_20_POSITIF_20__21b5_" style:display-name="LATIN POSITIF ↵" style:family="table-cell" style:parent-style-name="Default" style:data-style-name="N100">
      <style:table-cell-properties fo:border-bottom="none" fo:background-color="#ffffff" style:text-align-source="fix" style:repeat-content="false" fo:wrap-option="wrap" fo:border-left="1.11pt double #ffffff" style:border-line-width-left="0.02mm 0.35mm 0.02mm" fo:padding-bottom="3mm" fo:padding-left="0.49mm" fo:padding-right="0.35mm" fo:padding-top="0.35mm" fo:border-right="none" style:shrink-to-fit="false" fo:border-top="none" style:vertical-align="top"/>
      <style:paragraph-properties fo:text-align="start"/>
      <style:text-properties fo:color="#000000" style:font-name="Palatino Linotype" fo:font-family="'Palatino Linotype'" style:font-style-name="Gras" style:font-family-generic="roman" style:font-pitch="variable" fo:font-size="10pt" fo:text-shadow="1pt 1pt" fo:font-weight="bold" style:font-size-asian="10pt" style:font-weight-asian="bold" style:font-name-complex="Times New Roman1" style:font-family-complex="'Times New Roman'" style:font-style-name-complex="Gras" style:font-family-generic-complex="roman" style:font-pitch-complex="variable" style:font-size-complex="15pt" style:language-complex="zxx" style:country-complex="none" style:font-weight-complex="bold"/>
    </style:style>
    <style:style style:name="LATIN_20_NEGATIF_20_DROITE_20__21b5_" style:display-name="LATIN NEGATIF DROITE ↵" style:family="table-cell" style:parent-style-name="LATIN_20_NEGATIF">
      <style:table-cell-properties fo:border-bottom="none" fo:background-color="#000000" style:text-align-source="fix" style:repeat-content="false" fo:wrap-option="wrap" fo:border-left="none" fo:border-right="1.11pt double #000000" style:border-line-width-right="0.02mm 0.35mm 0.02mm" fo:border-top="none"/>
      <style:paragraph-properties fo:text-align="end"/>
      <style:text-properties style:font-name="Palatino Linotype" fo:font-family="'Palatino Linotype'" style:font-style-name="Gras" style:font-family-generic="roman" style:font-pitch="variable" style:font-name-complex="Times New Roman1" style:font-family-complex="'Times New Roman'" style:font-style-name-complex="Gras" style:font-family-generic-complex="roman" style:font-pitch-complex="variable" style:font-size-complex="15pt"/>
    </style:style>
    <style:style style:name="CRÊG_20_POSITIF" style:display-name="CRÊG POSITIF" style:family="table-cell" style:parent-style-name="LATIN_20_POSITIF">
      <style:table-cell-properties style:text-align-source="value-type" style:repeat-content="false"/>
      <style:text-properties fo:language="el" fo:country="GR"/>
    </style:style>
    <style:style style:name="INFO_20_POSITIF_20_GRAS" style:display-name="INFO POSITIF GRAS" style:family="table-cell" style:parent-style-name="INFO_20_POSITIF">
      <style:text-properties fo:font-weight="bold" style:font-weight-asian="bold" style:font-weight-complex="bold"/>
    </style:style>
    <style:style style:name="CRÊG_20_NEGATIF" style:display-name="CRÊG NEGATIF" style:family="table-cell" style:parent-style-name="LATIN_20_NEGATIF">
      <style:text-properties fo:language="el" fo:country="GR"/>
    </style:style>
    <style:style style:name="SHAVQRIPƟË" style:family="table-cell" style:parent-style-name="COMMENTAIRE">
      <style:text-properties style:font-name="DejaVu Serif" fo:font-family="'DejaVu Serif'" style:font-family-generic="roman" style:font-pitch="variable"/>
    </style:style>
    <style:style style:name="STANDARD_20_POSITIF_20_DROITE_20_NOMBRE" style:display-name="STANDARD POSITIF DROITE NOMBRE" style:family="table-cell" style:parent-style-name="STANDARD_20_POSITIF_20_DROITE" style:data-style-name="N0"/>
    <style:style style:name="STANDARD_20__21b5_" style:display-name="STANDARD ↵" style:family="table-cell" style:parent-style-name="Default">
      <style:table-cell-properties style:text-align-source="value-type" style:repeat-content="false" fo:wrap-option="wrap" fo:padding-bottom="3.49mm" fo:padding-left="0.35mm" fo:padding-right="0.35mm" fo:padding-top="0.35mm"/>
    </style:style>
    <style:style style:name="STANDARD_20__21b5__20_DROITE" style:display-name="STANDARD ↵ DROITE" style:family="table-cell" style:parent-style-name="Default">
      <style:table-cell-properties style:text-align-source="fix" style:repeat-content="false" fo:wrap-option="wrap" fo:padding-bottom="3.49mm" fo:padding-left="0.35mm" fo:padding-right="0.35mm" fo:padding-top="0.35mm"/>
      <style:paragraph-properties fo:text-align="end"/>
    </style:style>
    <style:style style:name="Standard_20_8" style:display-name="Standard 8" style:family="table-cell" style:parent-style-name="Standard_20_9">
      <style:text-properties fo:font-size="8pt" style:font-name-asian="Courier New" style:font-family-asian="'Courier New'" style:font-style-name-asian="Normal" style:font-family-generic-asian="modern" style:font-pitch-asian="fixed" style:font-size-asian="8pt" style:font-name-complex="Courier New" style:font-family-complex="'Courier New'" style:font-style-name-complex="Normal" style:font-family-generic-complex="modern" style:font-pitch-complex="fixed" style:font-size-complex="8pt"/>
    </style:style>
    <style:style style:name="Standard_20_9" style:display-name="Standard 9" style:family="table-cell" style:parent-style-name="Default" style:data-style-name="N0">
      <style:text-properties fo:font-size="9pt" style:font-name-asian="Courier New" style:font-family-asian="'Courier New'" style:font-style-name-asian="Normal" style:font-family-generic-asian="modern" style:font-pitch-asian="fixed" style:font-size-asian="9pt" style:font-name-complex="Courier New" style:font-family-complex="'Courier New'" style:font-style-name-complex="Normal" style:font-family-generic-complex="modern" style:font-pitch-complex="fixed" style:font-size-complex="9pt"/>
    </style:style>
    <style:style style:name="Standard_20_Centre" style:display-name="Standard Centre" style:family="table-cell" style:parent-style-name="Default">
      <style:table-cell-properties style:text-align-source="fix" style:repeat-content="false"/>
      <style:paragraph-properties fo:text-align="center"/>
    </style:style>
    <style:style style:name="Standard_20_Date" style:display-name="Standard Date" style:family="table-cell" style:parent-style-name="Default" style:data-style-name="N112"/>
    <style:style style:name="Standard_20_Date_20_Jour" style:display-name="Standard Date Jour" style:family="table-cell" style:parent-style-name="Default" style:data-style-name="N112"/>
    <style:style style:name="STANDARD_20_DEUTSCH_20_POSITIF" style:display-name="STANDARD DEUTSCH POSITIF" style:family="table-cell" style:parent-style-name="Default">
      <style:table-cell-properties fo:background-color="#ffffff"/>
      <style:text-properties fo:language="de" fo:country="DE"/>
    </style:style>
    <style:style style:name="STANDARD_20_DUTCH_20_POSITIF" style:display-name="STANDARD DUTCH POSITIF" style:family="table-cell" style:parent-style-name="Default">
      <style:table-cell-properties fo:background-color="#ffffff"/>
      <style:text-properties fo:language="nl" fo:country="NL"/>
    </style:style>
    <style:style style:name="STANDARD_20_EGYPTË_20_POSITIF" style:display-name="STANDARD EGYPTË POSITIF" style:family="table-cell" style:parent-style-name="Default">
      <style:table-cell-properties style:text-align-source="fix" style:repeat-content="false"/>
      <style:paragraph-properties fo:text-align="end"/>
      <style:text-properties fo:language="zxx" fo:country="none" style:font-name-complex="Courier New1" style:font-family-complex="'Courier New'" style:font-style-name-complex="Gras" style:font-family-generic-complex="modern" style:font-pitch-complex="fixed" style:font-size-complex="15pt" style:language-complex="ar" style:country-complex="EG" style:font-weight-complex="bold"/>
    </style:style>
    <style:style style:name="STANDARD_20_EGYPTË_20_POSITIF_20__21b5_" style:display-name="STANDARD EGYPTË POSITIF ↵" style:family="table-cell" style:parent-style-name="STANDARD_20_EGYPTË_20_POSITIF">
      <style:table-cell-properties fo:wrap-option="wrap"/>
      <style:text-properties fo:language="zxx" fo:country="none" style:font-name-complex="Courier New1" style:font-family-complex="'Courier New'" style:font-style-name-complex="Gras" style:font-family-generic-complex="modern" style:font-pitch-complex="fixed" style:language-complex="ar" style:country-complex="EG"/>
    </style:style>
    <style:style style:name="STANDARD_20_ENGLISH" style:display-name="STANDARD ENGLISH" style:family="table-cell" style:parent-style-name="Default">
      <style:table-cell-properties fo:background-color="transparent"/>
      <style:text-properties fo:language="en" fo:country="US"/>
    </style:style>
    <style:style style:name="STANDARD_20_ENGLISH_20_NEGATIF" style:display-name="STANDARD ENGLISH NEGATIF" style:family="table-cell" style:parent-style-name="Default">
      <style:table-cell-properties fo:background-color="#000000"/>
      <style:text-properties fo:language="en" fo:country="US"/>
    </style:style>
    <style:style style:name="STANDARD_20_ENGLISH_20_POSITIF" style:display-name="STANDARD ENGLISH POSITIF" style:family="table-cell" style:parent-style-name="Default">
      <style:text-properties fo:language="en" fo:country="US"/>
    </style:style>
    <style:style style:name="STANDARD_20_FRANCAIS_20_NEGATIF" style:display-name="STANDARD FRANCAIS NEGATIF" style:family="table-cell" style:parent-style-name="Default">
      <style:table-cell-properties fo:background-color="#000000"/>
    </style:style>
    <style:style style:name="STANDARD_20_FRANCAIS_20_NEGATIF_20__21b5_" style:display-name="STANDARD FRANCAIS NEGATIF ↵" style:family="table-cell" style:parent-style-name="Default">
      <style:table-cell-properties fo:background-color="#000000" fo:wrap-option="wrap"/>
    </style:style>
    <style:style style:name="STANDARD_20_FRANCAIS_20_NEGATIF_20_CENTRE" style:display-name="STANDARD FRANCAIS NEGATIF CENTRE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STANDARD_20_FRANCAIS_20_NEGATIF_20_GRAS" style:display-name="STANDARD FRANCAIS NEGATIF GRAS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STANDARD_20_FRANCAIS_20_NEGATIF_20_GRAS_20__21b5_" style:display-name="STANDARD FRANCAIS NEGATIF GRAS ↵" style:family="table-cell" style:parent-style-name="Default">
      <style:table-cell-properties fo:background-color="#000000" fo:wrap-option="wrap"/>
      <style:text-properties fo:font-weight="bold" style:font-weight-asian="bold" style:font-weight-complex="bold"/>
    </style:style>
    <style:style style:name="STANDARD_20_FRANCAIS_20_NEGATIF_20_GRAS_20_CENTRE" style:display-name="STANDARD FRANCAIS NEGATIF GRAS CENTRE" style:family="table-cell" style:parent-style-name="Default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STANDARD_20_FRANCAIS_20_POSITIF" style:display-name="STANDARD FRANCAIS POSITIF" style:family="table-cell" style:parent-style-name="Default">
      <style:table-cell-properties fo:background-color="#ffffff"/>
      <style:text-properties fo:language="fr" fo:country="FR"/>
    </style:style>
    <style:style style:name="STANDARD_20_FRANCAIS_20_POSITIF_20__21b5_" style:display-name="STANDARD FRANCAIS POSITIF ↵" style:family="table-cell" style:parent-style-name="STANDARD_20_FRANCAIS_20_POSITIF">
      <style:table-cell-properties fo:background-color="#ffffff" fo:wrap-option="wrap"/>
    </style:style>
    <style:style style:name="STANDARD_20_FRANCAIS_20_POSITIF_20_GRAS" style:display-name="STANDARD FRANCAIS POSITIF GRAS" style:family="table-cell" style:parent-style-name="STANDARD_20_FRANCAIS_20_POSITIF">
      <style:table-cell-properties fo:background-color="#ffffff"/>
      <style:text-properties style:font-name="DejaVu Sans Mono1" fo:font-family="'DejaVu Sans Mono'" style:font-style-name="Book" style:font-family-generic="modern" style:font-pitch="fixed" fo:font-weight="bold" style:font-name-asian="DejaVu Sans Mono1" style:font-family-asian="'DejaVu Sans Mono'" style:font-style-name-asian="Book" style:font-family-generic-asian="modern" style:font-pitch-asian="fixed" style:font-weight-asian="bold" style:font-name-complex="DejaVu Sans Mono1" style:font-family-complex="'DejaVu Sans Mono'" style:font-style-name-complex="Book" style:font-family-generic-complex="modern" style:font-pitch-complex="fixed" style:font-weight-complex="bold"/>
    </style:style>
    <style:style style:name="STANDARD_20_FRANCAIS_20_POSITIF_20_GRAS_20__21b5_" style:display-name="STANDARD FRANCAIS POSITIF GRAS ↵" style:family="table-cell" style:parent-style-name="STANDARD_20_FRANCAIS_20_POSITIF_20_GRAS">
      <style:table-cell-properties fo:background-color="#ffffff" fo:wrap-option="wrap"/>
      <style:text-properties style:font-name="DejaVu Sans Mono1" fo:font-family="'DejaVu Sans Mono'" style:font-style-name="Book" style:font-family-generic="modern" style:font-pitch="fixed" style:font-name-asian="DejaVu Sans Mono1" style:font-family-asian="'DejaVu Sans Mono'" style:font-style-name-asian="Book" style:font-family-generic-asian="modern" style:font-pitch-asian="fixed" style:font-name-complex="DejaVu Sans Mono1" style:font-family-complex="'DejaVu Sans Mono'" style:font-style-name-complex="Book" style:font-family-generic-complex="modern" style:font-pitch-complex="fixed"/>
    </style:style>
    <style:style style:name="STANDARD_20_LATIN_20_POSITIF" style:display-name="STANDARD LATIN POSITIF" style:family="table-cell" style:parent-style-name="Default">
      <style:table-cell-properties fo:background-color="#ffffff"/>
      <style:text-properties fo:language="la" fo:country="VA"/>
    </style:style>
    <style:style style:name="STANDARD_20_LATIN_20_POSITIF_20__21b5_" style:display-name="STANDARD LATIN POSITIF ↵" style:family="table-cell" style:parent-style-name="STANDARD_20_LATIN_20_POSITIF">
      <style:table-cell-properties fo:background-color="#ffffff"/>
    </style:style>
    <style:style style:name="STANDARD_20_NEGATIF_20_CENTRE" style:display-name="STANDARD NEGATIF CENTRE" style:family="table-cell" style:parent-style-name="Default">
      <style:table-cell-properties fo:background-color="#000000" style:text-align-source="fix" style:repeat-content="false"/>
      <style:paragraph-properties fo:text-align="center"/>
      <style:text-properties fo:color="#ffffff" style:font-name-complex="Courier New" style:font-family-complex="'Courier New'" style:font-style-name-complex="Normal" style:font-family-generic-complex="modern" style:font-pitch-complex="fixed" style:font-size-complex="15pt"/>
    </style:style>
    <style:style style:name="STANDARD_20_NEGATIF_20_DROITE" style:display-name="STANDARD NEGATIF DROITE" style:family="table-cell" style:parent-style-name="Default">
      <style:table-cell-properties fo:background-color="#000000" style:text-align-source="fix" style:repeat-content="false"/>
      <style:paragraph-properties fo:text-align="end"/>
      <style:text-properties fo:color="#ffffff" style:font-name-complex="Courier New" style:font-family-complex="'Courier New'" style:font-style-name-complex="Normal" style:font-family-generic-complex="modern" style:font-pitch-complex="fixed" style:font-size-complex="15pt"/>
    </style:style>
    <style:style style:name="STANDARD_20_NIGËR" style:display-name="STANDARD NIGËR" style:family="table-cell" style:parent-style-name="Default">
      <style:table-cell-properties fo:background-color="#000000"/>
    </style:style>
    <style:style style:name="STANDARD_20_OBRIT_20_NEGATIF" style:display-name="STANDARD OBRIT NEGATIF" style:family="table-cell" style:parent-style-name="STANDARD_20_OBRIT_20_POSITIF">
      <style:table-cell-properties fo:background-color="#000000"/>
    </style:style>
    <style:style style:name="STANDARD_20_OBRIT_20_POSITIF" style:display-name="STANDARD OBRIT POSITIF" style:family="table-cell" style:parent-style-name="Default">
      <style:table-cell-properties fo:background-color="#ffffff"/>
      <style:text-properties style:font-size-complex="10pt" style:language-complex="he" style:country-complex="IL"/>
    </style:style>
    <style:style style:name="STANDARD_20_OBRIT_20_NEGATIF_20__21b5_" style:display-name="STANDARD OBRIT NEGATIF ↵" style:family="table-cell" style:parent-style-name="STANDARD_20_OBRIT_20_NEGATIF">
      <style:table-cell-properties fo:background-color="#000000" fo:wrap-option="wrap"/>
    </style:style>
    <style:style style:name="STANDARD_20_OBRIT_20_POSITIF_20__21b5_" style:display-name="STANDARD OBRIT POSITIF ↵" style:family="table-cell" style:parent-style-name="STANDARD_20_OBRIT_20_POSITIF">
      <style:table-cell-properties fo:wrap-option="wrap"/>
    </style:style>
    <style:style style:name="STANDARD_20_POSITIF" style:display-name="STANDARD POSITIF" style:family="table-cell" style:parent-style-name="Default" style:data-style-name="N100">
      <style:table-cell-properties style:text-align-source="value-type" style:repeat-content="false" fo:wrap-option="no-wrap"/>
      <style:text-properties style:font-size-complex="15pt"/>
    </style:style>
    <style:style style:name="STANDARD_20_POSITIF_20__21b5_" style:display-name="STANDARD POSITIF ↵" style:family="table-cell" style:parent-style-name="Default" style:data-style-name="N100">
      <style:table-cell-properties style:text-align-source="value-type" style:repeat-content="false" fo:wrap-option="wrap"/>
      <style:text-properties style:font-size-complex="15pt"/>
    </style:style>
    <style:style style:name="STANDARD_20_POSITIF_20_GAUCHE" style:display-name="STANDARD POSITIF GAUCHE" style:family="table-cell" style:parent-style-name="Default" style:data-style-name="N100">
      <style:table-cell-properties style:text-align-source="fix" style:repeat-content="false" fo:wrap-option="no-wrap"/>
      <style:paragraph-properties fo:text-align="start"/>
      <style:text-properties style:font-size-complex="15pt"/>
    </style:style>
    <style:style style:name="STANDARD_20_QÉNTRË" style:display-name="STANDARD QÉNTRË" style:family="table-cell" style:parent-style-name="Default">
      <style:table-cell-properties style:text-align-source="fix" style:repeat-content="false"/>
      <style:paragraph-properties fo:text-align="center"/>
    </style:style>
    <style:style style:name="STANDARD_20_QRÊG_20_NEGATIF" style:display-name="STANDARD QRÊG NEGATIF" style:family="table-cell" style:parent-style-name="STANDARD_20_QRÊG_20_POSITIF">
      <style:table-cell-properties fo:background-color="#000000"/>
      <style:text-properties fo:language="el" fo:country="GR"/>
    </style:style>
    <style:style style:name="STANDARD_20_QRÊG_20_POSITIF" style:display-name="STANDARD QRÊG POSITIF" style:family="table-cell" style:parent-style-name="Default">
      <style:table-cell-properties fo:background-color="#ffffff" style:text-align-source="value-type" style:repeat-content="false"/>
      <style:text-properties fo:language="el" fo:country="GR"/>
    </style:style>
    <style:style style:name="STANDARD_20_QRÊG_20_NEGATIF_20__21b5_" style:display-name="STANDARD QRÊG NEGATIF ↵" style:family="table-cell" style:parent-style-name="STANDARD_20_QRÊG_20_NEGATIF">
      <style:table-cell-properties fo:background-color="#000000" style:text-align-source="value-type" style:repeat-content="false" fo:wrap-option="wrap"/>
      <style:text-properties fo:language="el" fo:country="GR"/>
    </style:style>
    <style:style style:name="STANDARD_20_QRÊG_20_NEGATIF_20_CENTRE" style:display-name="STANDARD QRÊG NEGATIF CENTRE" style:family="table-cell" style:parent-style-name="STANDARD_20_QRÊG_20_NEGATIF">
      <style:table-cell-properties fo:background-color="#000000" style:text-align-source="fix" style:repeat-content="false"/>
      <style:paragraph-properties fo:text-align="center"/>
      <style:text-properties fo:language="el" fo:country="GR"/>
    </style:style>
    <style:style style:name="STANDARD_20_QRÊG_20_POSITIF_20__21b5_" style:display-name="STANDARD QRÊG POSITIF ↵" style:family="table-cell" style:parent-style-name="STANDARD_20_QRÊG_20_POSITIF">
      <style:table-cell-properties fo:background-color="#ffffff" style:text-align-source="value-type" style:repeat-content="false" fo:wrap-option="wrap"/>
    </style:style>
    <style:style style:name="STANDARD_20_QRÊG_20_POSITIF_20_CENTRE" style:display-name="STANDARD QRÊG POSITIF CENTRE" style:family="table-cell" style:parent-style-name="STANDARD_20_QRÊG_20_POSITIF">
      <style:table-cell-properties fo:background-color="#ffffff" style:text-align-source="fix" style:repeat-content="false"/>
      <style:paragraph-properties fo:text-align="center"/>
    </style:style>
    <style:style style:name="STANDARD_20_QRÊG_20_POSITIF_20_DROITË" style:display-name="STANDARD QRÊG POSITIF DROITË" style:family="table-cell" style:parent-style-name="STANDARD_20_QRÊG_20_POSITIF">
      <style:table-cell-properties style:text-align-source="fix" style:repeat-content="false"/>
      <style:paragraph-properties fo:text-align="end"/>
    </style:style>
    <style:style style:name="STANDARD_20_SLAVE_20_NEGATIF" style:display-name="STANDARD SLAVE NEGATIF" style:family="table-cell" style:parent-style-name="STANDARD_20_SLAVE_20_POSITIF">
      <style:table-cell-properties fo:background-color="#000000"/>
      <style:text-properties fo:language="uk" fo:country="UA"/>
    </style:style>
    <style:style style:name="STANDARD_20_SLAVE_20_POSITIF" style:display-name="STANDARD SLAVE POSITIF" style:family="table-cell" style:parent-style-name="Default">
      <style:table-cell-properties fo:background-color="#ffffff"/>
      <style:text-properties fo:language="uk" fo:country="UA"/>
    </style:style>
    <style:style style:name="STANDARD_20_SLAVE_20_NEGATIF_20__21b5_" style:display-name="STANDARD SLAVE NEGATIF ↵" style:family="table-cell" style:parent-style-name="STANDARD_20_SLAVE_20_NEGATIF">
      <style:table-cell-properties fo:background-color="#000000" fo:wrap-option="wrap"/>
      <style:text-properties fo:language="uk" fo:country="UA"/>
    </style:style>
    <style:style style:name="STANDARD_20_SLAVE_20_NEGATIF_20_CENTRE" style:display-name="STANDARD SLAVE NEGATIF CENTRE" style:family="table-cell" style:parent-style-name="STANDARD_20_SLAVE_20_NEGATIF">
      <style:table-cell-properties fo:background-color="#000000" style:text-align-source="fix" style:repeat-content="false"/>
      <style:paragraph-properties fo:text-align="center"/>
      <style:text-properties fo:language="uk" fo:country="UA"/>
    </style:style>
    <style:style style:name="STANDARD_20_SLAVE_20_POSITIF_20__21b5_" style:display-name="STANDARD SLAVE POSITIF ↵" style:family="table-cell" style:parent-style-name="STANDARD_20_SLAVE_20_POSITIF">
      <style:table-cell-properties fo:background-color="#ffffff" fo:wrap-option="wrap"/>
      <style:text-properties fo:language="uk" fo:country="UA"/>
    </style:style>
    <style:style style:name="STANDARD_20_SYRIAC" style:display-name="STANDARD SYRIAC" style:family="table-cell" style:parent-style-name="Default">
      <style:table-cell-properties style:text-align-source="fix" style:repeat-content="false" fo:background-color="transparent"/>
      <style:paragraph-properties fo:text-align="end" style:writing-mode="rl-tb"/>
      <style:text-properties style:font-size-complex="10pt"/>
    </style:style>
    <style:style style:name="STANDARD_20_SYRIAC_20_NEGATIF" style:display-name="STANDARD SYRIAC NEGATIF" style:family="table-cell" style:parent-style-name="STANDARD_20_SYRIAC">
      <style:table-cell-properties fo:background-color="#000000"/>
    </style:style>
    <style:style style:name="STANDARD_20_SYRIAC_20_NEGATIF_20__20__21b5_" style:display-name="STANDARD SYRIAC NEGATIF  ↵" style:family="table-cell" style:parent-style-name="STANDARD_20_SYRIAC">
      <style:table-cell-properties fo:background-color="#000000" style:text-align-source="fix" style:repeat-content="false" fo:wrap-option="wrap"/>
      <style:paragraph-properties fo:text-align="end"/>
    </style:style>
    <style:style style:name="STANDARD_20_SYRIAC_20_POSITIF" style:display-name="STANDARD SYRIAC POSITIF" style:family="table-cell" style:parent-style-name="STANDARD_20_SYRIAC">
      <style:table-cell-properties fo:background-color="#ffffff"/>
    </style:style>
    <style:style style:name="STANDARD_20_SYRIAC_20_POSITIF_20__21b5_" style:display-name="STANDARD SYRIAC POSITIF ↵" style:family="table-cell" style:parent-style-name="STANDARD_20_SYRIAC_20_POSITIF">
      <style:table-cell-properties fo:wrap-option="wrap"/>
    </style:style>
    <style:style style:name="STANDARD_20_TITRE_20_NEGATIF" style:display-name="STANDARD TITRE NEGATIF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name-complex="Courier New1" style:font-family-complex="'Courier New'" style:font-style-name-complex="Gras" style:font-family-generic-complex="modern" style:font-pitch-complex="fixed" style:font-weight-complex="bold"/>
    </style:style>
    <style:style style:name="STANDARD_20_TITRE_20_POSITIF" style:display-name="STANDARD TITRE POSITIF" style:family="table-cell" style:parent-style-name="Default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name-complex="Courier New1" style:font-family-complex="'Courier New'" style:font-style-name-complex="Gras" style:font-family-generic-complex="modern" style:font-pitch-complex="fixed" style:font-weight-complex="bold"/>
    </style:style>
    <style:style style:name="SYRIAQWË_20_NEGATIF" style:display-name="SYRIAQWË NEGATIF" style:family="table-cell" style:parent-style-name="Default">
      <style:table-cell-properties fo:background-color="#000000" style:text-align-source="fix" style:repeat-content="false"/>
      <style:paragraph-properties fo:text-align="end"/>
      <style:text-properties style:font-name="Times New Roman" fo:font-family="'Times New Roman'" style:font-style-name="Normal" style:font-family-generic="roman" style:font-pitch="variable" fo:font-size="15pt" fo:font-weight="bold" style:font-size-asian="15pt" style:font-weight-asian="bold" style:font-name-complex="Estrangelo Edessa1" style:font-family-complex="'Estrangelo Edessa'" style:font-style-name-complex="Normal" style:font-family-generic-complex="script" style:font-pitch-complex="variable" style:font-size-complex="15pt" style:font-weight-complex="bold"/>
    </style:style>
    <style:style style:name="SYRIAQWË_20_POSITIF" style:display-name="SYRIAQWË POSITIF" style:family="table-cell" style:parent-style-name="Default">
      <style:table-cell-properties fo:background-color="#ffffff" style:text-align-source="fix" style:repeat-content="false"/>
      <style:paragraph-properties fo:text-align="end"/>
      <style:text-properties style:font-name="Times New Roman" fo:font-family="'Times New Roman'" style:font-style-name="Normal" style:font-family-generic="roman" style:font-pitch="variable" fo:font-size="15pt" fo:font-weight="bold" style:font-size-asian="15pt" style:font-weight-asian="bold" style:font-name-complex="Estrangelo Edessa1" style:font-family-complex="'Estrangelo Edessa'" style:font-style-name-complex="Normal" style:font-family-generic-complex="script" style:font-pitch-complex="variable" style:font-size-complex="15pt" style:font-weight-complex="bold"/>
    </style:style>
    <style:style style:name="STANDARD_20_BÊLGË_20_NEGATIF" style:display-name="STANDARD BÊLGË NEGATIF" style:family="table-cell" style:parent-style-name="STANDARD_20_BÊLGË_20_POSITIF">
      <style:table-cell-properties fo:background-color="#000000"/>
      <style:text-properties style:use-window-font-color="true"/>
    </style:style>
    <style:style style:name="STANDARD_20_BÊLGË_20_POSITIF" style:display-name="STANDARD BÊLGË POSITIF" style:family="table-cell" style:parent-style-name="Default">
      <style:table-cell-properties fo:background-color="#ffffff"/>
      <style:text-properties fo:language="fr" fo:country="BE"/>
    </style:style>
    <style:style style:name="STANDARD_20_BÊLGË_20_NEGATIF_20__21b5_" style:display-name="STANDARD BÊLGË NEGATIF ↵" style:family="table-cell" style:parent-style-name="STANDARD_20_BÊLGË_20_POSITIF">
      <style:table-cell-properties fo:background-color="#000000" fo:wrap-option="wrap"/>
    </style:style>
    <style:style style:name="STANDARD_20_BÊLGË_20_POSITIF_20__21b5_" style:display-name="STANDARD BÊLGË POSITIF ↵" style:family="table-cell" style:parent-style-name="STANDARD_20_BÊLGË_20_POSITIF">
      <style:table-cell-properties fo:wrap-option="wrap"/>
    </style:style>
    <style:style style:name="STANDARD_20_BÊLGË_20_POSITIF_20_DROITE" style:display-name="STANDARD BÊLGË POSITIF DROITE" style:family="table-cell" style:parent-style-name="STANDARD_20_BÊLGË_20_POSITIF">
      <style:table-cell-properties style:text-align-source="fix" style:repeat-content="false"/>
      <style:paragraph-properties fo:text-align="end"/>
    </style:style>
    <style:style style:name="ŠLAVUNIQWË_20_NEGATIF" style:display-name="ŠLAVUNIQWË NEGATIF" style:family="table-cell" style:parent-style-name="ŠLAVUNIQWË_20_POSITIF">
      <style:table-cell-properties fo:background-color="#000000"/>
    </style:style>
    <style:style style:name="ŠLAVUNIQWË_20_POSITIF" style:display-name="ŠLAVUNIQWË POSITIF" style:family="table-cell" style:parent-style-name="LATIN_20_POSITIF">
      <style:table-cell-properties style:text-align-source="value-type" style:repeat-content="false"/>
      <style:text-properties fo:language="uk" fo:country="UA"/>
    </style:style>
    <style:style style:name="ŠLAVUNIQWË_20_NEGATIF_20__21b5_" style:display-name="ŠLAVUNIQWË NEGATIF ↵" style:family="table-cell" style:parent-style-name="ŠLAVUNIQWË_20_NEGATIF">
      <style:table-cell-properties fo:background-color="#000000" fo:wrap-option="wrap"/>
    </style:style>
    <style:style style:name="ŠLAVUNIQWË_20_POSITIF_20__21b5_" style:display-name="ŠLAVUNIQWË POSITIF ↵" style:family="table-cell" style:parent-style-name="ŠLAVUNIQWË_20_POSITIF">
      <style:table-cell-properties fo:wrap-option="wrap"/>
    </style:style>
    <style:style style:name="STANDARD_20_TURK_20_POSITIF" style:display-name="STANDARD TURK POSITIF" style:family="table-cell" style:parent-style-name="Default">
      <style:text-properties fo:language="tr" fo:country="TR"/>
    </style:style>
    <style:style style:name="STANDARD_20_TURK_20_POSITIF_20__21b5_" style:display-name="STANDARD TURK POSITIF ↵" style:family="table-cell" style:parent-style-name="STANDARD_20_TURK_20_POSITIF">
      <style:table-cell-properties fo:wrap-option="wrap"/>
    </style:style>
    <style:style style:name="STANDARD_20_TURK_20_NEGATIF" style:display-name="STANDARD TURK NEGATIF" style:family="table-cell" style:parent-style-name="STANDARD_20_TURK_20_POSITIF">
      <style:table-cell-properties fo:background-color="#000000"/>
    </style:style>
    <style:style style:name="STANDARD_20_TURK_20_NEGATIF_20__21b5_" style:display-name="STANDARD TURK NEGATIF ↵" style:family="table-cell" style:parent-style-name="STANDARD_20_TURK_20_NEGATIF">
      <style:table-cell-properties fo:wrap-option="wrap"/>
    </style:style>
    <style:style style:name="STANDARD_20_PERSË_20_POSITIF" style:display-name="STANDARD PERSË POSITIF" style:family="table-cell" style:parent-style-name="Default">
      <style:table-cell-properties style:text-align-source="fix" style:repeat-content="false"/>
      <style:paragraph-properties fo:text-align="end"/>
      <style:text-properties style:font-name-complex="Times New Roman" style:font-family-complex="'Times New Roman'" style:font-style-name-complex="Normal" style:font-family-generic-complex="roman" style:font-pitch-complex="variable" style:language-complex="fa" style:country-complex="IR"/>
    </style:style>
    <style:style style:name="STANDARD_20_PERSË_20_POSITIF_20__21b5_" style:display-name="STANDARD PERSË POSITIF ↵" style:family="table-cell" style:parent-style-name="STANDARD_20_PERSË_20_POSITIF">
      <style:table-cell-properties fo:wrap-option="wrap"/>
    </style:style>
    <style:style style:name="STANDARD_20_PERSË_20_NEGATIF" style:display-name="STANDARD PERSË NEGATIF" style:family="table-cell" style:parent-style-name="STANDARD_20_PERSË_20_POSITIF">
      <style:table-cell-properties fo:background-color="#000000"/>
    </style:style>
    <style:style style:name="TITRE_20__28_7_29_" style:display-name="TITRE (7)" style:family="table-cell" style:parent-style-name="Default">
      <style:table-cell-properties fo:background-color="#000000" style:text-align-source="fix" style:repeat-content="false" fo:wrap-option="no-wrap"/>
      <style:paragraph-properties fo:text-align="center"/>
      <style:text-properties fo:font-size="7pt" fo:font-weight="bold" style:font-name-asian="Courier New1" style:font-family-asian="'Courier New'" style:font-style-name-asian="Gras" style:font-family-generic-asian="modern" style:font-pitch-asian="fixed" style:font-size-asian="7pt" style:font-weight-asian="bold" style:font-name-complex="Courier New1" style:font-family-complex="'Courier New'" style:font-style-name-complex="Gras" style:font-family-generic-complex="modern" style:font-pitch-complex="fixed" style:font-size-complex="7pt" style:font-weight-complex="bold"/>
    </style:style>
    <style:style style:name="OBRIT_20_NEGATIF_20__2190__20_GAUCHE" style:display-name="OBRIT NEGATIF ← GAUCHE" style:family="table-cell" style:parent-style-name="OBRIT_20_NEGATIF_20__2190_">
      <style:table-cell-properties style:text-align-source="fix" style:repeat-content="false"/>
      <style:paragraph-properties fo:text-align="start"/>
    </style:style>
    <style:style style:name="ORBIT_20_NEGATIF_20__2190__20_GAUCHE" style:display-name="ORBIT NEGATIF ← GAUCHE" style:family="table-cell" style:parent-style-name="ORBIT_20_NEGATIF_20__2190_">
      <style:table-cell-properties style:text-align-source="fix" style:repeat-content="false"/>
      <style:paragraph-properties fo:text-align="start"/>
    </style:style>
    <style:style style:name="INFO_20_NEGATIF_20__21b5_" style:display-name="INFO NEGATIF ↵" style:family="table-cell" style:parent-style-name="Default">
      <style:table-cell-properties fo:border-bottom="0.06pt solid #808080" fo:background-color="#000000" fo:wrap-option="wrap" fo:border-left="none" fo:border-right="none" fo:border-top="0.06pt solid #808080" style:vertical-align="top"/>
      <style:text-properties fo:color="#ffffff" style:font-name="DejaVu Sans Mono1" fo:font-family="'DejaVu Sans Mono'" style:font-style-name="Book" style:font-family-generic="modern" style:font-pitch="fixed" fo:font-size="8pt" fo:language="fr" fo:country="FR" style:font-name-asian="DejaVu Sans Mono1" style:font-family-asian="'DejaVu Sans Mono'" style:font-style-name-asian="Book" style:font-family-generic-asian="modern" style:font-pitch-asian="fixed" style:font-size-asian="8pt" style:font-name-complex="Courier New" style:font-family-complex="'Courier New'" style:font-style-name-complex="Normal" style:font-family-generic-complex="modern" style:font-pitch-complex="fixed" style:font-size-complex="10pt"/>
    </style:style>
    <style:style style:name="INFO_20_NEGATIF_20_GRAS" style:display-name="INFO NEGATIF GRAS" style:family="table-cell" style:parent-style-name="Default">
      <style:table-cell-properties fo:background-color="#000000" fo:wrap-option="no-wrap" fo:border="none" style:vertical-align="top"/>
      <style:text-properties fo:color="#ffffff" style:font-name="Microsoft Sans Serif" fo:font-family="'Microsoft Sans Serif'" style:font-family-generic="swiss" style:font-pitch="variable" fo:font-size="8pt" fo:font-weight="bold" style:font-size-asian="8pt" style:font-weight-asian="bold" style:font-name-complex="Microsoft Sans Serif" style:font-family-complex="'Microsoft Sans Serif'" style:font-family-generic-complex="swiss" style:font-pitch-complex="variable" style:font-size-complex="8pt" style:font-weight-complex="bold"/>
    </style:style>
    <style:style style:name="INFO_20_POSITIF_20__21b5_" style:display-name="INFO POSITIF ↵" style:family="table-cell" style:parent-style-name="Default">
      <style:table-cell-properties fo:border-bottom="0.06pt solid #808080" fo:background-color="#ffffff" style:text-align-source="fix" style:repeat-content="false" fo:wrap-option="wrap" fo:border-left="none" fo:border-right="none" fo:border-top="0.06pt solid #808080" style:vertical-align="top"/>
      <style:paragraph-properties fo:text-align="start"/>
      <style:text-properties style:font-name="DejaVu Sans Mono1" fo:font-family="'DejaVu Sans Mono'" style:font-style-name="Book" style:font-family-generic="modern" style:font-pitch="fixed" fo:font-size="8pt" fo:language="fr" fo:country="FR" style:font-name-asian="DejaVu Sans Mono1" style:font-family-asian="'DejaVu Sans Mono'" style:font-style-name-asian="Book" style:font-family-generic-asian="modern" style:font-pitch-asian="fixed" style:font-size-asian="8pt" style:font-name-complex="Courier New" style:font-family-complex="'Courier New'" style:font-style-name-complex="Normal" style:font-family-generic-complex="modern" style:font-pitch-complex="fixed" style:font-size-complex="10pt"/>
    </style:style>
    <style:style style:name="NUMERATIÔ" style:family="table-cell" style:parent-style-name="Default" style:data-style-name="N111"/>
    <style:style style:name="NUMERATIÔ_20_DEQIMAL" style:display-name="NUMERATIÔ DEQIMAL" style:family="table-cell" style:parent-style-name="Default" style:data-style-name="N114"/>
    <style:style style:name="LATIN_20_POSITIF_20__21b3_" style:display-name="LATIN POSITIF ↳" style:family="table-cell" style:parent-style-name="Default" style:data-style-name="N100">
      <style:table-cell-properties fo:border-bottom="none" fo:background-color="#ffffff" style:text-align-source="fix" style:repeat-content="false" fo:wrap-option="wrap" fo:border-left="1.11pt double #ffffff" style:border-line-width-left="0.02mm 0.35mm 0.02mm" fo:padding-bottom="3mm" fo:padding-left="0.49mm" fo:padding-right="0.35mm" fo:padding-top="0.35mm" fo:border-right="none" style:shrink-to-fit="false" fo:border-top="none" style:vertical-align="top"/>
      <style:paragraph-properties fo:text-align="start"/>
      <style:text-properties fo:color="#000000" style:font-name="Palatino Linotype" fo:font-family="'Palatino Linotype'" style:font-style-name="Gras" style:font-family-generic="roman" style:font-pitch="variable" fo:font-size="10pt" fo:text-shadow="1pt 1pt" fo:font-weight="bold" style:font-size-asian="10pt" style:font-weight-asian="bold" style:font-name-complex="Times New Roman1" style:font-family-complex="'Times New Roman'" style:font-style-name-complex="Gras" style:font-family-generic-complex="roman" style:font-pitch-complex="variable" style:font-size-complex="15pt" style:language-complex="zxx" style:country-complex="none" style:font-weight-complex="bold"/>
    </style:style>
    <style:style style:name="LATIN_20_POSITIF_20_NUMEROTATION" style:display-name="LATIN POSITIF NUMEROTATION" style:family="table-cell" style:parent-style-name="LATIN_20_POSITIF" style:data-style-name="N111"/>
    <style:style style:name="DATE_20_GRISE_20_HÔRË_20_DROITE" style:display-name="DATE GRISE HÔRË DROITE" style:family="table-cell" style:parent-style-name="INTERSECTION_20_GRISE_20_NEGATIF" style:data-style-name="N52">
      <style:text-properties style:use-window-font-color="true" style:font-weight-asian="normal" style:font-weight-complex="normal"/>
    </style:style>
    <style:style style:name="DATE_20_NEGATIF_20_HÔRË" style:display-name="DATE NEGATIF HÔRË" style:family="table-cell" style:parent-style-name="DATE_20_POSITIF_20_HÔRË" style:data-style-name="N52">
      <style:table-cell-properties fo:border-bottom="none" fo:background-color="#000000" style:text-align-source="fix" style:repeat-content="false" fo:border-left="1.11pt double #000000" style:border-line-width-left="0.02mm 0.35mm 0.02mm" fo:border-right="none" fo:border-top="none"/>
      <style:paragraph-properties fo:text-align="end"/>
    </style:style>
    <style:style style:name="DATE_20_POSITIF_20_HÔRË" style:display-name="DATE POSITIF HÔRË" style:family="table-cell" style:parent-style-name="INFO_20_POSITIF" style:data-style-name="N52">
      <style:table-cell-properties fo:border-bottom="none" fo:background-color="#ffffff" style:text-align-source="fix" style:repeat-content="false" fo:wrap-option="no-wrap" fo:border-left="none" fo:border-right="1.11pt double #000000" style:border-line-width-right="0.02mm 0.35mm 0.02mm" fo:border-top="none"/>
      <style:paragraph-properties fo:text-align="start"/>
      <style:text-properties fo:font-size="8pt" style:font-size-asian="8pt" style:font-size-complex="8pt"/>
    </style:style>
    <style:style style:name="DATE_20_POSITIF_20_HÔRË_20_DIÔRNË" style:display-name="DATE POSITIF HÔRË DIÔRNË" style:family="table-cell" style:parent-style-name="INFO_20_POSITIF" style:data-style-name="N113">
      <style:table-cell-properties fo:border-bottom="none" fo:background-color="#ffffff" style:text-align-source="fix" style:repeat-content="false" fo:wrap-option="no-wrap" fo:border-left="none" fo:border-right="1.11pt double #000000" style:border-line-width-right="0.02mm 0.35mm 0.02mm" fo:border-top="none"/>
      <style:paragraph-properties fo:text-align="start"/>
      <style:text-properties fo:font-size="8pt" style:font-size-asian="8pt" style:font-size-complex="8pt"/>
    </style:style>
    <style:style style:name="Lucida_20_Droite_20_Renvoie" style:display-name="Lucida Droite Renvoie" style:family="table-cell" style:parent-style-name="Lucida_20_Droite">
      <style:table-cell-properties fo:wrap-option="wrap"/>
    </style:style>
    <style:style style:name="STANDARD_20_FRANCOBELGE_20_POSITIF_20__21b5_" style:display-name="STANDARD FRANCOBELGE POSITIF ↵" style:family="table-cell" style:parent-style-name="STANDARD_20_FRANCOBELGE_20_POSITIF">
      <style:table-cell-properties fo:background-color="#ffffff" fo:wrap-option="wrap"/>
    </style:style>
    <style:style style:name="STANDARD_20_FRANCOBELGE_20_POSITIF" style:display-name="STANDARD FRANCOBELGE POSITIF" style:family="table-cell" style:parent-style-name="Default">
      <style:table-cell-properties fo:background-color="#ffffff"/>
      <style:text-properties fo:language="fr" fo:country="BE"/>
    </style:style>
    <style:style style:name="TITRE_20_TIMES_20_NEW_20_ROMAN" style:display-name="TITRE TIMES NEW ROMAN" style:family="table-cell" style:parent-style-name="Default">
      <style:table-cell-properties fo:background-color="#000000" style:text-align-source="fix" style:repeat-content="false"/>
      <style:paragraph-properties fo:text-align="center"/>
      <style:text-properties style:font-name="Times New Roman1" fo:font-family="'Times New Roman'" style:font-style-name="Gras" style:font-family-generic="roman" style:font-pitch="variable" fo:font-size="8pt" fo:font-weight="bold" style:font-name-asian="Times New Roman1" style:font-family-asian="'Times New Roman'" style:font-style-name-asian="Gras" style:font-family-generic-asian="roman" style:font-pitch-asian="variable" style:font-size-asian="8pt" style:font-weight-asian="bold" style:font-size-complex="8pt" style:font-weight-complex="bold"/>
    </style:style>
    <style:style style:name="STANDARD_20_SHALVE_20_NEGATIF" style:display-name="STANDARD SHALVE NEGATIF" style:family="table-cell" style:parent-style-name="STANDARD_20_SHALVE_20_POSITIF">
      <style:table-cell-properties fo:background-color="#000000"/>
      <style:text-properties fo:language="uk" fo:country="UA"/>
    </style:style>
    <style:style style:name="STANDARD_20_SHALVE_20_POSITIF" style:display-name="STANDARD SHALVE POSITIF" style:family="table-cell" style:parent-style-name="Default">
      <style:table-cell-properties fo:background-color="#ffffff"/>
      <style:text-properties fo:language="uk" fo:country="UA"/>
    </style:style>
    <style:style style:name="STANDARD_20_SHALVE_20_NEGATIF_20__21b5_" style:display-name="STANDARD SHALVE NEGATIF ↵" style:family="table-cell" style:parent-style-name="STANDARD_20_SHALVE_20_NEGATIF">
      <style:table-cell-properties fo:background-color="#000000" fo:wrap-option="wrap"/>
      <style:text-properties fo:language="uk" fo:country="UA"/>
    </style:style>
    <style:style style:name="STANDARD_20_SHALVE_20_NEGATIF_20_CENTRE" style:display-name="STANDARD SHALVE NEGATIF CENTRE" style:family="table-cell" style:parent-style-name="STANDARD_20_SHALVE_20_NEGATIF">
      <style:table-cell-properties fo:background-color="#000000" style:text-align-source="fix" style:repeat-content="false"/>
      <style:paragraph-properties fo:text-align="center"/>
      <style:text-properties fo:language="uk" fo:country="UA"/>
    </style:style>
    <style:style style:name="STANDARD_20_SHALVE_20_POSITIF_20__21b5_" style:display-name="STANDARD SHALVE POSITIF ↵" style:family="table-cell" style:parent-style-name="STANDARD_20_SHALVE_20_POSITIF">
      <style:table-cell-properties fo:background-color="#ffffff" fo:wrap-option="wrap"/>
      <style:text-properties fo:language="uk" fo:country="UA"/>
    </style:style>
    <style:style style:name="ŠALVUNIQWË_20_NEGATIF" style:display-name="ŠALVUNIQWË NEGATIF" style:family="table-cell" style:parent-style-name="ŠALVUNIQWË_20_POSITIF">
      <style:table-cell-properties fo:background-color="#000000"/>
    </style:style>
    <style:style style:name="ŠALVUNIQWË_20_POSITIF" style:display-name="ŠALVUNIQWË POSITIF" style:family="table-cell" style:parent-style-name="LATIN_20_POSITIF">
      <style:table-cell-properties style:text-align-source="value-type" style:repeat-content="false"/>
      <style:text-properties fo:language="uk" fo:country="UA"/>
    </style:style>
    <style:style style:name="ŠALVUNIQWË_20_NEGATIF_20__21b5_" style:display-name="ŠALVUNIQWË NEGATIF ↵" style:family="table-cell" style:parent-style-name="ŠALVUNIQWË_20_NEGATIF">
      <style:table-cell-properties fo:background-color="#000000" fo:wrap-option="wrap"/>
    </style:style>
    <style:style style:name="ŠALVUNIQWË_20_POSITIF_20__21b5_" style:display-name="ŠALVUNIQWË POSITIF ↵" style:family="table-cell" style:parent-style-name="ŠALVUNIQWË_20_POSITIF">
      <style:table-cell-properties fo:wrap-option="wrap"/>
    </style:style>
    <style:style style:name="INFO_20_POSITIF_20_DROITE_20__21b5_" style:display-name="INFO POSITIF DROITE ↵" style:family="table-cell" style:parent-style-name="INFO_20_POSITIF_20_DROITE">
      <style:table-cell-properties fo:wrap-option="wrap"/>
    </style:style>
    <style:style style:name="INFO_20_POSITIF_20_DROITE" style:display-name="INFO POSITIF DROITE" style:family="table-cell" style:parent-style-name="INFO_20_POSITIF">
      <style:table-cell-properties style:text-align-source="fix" style:repeat-content="false"/>
      <style:paragraph-properties fo:text-align="end"/>
    </style:style>
    <style:style style:name="STANDARD_20_EGYPTË_20_NEUTRË" style:display-name="STANDARD EGYPTË NEUTRË" style:family="table-cell" style:parent-style-name="INTERSECTION_20_GRISE_20_MONO_20_DROITE">
      <style:table-cell-properties fo:background-color="#808080"/>
      <style:text-properties style:use-window-font-color="true" style:text-line-through-style="none" style:text-line-through-type="none" fo:font-style="normal" style:text-underline-style="none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INTERSECTION_20_GRISE_20_MONO_20_DROITE" style:display-name="INTERSECTION GRISE MONO DROITE" style:family="table-cell" style:parent-style-name="INTERSECTION_20_GRISE">
      <style:table-cell-properties style:text-align-source="fix" style:repeat-content="false"/>
      <style:paragraph-properties fo:text-align="end"/>
      <style:text-properties style:font-name="DejaVu Sans Mono" fo:font-family="'DejaVu Sans Mono'" style:font-style-name="Gras" style:font-family-generic="modern" style:font-pitch="fixed" fo:text-shadow="none" style:font-name-asian="DejaVu Sans Mono1" style:font-family-asian="'DejaVu Sans Mono'" style:font-style-name-asian="Book" style:font-family-generic-asian="modern" style:font-pitch-asian="fixed" style:font-name-complex="DejaVu Sans Mono1" style:font-family-complex="'DejaVu Sans Mono'" style:font-style-name-complex="Book" style:font-family-generic-complex="modern" style:font-pitch-complex="fixed"/>
    </style:style>
    <style:style style:name="STANDARD_20_EGYPTË_20_NEGATIF" style:display-name="STANDARD EGYPTË NEGATIF" style:family="table-cell" style:parent-style-name="STANDARD_20_EGYPTË_20_POSITIF">
      <style:table-cell-properties fo:background-color="#000000"/>
      <style:text-properties style:font-name="Courier New" fo:font-family="'Courier New'" style:font-style-name="Normal" style:font-family-generic="modern" style:font-pitch="fixed" style:font-name-asian="Courier New" style:font-family-asian="'Courier New'" style:font-style-name-asian="Normal" style:font-family-generic-asian="modern" style:font-pitch-asian="fixed" style:font-name-complex="Courier New1" style:font-family-complex="'Courier New'" style:font-style-name-complex="Gras" style:font-family-generic-complex="modern" style:font-pitch-complex="fixed"/>
    </style:style>
    <style:style style:name="PHÔNETIQWË_20_POSIFIT_20_DROITË" style:display-name="PHÔNETIQWË POSIFIT DROITË" style:family="table-cell" style:parent-style-name="PHÔNETIQWË_20_POSITIF">
      <style:table-cell-properties fo:background-color="#ffffff" style:text-align-source="fix" style:repeat-content="false"/>
      <style:paragraph-properties fo:text-align="end"/>
    </style:style>
    <style:style style:name="INTERSECTION_20_GRISE_20_NUMBRE" style:display-name="INTERSECTION GRISE NUMBRE" style:family="table-cell" style:parent-style-name="INFO_20_CENTRE" style:data-style-name="N111">
      <style:table-cell-properties style:vertical-align="middle"/>
    </style:style>
    <style:style style:name="STANDARD_20_NEGATIF_20_BORDURE_20_DOUBLE" style:display-name="STANDARD NEGATIF BORDURE DOUBLE" style:family="table-cell" style:parent-style-name="Default">
      <style:table-cell-properties fo:border-bottom="none" fo:background-color="#000000" style:text-align-source="fix" style:repeat-content="false" fo:border-left="1.11pt double #000000" style:border-line-width-left="0.02mm 0.35mm 0.02mm" fo:border-right="1.11pt double #000000" style:border-line-width-right="0.02mm 0.35mm 0.02mm" fo:border-top="none"/>
      <style:paragraph-properties fo:text-align="end" fo:margin-left="0mm"/>
      <style:text-properties style:use-window-font-color="true"/>
    </style:style>
    <style:style style:name="STANDARD_20_POSITIF_20_BORDURE_20_DOUBLE" style:display-name="STANDARD POSITIF BORDURE DOUBLE" style:family="table-cell" style:parent-style-name="Default">
      <style:table-cell-properties fo:border-bottom="none" fo:border-left="1.11pt double #000000" style:border-line-width-left="0.02mm 0.35mm 0.02mm" fo:border-right="1.11pt double #000000" style:border-line-width-right="0.02mm 0.35mm 0.02mm" style:shadow="none" fo:border-top="none"/>
    </style:style>
    <style:style style:name="STANDARD_20_POSITIF_20_DROITE_20_GRAS" style:display-name="STANDARD POSITIF DROITE GRAS" style:family="table-cell" style:parent-style-name="STANDARD_20_POSITIF_20_DROITE">
      <style:text-properties fo:font-weight="bold" style:font-weight-asian="bold" style:font-weight-complex="bold"/>
    </style:style>
    <style:style style:name="STANDARD_20_SHQIP_20_POSITIF" style:display-name="STANDARD SHQIP POSITIF" style:family="table-cell" style:parent-style-name="Default">
      <style:table-cell-properties fo:background-color="#ffffff"/>
      <style:text-properties style:font-name="DejaVu Sans Mono1" fo:font-family="'DejaVu Sans Mono'" style:font-style-name="Book" style:font-family-generic="modern" style:font-pitch="fixed" fo:language="sq" fo:country="AL" style:font-name-asian="DejaVu Sans Mono1" style:font-family-asian="'DejaVu Sans Mono'" style:font-style-name-asian="Book" style:font-family-generic-asian="modern" style:font-pitch-asian="fixed" style:font-name-complex="Courier New" style:font-family-complex="'Courier New'" style:font-style-name-complex="Normal" style:font-family-generic-complex="modern" style:font-pitch-complex="fixed"/>
    </style:style>
    <style:style style:name="STANDARD_20_NEGATIF_20__21b5_" style:display-name="STANDARD NEGATIF ↵" style:family="table-cell" style:parent-style-name="STANDARD_20_NEGATIF">
      <style:table-cell-properties fo:wrap-option="wrap"/>
    </style:style>
    <style:style style:name="STANDARD_20_LATIN_20_NEGATIF" style:display-name="STANDARD LATIN NEGATIF" style:family="table-cell" style:parent-style-name="STANDARD_20_LATIN_20_POSITIF">
      <style:table-cell-properties fo:background-color="#000000"/>
    </style:style>
    <style:style style:name="STANDARD_20_LATIN_20_NEGATIF_20__21b5_" style:display-name="STANDARD LATIN NEGATIF ↵" style:family="table-cell" style:parent-style-name="STANDARD_20_LATIN_20_NEGATIF">
      <style:table-cell-properties fo:background-color="#000000" fo:wrap-option="wrap"/>
    </style:style>
    <style:style style:name="STANDARD_20_SHALVE_20_MK_20_NEGATIF" style:display-name="STANDARD SHALVE MK NEGATIF" style:family="table-cell" style:parent-style-name="STANDARD_20_SHALVE_20_MK_20_POSITIF">
      <style:table-cell-properties fo:background-color="#000000"/>
    </style:style>
    <style:style style:name="STANDARD_20_SHALVE_20_MK_20_POSITIF" style:display-name="STANDARD SHALVE MK POSITIF" style:family="table-cell" style:parent-style-name="Default">
      <style:table-cell-properties fo:background-color="#ffffff"/>
      <style:text-properties fo:language="mk" fo:country="MK"/>
    </style:style>
    <style:style style:name="STANDARD_20_SHALVE_20_MK_20_NEGATIF_20__21b5_" style:display-name="STANDARD SHALVE MK NEGATIF ↵" style:family="table-cell" style:parent-style-name="STANDARD_20_SHALVE_20_MK_20_NEGATIF">
      <style:table-cell-properties fo:wrap-option="wrap"/>
    </style:style>
    <style:style style:name="STANDARD_20_SHALVE_20_MK_20_POSITIF_20__21b5_" style:display-name="STANDARD SHALVE MK POSITIF ↵" style:family="table-cell" style:parent-style-name="STANDARD_20_SHALVE_20_MK_20_POSITIF">
      <style:table-cell-properties fo:wrap-option="wrap"/>
    </style:style>
    <style:style style:name="STANDARD_20_NEGATIF_20_GRAS" style:display-name="STANDARD NEGATIF GRAS" style:family="table-cell" style:parent-style-name="STANDARD_20_NEGATIF">
      <style:text-properties fo:font-weight="bold" style:font-weight-asian="bold" style:font-weight-complex="bold"/>
    </style:style>
    <style:style style:name="STANDARD_20_POSITIF_20_GRAS" style:display-name="STANDARD POSITIF GRAS" style:family="table-cell" style:parent-style-name="STANDARD_20_POSITIF">
      <style:text-properties fo:font-weight="bold" style:font-weight-asian="bold" style:font-weight-complex="bold"/>
    </style:style>
    <style:style style:name="STANDARD_20_SHQIP_20_NEGATIF" style:display-name="STANDARD SHQIP NEGATIF" style:family="table-cell" style:parent-style-name="STANDARD_20_SHQIP_20_POSITIF">
      <style:table-cell-properties fo:background-color="#000000"/>
      <style:text-properties style:font-name="DejaVu Sans Mono1" fo:font-family="'DejaVu Sans Mono'" style:font-style-name="Book" style:font-family-generic="modern" style:font-pitch="fixed" style:font-name-asian="DejaVu Sans Mono1" style:font-family-asian="'DejaVu Sans Mono'" style:font-style-name-asian="Book" style:font-family-generic-asian="modern" style:font-pitch-asian="fixed" style:font-name-complex="Courier New" style:font-family-complex="'Courier New'" style:font-style-name-complex="Normal" style:font-family-generic-complex="modern" style:font-pitch-complex="fixed" style:font-size-complex="15pt"/>
    </style:style>
    <style:style style:name="STANDARD_20_DROITE" style:display-name="STANDARD DROITE" style:family="table-cell" style:parent-style-name="Default">
      <style:table-cell-properties style:text-align-source="fix" style:repeat-content="false"/>
      <style:paragraph-properties fo:text-align="end"/>
    </style:style>
    <style:style style:name="STANDARD_20_FRANCAIS_20_POSITIF_20_DROITE_20__21b5_" style:display-name="STANDARD FRANCAIS POSITIF DROITE ↵" style:family="table-cell" style:parent-style-name="STANDARD_20_FRANCAIS_20_POSITIF_20_DROITE">
      <style:table-cell-properties fo:wrap-option="wrap"/>
    </style:style>
    <style:style style:name="STANDARD_20_FRANCAIS_20_POSITIF_20_DROITE" style:display-name="STANDARD FRANCAIS POSITIF DROITE" style:family="table-cell" style:parent-style-name="STANDARD_20_FRANCAIS_20_POSITIF">
      <style:table-cell-properties style:text-align-source="fix" style:repeat-content="false"/>
      <style:paragraph-properties fo:text-align="end"/>
    </style:style>
    <style:style style:name="INTERSECTION_20_GRISE_20_ORBIT" style:display-name="INTERSECTION GRISE ORBIT" style:family="table-cell" style:parent-style-name="INTERSECTION_20_GRISE">
      <style:table-cell-properties style:text-align-source="fix" style:repeat-content="false"/>
      <style:paragraph-properties fo:text-align="end"/>
      <style:text-properties style:font-name-complex="Courier New1" style:font-family-complex="'Courier New'" style:font-style-name-complex="Gras" style:font-family-generic-complex="modern" style:font-pitch-complex="fixed" style:language-complex="ar" style:country-complex="EG" style:font-weight-complex="bold"/>
    </style:style>
    <style:style style:name="LATIN_20_NEGATIF_20_DROITE_20_BORDÉ" style:display-name="LATIN NEGATIF DROITE BORDÉ" style:family="table-cell" style:parent-style-name="LATIN_20_NEGATIF_20_DROITE">
      <style:table-cell-properties fo:border-bottom="0.06pt solid #808080" fo:border-left="0.06pt solid #808080" fo:padding-bottom="6mm" fo:padding-left="0.35mm" fo:padding-right="0.35mm" fo:padding-top="6mm" fo:border-right="1.11pt double #000000" style:border-line-width-right="0.02mm 0.35mm 0.02mm" fo:border-top="0.06pt solid #808080"/>
    </style:style>
    <style:style style:name="LATIN_20_POSITIF_20_BORDÉ" style:display-name="LATIN POSITIF BORDÉ" style:family="table-cell" style:parent-style-name="LATIN_20_POSITIF">
      <style:table-cell-properties fo:border-bottom="0.06pt solid #808080" fo:border-left="1.11pt double #ffffff" style:border-line-width-left="0.02mm 0.35mm 0.02mm" fo:border-right="0.06pt solid #808080" fo:border-top="0.06pt solid #808080"/>
    </style:style>
    <style:style style:name="LATIN_20_POSITIF_20_BORDURE" style:display-name="LATIN POSITIF BORDURE" style:family="table-cell" style:parent-style-name="LATIN_20_POSITIF">
      <style:table-cell-properties fo:border-bottom="0.06pt solid #808080" fo:border-left="1.11pt double #000000" style:border-line-width-left="0.02mm 0.35mm 0.02mm" fo:border-right="none" fo:border-top="0.06pt solid #808080"/>
    </style:style>
    <style:style style:name="STANDARD_20_SHQIP_20_NEUTRË" style:display-name="STANDARD SHQIP NEUTRË" style:family="table-cell" style:parent-style-name="STANDARD_20_SHQIP_20_POSITIF">
      <style:table-cell-properties fo:border-bottom="0.06pt solid #c0c0c0" fo:background-color="#808080" fo:border-left="none" fo:border-right="none" fo:border-top="0.06pt solid #c0c0c0"/>
      <style:text-properties style:text-outline="true" style:font-relief="none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fo:page-width="410mm" fo:page-height="289.9mm" style:num-format="1" style:print-orientation="landscape" fo:margin-top="10mm" fo:margin-bottom="10mm" fo:margin-left="10mm" fo:margin-right="10mm" style:shadow="none" style:table-centering="horizontal" style:writing-mode="lr-tb"/>
      <style:header-style>
        <style:header-footer-properties fo:min-height="3.51mm" fo:margin-left="0mm" fo:margin-right="0mm" fo:margin-bottom="2.5mm"/>
      </style:header-style>
      <style:footer-style>
        <style:header-footer-properties fo:min-height="3.51mm" fo:margin-left="0mm" fo:margin-right="0mm" fo:margin-top="2.5mm" style:shadow="none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8-02-25">00/00/0000</text:date><text:s/><text:time style:data-style-name="N2" text:time-value="08:07:30.959000000">00:00:00</text:time></text:p>
        </style:region-left>
        <style:region-center>
          <text:p>Arifi Gazmêndi - 2013-04-27 - SHQIP.ODS</text:p>
        </style:region-center>
        <style:region-right>
          <text:p><text:page-number>1</text:page-number>/<text:page-count>99</text:page-count></text:p>
        </style:region-right>
      </style:header>
      <style:header-left style:display="false"/>
      <style:footer>
        <style:region-center>
          <text:p>Page <text:page-number>1</text:page-number></text:p>
        </style:region-center>
        <style:region-right>
          <text:p>Scupi Scipi Arifi Gazmen, Gazmênd</text:p>
          <text:p>Shkupi Shqypë‑tärë Gegë, Shqiptarë Toskë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/00/0000</text:date>, <text:time style:data-style-name="N2" text:time-value="08:07:30.9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zmêndéar Arifio</meta:initial-creator>
    <meta:creation-date>2012-06-11T15:57:30</meta:creation-date>
    <dc:date>2018-02-25T08:09:58.864000000</dc:date>
    <dc:creator>Gazmen Arifi</dc:creator>
    <meta:editing-duration>P15DT12H38M53S</meta:editing-duration>
    <meta:editing-cycles>2487</meta:editing-cycles>
    <meta:generator>LibreOffice/5.4.2.2$Windows_X86_64 LibreOffice_project/22b09f6418e8c2d508a9eaf86b2399209b0990f4</meta:generator>
    <meta:document-statistic meta:table-count="1" meta:cell-count="223" meta:object-count="0"/>
    <meta:user-defined meta:name="Propriétaire">Arifi Gazmênd</meta:user-defined>
  </office:meta>
</office:document-meta>
</file>